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53cm" svg:stroke-color="#000000" draw:marker-end="a436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solid" svg:stroke-width="0.053cm" svg:stroke-color="#000000" draw:marker-end="a440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dash" draw:stroke-dash="a450" svg:stroke-width="0.026cm" svg:stroke-color="#000000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dash" draw:stroke-dash="a454" svg:stroke-width="0.026cm" svg:stroke-color="#000000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808080" draw:opacity="100%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053cm" svg:stroke-color="#000000" draw:marker-end="a458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solid" svg:stroke-width="0.053cm" svg:stroke-color="#000000" draw:marker-end="a462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dash" draw:stroke-dash="a472" svg:stroke-width="0.026cm" svg:stroke-color="#000000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dash" draw:stroke-dash="a476" svg:stroke-width="0.026cm" svg:stroke-color="#000000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marker-end="a480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marker-end="a484" svg:stroke-opacity="100%" draw:stroke-linejoin="round" svg:stroke-linecap="square" draw:fill="none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gr15" style:family="graphic" style:parent-style-name="standard">
      <style:graphic-properties draw:stroke="solid" svg:stroke-width="0.053cm" svg:stroke-color="#000000" draw:marker-end="a509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solid" svg:stroke-width="0.053cm" svg:stroke-color="#000000" draw:marker-end="a513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solid" svg:stroke-width="0.053cm" svg:stroke-color="#000000" draw:marker-end="a523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000000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19" style:family="graphic" style:parent-style-name="standard">
      <style:graphic-properties draw:stroke="solid" svg:stroke-width="0.053cm" svg:stroke-color="#000000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dash" draw:stroke-dash="a536" svg:stroke-width="0.018cm" svg:stroke-color="#000000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marker-end="a540" svg:stroke-opacity="100%" draw:stroke-linejoin="round" svg:stroke-linecap="square" draw:fill="none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svg:stroke-opacity="100%" draw:stroke-linejoin="miter" svg:stroke-linecap="square" draw:fill="none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gr23" style:family="graphic" style:parent-style-name="standard">
      <style:graphic-properties draw:stroke="solid" svg:stroke-width="0.026cm" svg:stroke-color="#000000" draw:marker-end="a547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24" style:family="graphic" style:parent-style-name="standard">
      <style:graphic-properties draw:stroke="none" draw:fill="none" draw:textarea-horizontal-align="center" draw:textarea-vertical-align="top" draw:auto-grow-height="true" draw:auto-grow-width="true" fo:padding-top="0.13cm" fo:padding-bottom="0.13cm" fo:padding-left="0.25cm" fo:padding-right="0.25cm" fo:wrap-option="no-wrap"/>
    </style:style>
    <style:style style:name="gr25" style:family="graphic" style:parent-style-name="standard">
      <style:graphic-properties draw:stroke="dash" draw:stroke-dash="a559" svg:stroke-width="0.018cm" svg:stroke-color="#000000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26" style:family="graphic" style:parent-style-name="standard">
      <style:graphic-properties draw:stroke="dash" draw:stroke-dash="a563" svg:stroke-width="0.018cm" svg:stroke-color="#000000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27" style:family="graphic" style:parent-style-name="standard">
      <style:graphic-properties draw:stroke="dash" draw:stroke-dash="a567" svg:stroke-width="0.018cm" svg:stroke-color="#000000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28" style:family="graphic" style:parent-style-name="standard">
      <style:graphic-properties draw:stroke="dash" draw:stroke-dash="a571" svg:stroke-width="0.018cm" svg:stroke-color="#000000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29" style:family="graphic" style:parent-style-name="standard">
      <style:graphic-properties draw:stroke="dash" draw:stroke-dash="a575" svg:stroke-width="0.018cm" svg:stroke-color="#000000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30" style:family="graphic" style:parent-style-name="standard">
      <style:graphic-properties draw:stroke="dash" draw:stroke-dash="a579" svg:stroke-width="0.018cm" svg:stroke-color="#000000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31" style:family="graphic" style:parent-style-name="standard">
      <style:graphic-properties draw:stroke="dash" draw:stroke-dash="a583" svg:stroke-width="0.018cm" svg:stroke-color="#000000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32" style:family="graphic" style:parent-style-name="standard">
      <style:graphic-properties draw:stroke="dash" draw:stroke-dash="a587" svg:stroke-width="0.018cm" svg:stroke-color="#000000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33" style:family="graphic" style:parent-style-name="standard">
      <style:graphic-properties draw:stroke="solid" svg:stroke-width="0.053cm" svg:stroke-color="#000000" draw:marker-end="a609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34" style:family="graphic" style:parent-style-name="standard">
      <style:graphic-properties draw:stroke="solid" svg:stroke-width="0.053cm" svg:stroke-color="#000000" draw:marker-end="a613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35" style:family="graphic" style:parent-style-name="standard">
      <style:graphic-properties draw:stroke="solid" svg:stroke-width="0.053cm" svg:stroke-color="#000000" draw:marker-end="a623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36" style:family="graphic" style:parent-style-name="standard">
      <style:graphic-properties draw:stroke="solid" svg:stroke-width="0.026cm" svg:stroke-color="#000000" draw:marker-end="a638" svg:stroke-opacity="100%" draw:stroke-linejoin="round" svg:stroke-linecap="square" draw:fill="none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gr37" style:family="graphic" style:parent-style-name="standard">
      <style:graphic-properties draw:stroke="dash" draw:stroke-dash="a645" svg:stroke-width="0.009cm" svg:stroke-color="#000000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38" style:family="graphic" style:parent-style-name="standard">
      <style:graphic-properties draw:stroke="solid" svg:stroke-width="0.026cm" svg:stroke-color="#000000" draw:marker-end="a649" svg:stroke-opacity="100%" draw:stroke-linejoin="round" svg:stroke-linecap="square" draw:fill="none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gr39" style:family="graphic" style:parent-style-name="standard">
      <style:graphic-properties draw:stroke="solid" svg:stroke-width="0.026cm" svg:stroke-color="#000000" draw:marker-end="a658" svg:stroke-opacity="100%" draw:stroke-linejoin="round" svg:stroke-linecap="square" draw:fill="none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gr40" style:family="graphic" style:parent-style-name="standard">
      <style:graphic-properties draw:stroke="dash" draw:stroke-dash="a662" svg:stroke-width="0.018cm" svg:stroke-color="#000000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41" style:family="graphic" style:parent-style-name="standard">
      <style:graphic-properties draw:stroke="solid" svg:stroke-width="0.026cm" svg:stroke-color="#000000" draw:marker-end="a674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42" style:family="graphic" style:parent-style-name="standard">
      <style:graphic-properties draw:stroke="solid" svg:stroke-width="0.026cm" svg:stroke-color="#000000" svg:stroke-opacity="100%" draw:stroke-linejoin="miter" svg:stroke-linecap="square" draw:fill="none" draw:textarea-horizontal-align="left" draw:textarea-vertical-align="top" draw:auto-grow-height="true" draw:auto-grow-width="true" fo:padding-top="0.13cm" fo:padding-bottom="0.13cm" fo:padding-left="0.25cm" fo:padding-right="0.25cm" fo:wrap-option="no-wrap"/>
    </style:style>
    <style:style style:name="gr43" style:family="graphic" style:parent-style-name="standard">
      <style:graphic-properties draw:stroke="solid" svg:stroke-width="0.053cm" svg:stroke-color="#000000" draw:marker-end="a754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44" style:family="graphic" style:parent-style-name="standard">
      <style:graphic-properties draw:stroke="solid" svg:stroke-width="0.053cm" svg:stroke-color="#000000" draw:marker-end="a758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45" style:family="graphic" style:parent-style-name="standard">
      <style:graphic-properties draw:stroke="solid" svg:stroke-width="0.053cm" svg:stroke-color="#000000" draw:marker-end="a768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46" style:family="graphic" style:parent-style-name="standard">
      <style:graphic-properties draw:stroke="solid" svg:stroke-width="0.053cm" svg:stroke-color="#000000" draw:marker-end="a704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47" style:family="graphic" style:parent-style-name="standard">
      <style:graphic-properties draw:stroke="solid" svg:stroke-width="0.053cm" svg:stroke-color="#000000" draw:marker-end="a708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48" style:family="graphic" style:parent-style-name="standard">
      <style:graphic-properties draw:stroke="solid" svg:stroke-width="0.053cm" svg:stroke-color="#000000" draw:marker-end="a718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49" style:family="graphic" style:parent-style-name="standard">
      <style:graphic-properties draw:stroke="dash" draw:stroke-dash="a746" svg:stroke-width="0.026cm" svg:stroke-color="#000000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50" style:family="graphic" style:parent-style-name="standard">
      <style:graphic-properties draw:stroke="dash" draw:stroke-dash="a750" svg:stroke-width="0.026cm" svg:stroke-color="#000000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51" style:family="graphic" style:parent-style-name="standard">
      <style:graphic-properties draw:stroke="solid" svg:stroke-width="0.106cm" svg:stroke-color="#000000" draw:marker-end="a728" svg:stroke-opacity="100%" draw:stroke-linejoin="round" svg:stroke-linecap="square" draw:fill="none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gr52" style:family="graphic" style:parent-style-name="standard">
      <style:graphic-properties draw:stroke="solid" svg:stroke-width="0.026cm" svg:stroke-color="#000000" draw:marker-end="a732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53" style:family="graphic" style:parent-style-name="standard">
      <style:graphic-properties draw:stroke="solid" svg:stroke-width="0.026cm" svg:stroke-color="#000000" draw:marker-end="a736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54" style:family="graphic" style:parent-style-name="standard">
      <style:graphic-properties draw:stroke="solid" svg:stroke-width="0.053cm" svg:stroke-color="#000000" draw:marker-end="a781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55" style:family="graphic" style:parent-style-name="standard">
      <style:graphic-properties draw:stroke="solid" svg:stroke-width="0.053cm" svg:stroke-color="#000000" draw:marker-end="a785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56" style:family="graphic" style:parent-style-name="standard">
      <style:graphic-properties draw:stroke="dash" draw:stroke-dash="a795" svg:stroke-width="0.051cm" svg:stroke-color="#000000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57" style:family="graphic" style:parent-style-name="standard">
      <style:graphic-properties draw:stroke="dash" draw:stroke-dash="a805" svg:stroke-width="0.026cm" svg:stroke-color="#000000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58" style:family="graphic" style:parent-style-name="standard">
      <style:graphic-properties draw:stroke="dash" draw:stroke-dash="a809" svg:stroke-width="0.026cm" svg:stroke-color="#000000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59" style:family="graphic" style:parent-style-name="standard">
      <style:graphic-properties draw:stroke="solid" svg:stroke-width="0.026cm" svg:stroke-color="#000000" draw:marker-end="a816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60" style:family="graphic" style:parent-style-name="standard">
      <style:graphic-properties draw:stroke="dash" draw:stroke-dash="a823" svg:stroke-width="0.025cm" svg:stroke-color="#000000" svg:stroke-opacity="100%" draw:stroke-linejoin="round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61" style:family="graphic" style:parent-style-name="standard">
      <style:graphic-properties draw:stroke="solid" svg:stroke-width="0.053cm" svg:stroke-color="#000000" draw:marker-end="a827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62" style:family="graphic" style:parent-style-name="standard">
      <style:graphic-properties draw:stroke="solid" svg:stroke-width="0.025cm" svg:stroke-color="#000000" draw:marker-end="a834" svg:stroke-opacity="100%" draw:stroke-linejoin="round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63" style:family="graphic" style:parent-style-name="standard">
      <style:graphic-properties draw:stroke="solid" svg:stroke-width="0.025cm" svg:stroke-color="#000000" draw:marker-end="a838" svg:stroke-opacity="100%" draw:stroke-linejoin="round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64" style:family="graphic" style:parent-style-name="standard">
      <style:graphic-properties draw:stroke="solid" svg:stroke-width="0.053cm" svg:stroke-color="#000000" draw:marker-end="a995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65" style:family="graphic" style:parent-style-name="standard">
      <style:graphic-properties draw:stroke="solid" svg:stroke-width="0.053cm" svg:stroke-color="#000000" draw:marker-end="a999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66" style:family="graphic" style:parent-style-name="standard">
      <style:graphic-properties draw:stroke="solid" svg:stroke-width="0.053cm" svg:stroke-color="#000000" draw:marker-end="a1009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67" style:family="graphic" style:parent-style-name="standard">
      <style:graphic-properties draw:stroke="solid" svg:stroke-width="0.053cm" svg:stroke-color="#000000" draw:marker-end="a875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68" style:family="graphic" style:parent-style-name="standard">
      <style:graphic-properties draw:stroke="solid" svg:stroke-width="0.053cm" svg:stroke-color="#000000" draw:marker-end="a879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69" style:family="graphic" style:parent-style-name="standard">
      <style:graphic-properties draw:stroke="solid" svg:stroke-width="0.053cm" svg:stroke-color="#000000" draw:marker-end="a889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70" style:family="graphic" style:parent-style-name="standard">
      <style:graphic-properties draw:stroke="dash" draw:stroke-dash="a987" svg:stroke-width="0.026cm" svg:stroke-color="#000000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71" style:family="graphic" style:parent-style-name="standard">
      <style:graphic-properties draw:stroke="dash" draw:stroke-dash="a991" svg:stroke-width="0.026cm" svg:stroke-color="#000000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72" style:family="graphic" style:parent-style-name="standard">
      <style:graphic-properties draw:stroke="solid" svg:stroke-width="0.106cm" svg:stroke-color="#000000" draw:marker-end="a901" svg:stroke-opacity="100%" draw:stroke-linejoin="round" svg:stroke-linecap="square" draw:fill="none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gr73" style:family="graphic" style:parent-style-name="standard">
      <style:graphic-properties draw:stroke="solid" svg:stroke-width="0.026cm" svg:stroke-color="#000000" draw:marker-end="a905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74" style:family="graphic" style:parent-style-name="standard">
      <style:graphic-properties draw:stroke="solid" svg:stroke-width="0.026cm" svg:stroke-color="#000000" draw:marker-end="a909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75" style:family="graphic" style:parent-style-name="standard">
      <style:graphic-properties draw:stroke="solid" svg:stroke-width="0.053cm" svg:stroke-color="#000000" draw:marker-end="a919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76" style:family="graphic" style:parent-style-name="standard">
      <style:graphic-properties draw:stroke="solid" svg:stroke-width="0.053cm" svg:stroke-color="#000000" draw:marker-end="a923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77" style:family="graphic" style:parent-style-name="standard">
      <style:graphic-properties draw:stroke="solid" svg:stroke-width="0.053cm" svg:stroke-color="#000000" draw:marker-end="a933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78" style:family="graphic" style:parent-style-name="standard">
      <style:graphic-properties draw:stroke="dash" draw:stroke-dash="a976" svg:stroke-width="0.026cm" svg:stroke-color="#000000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79" style:family="graphic" style:parent-style-name="standard">
      <style:graphic-properties draw:stroke="dash" draw:stroke-dash="a980" svg:stroke-width="0.026cm" svg:stroke-color="#000000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80" style:family="graphic" style:parent-style-name="standard">
      <style:graphic-properties draw:stroke="solid" svg:stroke-width="0.106cm" svg:stroke-color="#000000" draw:marker-end="a946" svg:stroke-opacity="100%" draw:stroke-linejoin="round" svg:stroke-linecap="square" draw:fill="none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gr81" style:family="graphic" style:parent-style-name="standard">
      <style:graphic-properties draw:stroke="solid" svg:stroke-width="0.026cm" svg:stroke-color="#000000" draw:marker-end="a955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82" style:family="graphic" style:parent-style-name="standard">
      <style:graphic-properties draw:stroke="solid" svg:stroke-width="0.026cm" svg:stroke-color="#000000" svg:stroke-opacity="100%" draw:stroke-linejoin="miter" svg:stroke-linecap="square" draw:fill="none" draw:textarea-horizontal-align="center" draw:textarea-vertical-align="top" draw:auto-grow-height="true" draw:auto-grow-width="true" fo:padding-top="0.13cm" fo:padding-bottom="0.13cm" fo:padding-left="0.25cm" fo:padding-right="0.25cm" fo:wrap-option="no-wrap"/>
    </style:style>
    <style:style style:name="gr83" style:family="graphic" style:parent-style-name="standard">
      <style:graphic-properties draw:stroke="solid" svg:stroke-width="0.026cm" svg:stroke-color="#000000" draw:marker-end="a964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84" style:family="graphic" style:parent-style-name="standard">
      <style:graphic-properties draw:stroke="solid" svg:stroke-width="0.053cm" svg:stroke-color="#000000" draw:marker-end="a1022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85" style:family="graphic" style:parent-style-name="standard">
      <style:graphic-properties draw:stroke="solid" svg:stroke-width="0.053cm" svg:stroke-color="#000000" draw:marker-end="a1033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86" style:family="graphic" style:parent-style-name="standard">
      <style:graphic-properties draw:stroke="dash" draw:stroke-dash="a1206" svg:stroke-width="0.026cm" svg:stroke-color="#000000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87" style:family="graphic" style:parent-style-name="standard">
      <style:graphic-properties draw:stroke="dash" draw:stroke-dash="a1210" svg:stroke-width="0.026cm" svg:stroke-color="#000000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88" style:family="graphic" style:parent-style-name="standard">
      <style:graphic-properties draw:stroke="solid" svg:stroke-width="0.035cm" svg:stroke-color="#000000" svg:stroke-opacity="100%" draw:stroke-linejoin="miter" svg:stroke-linecap="butt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89" style:family="graphic" style:parent-style-name="standard">
      <style:graphic-properties draw:stroke="solid" svg:stroke-width="0.035cm" svg:stroke-color="#000000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90" style:family="graphic" style:parent-style-name="standard">
      <style:graphic-properties draw:stroke="none" draw:fill="solid" draw:fill-color="#ffff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91" style:family="graphic" style:parent-style-name="standard">
      <style:graphic-properties draw:stroke="solid" svg:stroke-width="0.106cm" svg:stroke-color="#0070c0" draw:marker-end="a1076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92" style:family="graphic" style:parent-style-name="standard">
      <style:graphic-properties draw:stroke="solid" svg:stroke-width="0.106cm" svg:stroke-color="#0070c0" draw:marker-end="a1080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93" style:family="graphic" style:parent-style-name="standard">
      <style:graphic-properties draw:stroke="solid" svg:stroke-width="0.053cm" svg:stroke-color="#000000" draw:marker-end="a1088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94" style:family="graphic" style:parent-style-name="standard">
      <style:graphic-properties draw:stroke="solid" svg:stroke-width="0.106cm" svg:stroke-color="#0070c0" draw:marker-end="a1138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714cm" fo:min-width="0.32cm" fo:padding-top="0.13cm" fo:padding-bottom="0.13cm" fo:padding-left="0.25cm" fo:padding-right="0.25cm" fo:wrap-option="no-wrap"/>
    </style:style>
    <style:style style:name="gr96" style:family="graphic" style:parent-style-name="standard">
      <style:graphic-properties draw:stroke="solid" svg:stroke-width="0.159cm" svg:stroke-color="#bfbfbf" draw:marker-end="a1146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97" style:family="graphic" style:parent-style-name="standard">
      <style:graphic-properties draw:stroke="solid" svg:stroke-width="0.026cm" svg:stroke-color="#000000" draw:marker-end="a1154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pr1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1.43cm" fo:padding-top="0cm" fo:padding-bottom="0cm" fo:padding-left="0cm" fo:padding-right="0cm" fo:wrap-option="wrap"/>
    </style:style>
    <style:style style:name="P1" style:family="paragraph">
      <style:paragraph-properties style:writing-mode="lr-tb" style:font-independent-line-spacing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T1" style:family="text">
      <style:text-properties fo:color="#000000" style:text-line-through-style="none" style:text-position="0% 100%" fo:font-family="Arial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/>
    </style:style>
    <style:style style:name="T2" style:family="text">
      <style:text-properties fo:color="#000000" style:text-line-through-style="none" style:text-position="0% 100%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ymbol" style:font-family-generic-asian="roman" style:font-pitch-asian="variable" style:font-size-asian="18pt" style:font-style-asian="normal" style:font-weight-asian="normal" style:font-family-complex="Symbol" style:font-family-generic-complex="roman" style:font-pitch-complex="variable" style:font-size-complex="18pt" style:font-style-complex="normal" style:font-weight-complex="normal"/>
    </style:style>
    <style:style style:name="T3" style:family="text">
      <style:text-properties fo:color="#000000" style:text-line-through-style="none" style:text-position="0% 100%" fo:font-family="Arial" style:font-family-generic="roman" style:font-pitch="variable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/>
    </style:style>
    <style:style style:name="T4" style:family="text">
      <style:text-properties fo:color="#000000" style:text-line-through-style="none" style:text-position="0% 100%" fo:font-size="18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Symbol" style:font-family-generic-asian="roman" style:font-pitch-asian="variable" style:font-size-asian="18pt" style:font-style-asian="italic" style:font-weight-asian="normal" style:font-family-complex="Symbol" style:font-family-generic-complex="roman" style:font-pitch-complex="variable" style:font-size-complex="18pt" style:font-style-complex="italic" style:font-weight-complex="normal"/>
    </style:style>
    <style:style style:name="T5" style:family="text">
      <style:text-properties fo:color="#000000" style:text-line-through-style="none" style:text-position="0% 100%" fo:font-family="Arial" style:font-family-generic="roman" style:font-pitch="variable" fo:font-size="18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8pt" style:font-style-asian="italic" style:font-weight-asian="normal" style:font-family-complex="'DejaVu Sans'" style:font-pitch-complex="variable" style:font-size-complex="18pt" style:font-style-complex="italic" style:font-weight-complex="normal"/>
    </style:style>
    <style:style style:name="T6" style:family="text">
      <style:text-properties fo:color="#000000" style:text-line-through-style="none" style:text-position="-25% 67%" fo:font-family="Arial" style:font-family-generic="roman" style:font-pitch="variable" fo:font-size="18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8pt" style:font-style-asian="italic" style:font-weight-asian="normal" style:font-family-complex="'DejaVu Sans'" style:font-pitch-complex="variable" style:font-size-complex="18pt" style:font-style-complex="italic" style:font-weight-complex="normal"/>
    </style:style>
    <style:style style:name="T7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/>
    </style:style>
    <style:style style:name="T8" style:family="text">
      <style:text-properties fo:color="#000000" style:text-line-through-style="none" style:text-position="0% 100%" fo:font-family="'Courier New'" style:font-family-generic="modern" style:font-pitch="fixed" fo:font-size="18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family-asian="'DejaVu Sans'" style:font-pitch-asian="variable" style:font-size-asian="18pt" style:font-style-asian="normal" style:font-weight-asian="bold" style:font-family-complex="'DejaVu Sans'" style:font-pitch-complex="variable" style:font-size-complex="18pt" style:font-style-complex="normal" style:font-weight-complex="bold"/>
    </style:style>
    <style:style style:name="T9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6pt" style:font-style-asian="italic" style:font-weight-asian="normal" style:font-family-complex="'DejaVu Sans'" style:font-pitch-complex="variable" style:font-size-complex="16pt" style:font-style-complex="italic" style:font-weight-complex="normal"/>
    </style:style>
    <style:style style:name="T10" style:family="text">
      <style:text-properties fo:color="#000000" style:text-line-through-style="none" style:text-position="0% 100%" fo:font-family="Arial" style:font-family-generic="roman" style:font-pitch="variable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5pt" style:font-style-asian="normal" style:font-weight-asian="normal" style:font-family-complex="'DejaVu Sans'" style:font-pitch-complex="variable" style:font-size-complex="15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style:style style:name="T12" style:family="text">
      <style:text-properties fo:color="#000000" style:text-line-through-style="none" style:text-position="-33% 67%" fo:font-family="Arial" style:font-family-generic="roman" style:font-pitch="variable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5pt" style:font-style-asian="normal" style:font-weight-asian="normal" style:font-family-complex="'DejaVu Sans'" style:font-pitch-complex="variable" style:font-size-complex="15pt" style:font-style-complex="normal" style:font-weight-complex="normal"/>
    </style:style>
    <style:style style:name="T13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family-asian="'DejaVu Sans'" style:font-pitch-asian="variable" style:font-size-asian="16pt" style:font-style-asian="italic" style:font-weight-asian="bold" style:font-family-complex="'DejaVu Sans'" style:font-pitch-complex="variable" style:font-size-complex="16pt" style:font-style-complex="italic" style:font-weight-complex="bold"/>
    </style:style>
    <style:style style:name="T14" style:family="text">
      <style:text-properties fo:color="#ff0000" style:text-line-through-style="none" style:text-position="0% 100%" fo:font-family="Arial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/>
    </style:style>
    <style:style style:name="T15" style:family="text">
      <style:text-properties fo:color="#ff0000" style:text-line-through-style="none" style:text-position="-25% 67%" fo:font-family="Arial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33">
        <draw:custom-shape draw:name="Straight Connector 1" draw:style-name="gr1" draw:text-style-name="P1" draw:layer="layout" svg:width="0.005cm" svg:height="6.028cm" svg:x="3.898cm" svg:y="3.312cm">
          <text:p text:style-name="P2"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Straight Connector 2" draw:style-name="gr2" draw:text-style-name="P1" draw:layer="layout" svg:width="6.998cm" svg:height="0.005cm" svg:x="0.697cm" svg:y="6.526cm">
          <text:p text:style-name="P2"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Freeform 3" draw:style-name="gr3" draw:text-style-name="P1" draw:layer="layout" svg:width="0.811cm" svg:height="0.973cm" svg:x="4.044cm" svg:y="2.381cm">
          <text:p text:style-name="P2"><text:span text:style-name="T1">y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 4" draw:style-name="gr3" draw:text-style-name="P1" draw:layer="layout" svg:width="0.815cm" svg:height="0.973cm" svg:x="7.699cm" svg:y="5.525cm">
          <text:p text:style-name="P2"><text:span text:style-name="T1">x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Straight Connector 5" draw:style-name="gr4" draw:text-style-name="P1" draw:layer="layout" svg:width="1.799cm" svg:height="0.005cm" svg:x="3.898cm" svg:y="4.727cm">
          <text:p text:style-name="P2"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Straight Connector 6" draw:style-name="gr5" draw:text-style-name="P1" draw:layer="layout" svg:width="0.005cm" svg:height="1.826cm" svg:x="5.697cm" svg:y="4.714cm">
          <text:p text:style-name="P2"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g draw:name="Group 7">
          <draw:custom-shape draw:name="Freeform 8" draw:style-name="gr6" draw:text-style-name="P1" draw:layer="layout" svg:width="0.167cm" svg:height="0.145cm" svg:x="5.592cm" svg:y="4.635cm">
            <text:p text:style-name="P2"/>
    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    <draw:equation draw:name="f0" draw:formula="10800000"/>
              <draw:equation draw:name="f1" draw:formula="5400000"/>
              <draw:equation draw:name="f2" draw:formula="5419351 / 1725033"/>
              <draw:equation draw:name="f3" draw:formula="180"/>
              <draw:equation draw:name="f4" draw:formula="0"/>
              <draw:equation draw:name="f5" draw:formula="21600"/>
              <draw:equation draw:name="f6" draw:formula="10800 * 10800"/>
              <draw:equation draw:name="f7" draw:formula="0 - 360"/>
              <draw:equation draw:name="f8" draw:formula="10800"/>
              <draw:equation draw:name="f9" draw:formula="0 * ?f2"/>
              <draw:equation draw:name="f10" draw:formula="?f4 * ?f0"/>
              <draw:equation draw:name="f11" draw:formula="?f7 * ?f0"/>
              <draw:equation draw:name="f12" draw:formula="?f5 - ?f4"/>
              <draw:equation draw:name="f13" draw:formula="?f9 / ?f3"/>
              <draw:equation draw:name="f14" draw:formula="?f10 / ?f3"/>
              <draw:equation draw:name="f15" draw:formula="?f11 / ?f3"/>
              <draw:equation draw:name="f16" draw:formula="?f12 / 21600"/>
              <draw:equation draw:name="f17" draw:formula="0 - ?f13"/>
              <draw:equation draw:name="f18" draw:formula="?f14 - ?f1"/>
              <draw:equation draw:name="f19" draw:formula="?f15 - ?f1"/>
              <draw:equation draw:name="f20" draw:formula="3163 * ?f16"/>
              <draw:equation draw:name="f21" draw:formula="18437 * ?f16"/>
              <draw:equation draw:name="f22" draw:formula="10800 * ?f16"/>
              <draw:equation draw:name="f23" draw:formula="0 * ?f16"/>
              <draw:equation draw:name="f24" draw:formula="21600 * ?f16"/>
              <draw:equation draw:name="f25" draw:formula="?f17 * ?f0"/>
              <draw:equation draw:name="f26" draw:formula="?f19 - ?f18"/>
              <draw:equation draw:name="f27" draw:formula="?f25 / ?f2"/>
              <draw:equation draw:name="f28" draw:formula="?f22 / ?f16"/>
              <draw:equation draw:name="f29" draw:formula="?f23 / ?f16"/>
              <draw:equation draw:name="f30" draw:formula="?f20 / ?f16"/>
              <draw:equation draw:name="f31" draw:formula="?f21 / ?f16"/>
              <draw:equation draw:name="f32" draw:formula="?f24 / ?f16"/>
              <draw:equation draw:name="f33" draw:formula="?f27 - ?f1"/>
              <draw:equation draw:name="f34" draw:formula="?f33 + ?f1"/>
              <draw:equation draw:name="f35" draw:formula="?f34 * ?f2 / ?f0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cos(?f36)"/>
              <draw:equation draw:name="f41" draw:formula="0 - ?f40"/>
              <draw:equation draw:name="f42" draw:formula="?f41"/>
              <draw:equation draw:name="f43" draw:formula="0 - ?f39"/>
              <draw:equation draw:name="f44" draw:formula="0 - ?f42"/>
              <draw:equation draw:name="f45" draw:formula="10800 * ?f43"/>
              <draw:equation draw:name="f46" draw:formula="10800 * ?f44"/>
              <draw:equation draw:name="f47" draw:formula="?f45 * ?f45"/>
              <draw:equation draw:name="f48" draw:formula="?f46 * ?f46"/>
              <draw:equation draw:name="f49" draw:formula="?f47 + ?f48"/>
              <draw:equation draw:name="f50" draw:formula="sqrt(?f49)"/>
              <draw:equation draw:name="f51" draw:formula="?f6 / ?f50"/>
              <draw:equation draw:name="f52" draw:formula="?f43 * ?f51"/>
              <draw:equation draw:name="f53" draw:formula="?f44 * ?f51"/>
              <draw:equation draw:name="f54" draw:formula="10800 - ?f52"/>
              <draw:equation draw:name="f55" draw:formula="10800 - ?f53"/>
              <draw:equation draw:name="f56" draw:formula="21550000 - ?f26"/>
              <draw:equation draw:name="f57" draw:formula="if(?f56, ?f26, 21550000)"/>
              <draw:equation draw:name="f58" draw:formula="-21550000 - ?f57"/>
              <draw:equation draw:name="f59" draw:formula="if(?f58, -21550000, ?f57)"/>
              <draw:equation draw:name="f60" draw:formula="?f18 + ?f59"/>
              <draw:equation draw:name="f61" draw:formula="?f18 + ?f1"/>
              <draw:equation draw:name="f62" draw:formula="?f61 * ?f2 / ?f0"/>
              <draw:equation draw:name="f63" draw:formula="0 - ?f62"/>
              <draw:equation draw:name="f64" draw:formula="cos(?f63)"/>
              <draw:equation draw:name="f65" draw:formula="0 - ?f64"/>
              <draw:equation draw:name="f66" draw:formula="?f65 * ?f8"/>
              <draw:equation draw:name="f67" draw:formula="sin(?f63)"/>
              <draw:equation draw:name="f68" draw:formula="0 - ?f67"/>
              <draw:equation draw:name="f69" draw:formula="?f68 * ?f8"/>
              <draw:equation draw:name="f70" draw:formula="sqrt(?f66 * ?f66 + ?f69 * ?f69 + 0 * 0)"/>
              <draw:equation draw:name="f71" draw:formula="?f8 * ?f8 / ?f70"/>
              <draw:equation draw:name="f72" draw:formula="?f68 * ?f71"/>
              <draw:equation draw:name="f73" draw:formula="?f54 - ?f72"/>
              <draw:equation draw:name="f74" draw:formula="?f65 * ?f71"/>
              <draw:equation draw:name="f75" draw:formula="?f55 - ?f74"/>
              <draw:equation draw:name="f76" draw:formula="?f73 - ?f8"/>
              <draw:equation draw:name="f77" draw:formula="?f75 - ?f8"/>
              <draw:equation draw:name="f78" draw:formula="?f73 + ?f8"/>
              <draw:equation draw:name="f79" draw:formula="?f75 + ?f8"/>
              <draw:equation draw:name="f80" draw:formula="?f60 + ?f1"/>
              <draw:equation draw:name="f81" draw:formula="?f80 * ?f2 / ?f0"/>
              <draw:equation draw:name="f82" draw:formula="0 - ?f81"/>
              <draw:equation draw:name="f83" draw:formula="cos(?f82)"/>
              <draw:equation draw:name="f84" draw:formula="0 - ?f83"/>
              <draw:equation draw:name="f85" draw:formula="?f84 * ?f8"/>
              <draw:equation draw:name="f86" draw:formula="sin(?f82)"/>
              <draw:equation draw:name="f87" draw:formula="0 - ?f86"/>
              <draw:equation draw:name="f88" draw:formula="?f87 * ?f8"/>
              <draw:equation draw:name="f89" draw:formula="sqrt(?f85 * ?f85 + ?f88 * ?f88 + 0 * 0)"/>
              <draw:equation draw:name="f90" draw:formula="?f8 * ?f8 / ?f89"/>
              <draw:equation draw:name="f91" draw:formula="?f87 * ?f90"/>
              <draw:equation draw:name="f92" draw:formula="?f73 + ?f91"/>
              <draw:equation draw:name="f93" draw:formula="?f84 * ?f90"/>
              <draw:equation draw:name="f94" draw:formula="?f75 + ?f93"/>
              <draw:equation draw:name="f95" draw:formula="if(?f59, ?f54, ?f76)"/>
              <draw:equation draw:name="f96" draw:formula="if(?f59, ?f55, ?f77)"/>
              <draw:equation draw:name="f97" draw:formula="if(?f59, ?f54, ?f78)"/>
              <draw:equation draw:name="f98" draw:formula="if(?f59, ?f55, ?f79)"/>
              <draw:equation draw:name="f99" draw:formula="if(?f59, ?f76, ?f92)"/>
              <draw:equation draw:name="f100" draw:formula="if(?f59, ?f77, ?f94)"/>
              <draw:equation draw:name="f101" draw:formula="if(?f59, ?f78, ?f92)"/>
              <draw:equation draw:name="f102" draw:formula="if(?f59, ?f79, ?f94)"/>
            </draw:enhanced-geometry>
          </draw:custom-shape>
          <draw:custom-shape draw:name="Freeform 9" draw:style-name="gr7" draw:text-style-name="P1" draw:layer="layout" svg:width="0.172cm" svg:height="0.15cm" svg:x="6.813cm" svg:y="6.134cm">
            <text:p text:style-name="P2"/>
    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    <draw:equation draw:name="f0" draw:formula="10800000"/>
              <draw:equation draw:name="f1" draw:formula="5400000"/>
              <draw:equation draw:name="f2" draw:formula="5419351 / 1725033"/>
              <draw:equation draw:name="f3" draw:formula="180"/>
              <draw:equation draw:name="f4" draw:formula="0"/>
              <draw:equation draw:name="f5" draw:formula="21600"/>
              <draw:equation draw:name="f6" draw:formula="10800 * 10800"/>
              <draw:equation draw:name="f7" draw:formula="0 - 360"/>
              <draw:equation draw:name="f8" draw:formula="10800"/>
              <draw:equation draw:name="f9" draw:formula="0 * ?f2"/>
              <draw:equation draw:name="f10" draw:formula="?f4 * ?f0"/>
              <draw:equation draw:name="f11" draw:formula="?f7 * ?f0"/>
              <draw:equation draw:name="f12" draw:formula="?f5 - ?f4"/>
              <draw:equation draw:name="f13" draw:formula="?f9 / ?f3"/>
              <draw:equation draw:name="f14" draw:formula="?f10 / ?f3"/>
              <draw:equation draw:name="f15" draw:formula="?f11 / ?f3"/>
              <draw:equation draw:name="f16" draw:formula="?f12 / 21600"/>
              <draw:equation draw:name="f17" draw:formula="0 - ?f13"/>
              <draw:equation draw:name="f18" draw:formula="?f14 - ?f1"/>
              <draw:equation draw:name="f19" draw:formula="?f15 - ?f1"/>
              <draw:equation draw:name="f20" draw:formula="3163 * ?f16"/>
              <draw:equation draw:name="f21" draw:formula="18437 * ?f16"/>
              <draw:equation draw:name="f22" draw:formula="10800 * ?f16"/>
              <draw:equation draw:name="f23" draw:formula="0 * ?f16"/>
              <draw:equation draw:name="f24" draw:formula="21600 * ?f16"/>
              <draw:equation draw:name="f25" draw:formula="?f17 * ?f0"/>
              <draw:equation draw:name="f26" draw:formula="?f19 - ?f18"/>
              <draw:equation draw:name="f27" draw:formula="?f25 / ?f2"/>
              <draw:equation draw:name="f28" draw:formula="?f22 / ?f16"/>
              <draw:equation draw:name="f29" draw:formula="?f23 / ?f16"/>
              <draw:equation draw:name="f30" draw:formula="?f20 / ?f16"/>
              <draw:equation draw:name="f31" draw:formula="?f21 / ?f16"/>
              <draw:equation draw:name="f32" draw:formula="?f24 / ?f16"/>
              <draw:equation draw:name="f33" draw:formula="?f27 - ?f1"/>
              <draw:equation draw:name="f34" draw:formula="?f33 + ?f1"/>
              <draw:equation draw:name="f35" draw:formula="?f34 * ?f2 / ?f0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cos(?f36)"/>
              <draw:equation draw:name="f41" draw:formula="0 - ?f40"/>
              <draw:equation draw:name="f42" draw:formula="?f41"/>
              <draw:equation draw:name="f43" draw:formula="0 - ?f39"/>
              <draw:equation draw:name="f44" draw:formula="0 - ?f42"/>
              <draw:equation draw:name="f45" draw:formula="10800 * ?f43"/>
              <draw:equation draw:name="f46" draw:formula="10800 * ?f44"/>
              <draw:equation draw:name="f47" draw:formula="?f45 * ?f45"/>
              <draw:equation draw:name="f48" draw:formula="?f46 * ?f46"/>
              <draw:equation draw:name="f49" draw:formula="?f47 + ?f48"/>
              <draw:equation draw:name="f50" draw:formula="sqrt(?f49)"/>
              <draw:equation draw:name="f51" draw:formula="?f6 / ?f50"/>
              <draw:equation draw:name="f52" draw:formula="?f43 * ?f51"/>
              <draw:equation draw:name="f53" draw:formula="?f44 * ?f51"/>
              <draw:equation draw:name="f54" draw:formula="10800 - ?f52"/>
              <draw:equation draw:name="f55" draw:formula="10800 - ?f53"/>
              <draw:equation draw:name="f56" draw:formula="21550000 - ?f26"/>
              <draw:equation draw:name="f57" draw:formula="if(?f56, ?f26, 21550000)"/>
              <draw:equation draw:name="f58" draw:formula="-21550000 - ?f57"/>
              <draw:equation draw:name="f59" draw:formula="if(?f58, -21550000, ?f57)"/>
              <draw:equation draw:name="f60" draw:formula="?f18 + ?f59"/>
              <draw:equation draw:name="f61" draw:formula="?f18 + ?f1"/>
              <draw:equation draw:name="f62" draw:formula="?f61 * ?f2 / ?f0"/>
              <draw:equation draw:name="f63" draw:formula="0 - ?f62"/>
              <draw:equation draw:name="f64" draw:formula="cos(?f63)"/>
              <draw:equation draw:name="f65" draw:formula="0 - ?f64"/>
              <draw:equation draw:name="f66" draw:formula="?f65 * ?f8"/>
              <draw:equation draw:name="f67" draw:formula="sin(?f63)"/>
              <draw:equation draw:name="f68" draw:formula="0 - ?f67"/>
              <draw:equation draw:name="f69" draw:formula="?f68 * ?f8"/>
              <draw:equation draw:name="f70" draw:formula="sqrt(?f66 * ?f66 + ?f69 * ?f69 + 0 * 0)"/>
              <draw:equation draw:name="f71" draw:formula="?f8 * ?f8 / ?f70"/>
              <draw:equation draw:name="f72" draw:formula="?f68 * ?f71"/>
              <draw:equation draw:name="f73" draw:formula="?f54 - ?f72"/>
              <draw:equation draw:name="f74" draw:formula="?f65 * ?f71"/>
              <draw:equation draw:name="f75" draw:formula="?f55 - ?f74"/>
              <draw:equation draw:name="f76" draw:formula="?f73 - ?f8"/>
              <draw:equation draw:name="f77" draw:formula="?f75 - ?f8"/>
              <draw:equation draw:name="f78" draw:formula="?f73 + ?f8"/>
              <draw:equation draw:name="f79" draw:formula="?f75 + ?f8"/>
              <draw:equation draw:name="f80" draw:formula="?f60 + ?f1"/>
              <draw:equation draw:name="f81" draw:formula="?f80 * ?f2 / ?f0"/>
              <draw:equation draw:name="f82" draw:formula="0 - ?f81"/>
              <draw:equation draw:name="f83" draw:formula="cos(?f82)"/>
              <draw:equation draw:name="f84" draw:formula="0 - ?f83"/>
              <draw:equation draw:name="f85" draw:formula="?f84 * ?f8"/>
              <draw:equation draw:name="f86" draw:formula="sin(?f82)"/>
              <draw:equation draw:name="f87" draw:formula="0 - ?f86"/>
              <draw:equation draw:name="f88" draw:formula="?f87 * ?f8"/>
              <draw:equation draw:name="f89" draw:formula="sqrt(?f85 * ?f85 + ?f88 * ?f88 + 0 * 0)"/>
              <draw:equation draw:name="f90" draw:formula="?f8 * ?f8 / ?f89"/>
              <draw:equation draw:name="f91" draw:formula="?f87 * ?f90"/>
              <draw:equation draw:name="f92" draw:formula="?f73 + ?f91"/>
              <draw:equation draw:name="f93" draw:formula="?f84 * ?f90"/>
              <draw:equation draw:name="f94" draw:formula="?f75 + ?f93"/>
              <draw:equation draw:name="f95" draw:formula="if(?f59, ?f54, ?f76)"/>
              <draw:equation draw:name="f96" draw:formula="if(?f59, ?f55, ?f77)"/>
              <draw:equation draw:name="f97" draw:formula="if(?f59, ?f54, ?f78)"/>
              <draw:equation draw:name="f98" draw:formula="if(?f59, ?f55, ?f79)"/>
              <draw:equation draw:name="f99" draw:formula="if(?f59, ?f76, ?f92)"/>
              <draw:equation draw:name="f100" draw:formula="if(?f59, ?f77, ?f94)"/>
              <draw:equation draw:name="f101" draw:formula="if(?f59, ?f78, ?f92)"/>
              <draw:equation draw:name="f102" draw:formula="if(?f59, ?f79, ?f94)"/>
            </draw:enhanced-geometry>
          </draw:custom-shape>
        </draw:g>
        <draw:custom-shape draw:name="Straight Connector 10" draw:style-name="gr8" draw:text-style-name="P1" draw:layer="layout" svg:width="0.005cm" svg:height="6.028cm" svg:x="15.103cm" svg:y="3.312cm">
          <text:p text:style-name="P2"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Straight Connector 11" draw:style-name="gr9" draw:text-style-name="P1" draw:layer="layout" svg:width="6.998cm" svg:height="0.005cm" svg:x="11.902cm" svg:y="6.526cm">
          <text:p text:style-name="P2"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Freeform 12" draw:style-name="gr3" draw:text-style-name="P1" draw:layer="layout" svg:width="0.811cm" svg:height="0.973cm" svg:x="15.249cm" svg:y="2.381cm">
          <text:p text:style-name="P2"><text:span text:style-name="T1">y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 13" draw:style-name="gr3" draw:text-style-name="P1" draw:layer="layout" svg:width="0.815cm" svg:height="0.973cm" svg:x="18.904cm" svg:y="5.525cm">
          <text:p text:style-name="P2"><text:span text:style-name="T1">x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Straight Connector 14" draw:style-name="gr10" draw:text-style-name="P1" draw:layer="layout" svg:width="3.599cm" svg:height="0.03cm" svg:x="15.103cm" svg:y="4.71cm">
          <text:p text:style-name="P2"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Straight Connector 15" draw:style-name="gr11" draw:text-style-name="P1" draw:layer="layout" svg:width="0.005cm" svg:height="1.826cm" svg:x="16.902cm" svg:y="4.714cm">
          <text:p text:style-name="P2"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g draw:name="Group 16">
          <draw:custom-shape draw:name="Freeform 17" draw:style-name="gr6" draw:text-style-name="P1" draw:layer="layout" svg:width="0.167cm" svg:height="0.145cm" svg:x="16.797cm" svg:y="4.635cm">
            <text:p text:style-name="P2"/>
    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    <draw:equation draw:name="f0" draw:formula="10800000"/>
              <draw:equation draw:name="f1" draw:formula="5400000"/>
              <draw:equation draw:name="f2" draw:formula="5419351 / 1725033"/>
              <draw:equation draw:name="f3" draw:formula="180"/>
              <draw:equation draw:name="f4" draw:formula="0"/>
              <draw:equation draw:name="f5" draw:formula="21600"/>
              <draw:equation draw:name="f6" draw:formula="10800 * 10800"/>
              <draw:equation draw:name="f7" draw:formula="0 - 360"/>
              <draw:equation draw:name="f8" draw:formula="10800"/>
              <draw:equation draw:name="f9" draw:formula="0 * ?f2"/>
              <draw:equation draw:name="f10" draw:formula="?f4 * ?f0"/>
              <draw:equation draw:name="f11" draw:formula="?f7 * ?f0"/>
              <draw:equation draw:name="f12" draw:formula="?f5 - ?f4"/>
              <draw:equation draw:name="f13" draw:formula="?f9 / ?f3"/>
              <draw:equation draw:name="f14" draw:formula="?f10 / ?f3"/>
              <draw:equation draw:name="f15" draw:formula="?f11 / ?f3"/>
              <draw:equation draw:name="f16" draw:formula="?f12 / 21600"/>
              <draw:equation draw:name="f17" draw:formula="0 - ?f13"/>
              <draw:equation draw:name="f18" draw:formula="?f14 - ?f1"/>
              <draw:equation draw:name="f19" draw:formula="?f15 - ?f1"/>
              <draw:equation draw:name="f20" draw:formula="3163 * ?f16"/>
              <draw:equation draw:name="f21" draw:formula="18437 * ?f16"/>
              <draw:equation draw:name="f22" draw:formula="10800 * ?f16"/>
              <draw:equation draw:name="f23" draw:formula="0 * ?f16"/>
              <draw:equation draw:name="f24" draw:formula="21600 * ?f16"/>
              <draw:equation draw:name="f25" draw:formula="?f17 * ?f0"/>
              <draw:equation draw:name="f26" draw:formula="?f19 - ?f18"/>
              <draw:equation draw:name="f27" draw:formula="?f25 / ?f2"/>
              <draw:equation draw:name="f28" draw:formula="?f22 / ?f16"/>
              <draw:equation draw:name="f29" draw:formula="?f23 / ?f16"/>
              <draw:equation draw:name="f30" draw:formula="?f20 / ?f16"/>
              <draw:equation draw:name="f31" draw:formula="?f21 / ?f16"/>
              <draw:equation draw:name="f32" draw:formula="?f24 / ?f16"/>
              <draw:equation draw:name="f33" draw:formula="?f27 - ?f1"/>
              <draw:equation draw:name="f34" draw:formula="?f33 + ?f1"/>
              <draw:equation draw:name="f35" draw:formula="?f34 * ?f2 / ?f0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cos(?f36)"/>
              <draw:equation draw:name="f41" draw:formula="0 - ?f40"/>
              <draw:equation draw:name="f42" draw:formula="?f41"/>
              <draw:equation draw:name="f43" draw:formula="0 - ?f39"/>
              <draw:equation draw:name="f44" draw:formula="0 - ?f42"/>
              <draw:equation draw:name="f45" draw:formula="10800 * ?f43"/>
              <draw:equation draw:name="f46" draw:formula="10800 * ?f44"/>
              <draw:equation draw:name="f47" draw:formula="?f45 * ?f45"/>
              <draw:equation draw:name="f48" draw:formula="?f46 * ?f46"/>
              <draw:equation draw:name="f49" draw:formula="?f47 + ?f48"/>
              <draw:equation draw:name="f50" draw:formula="sqrt(?f49)"/>
              <draw:equation draw:name="f51" draw:formula="?f6 / ?f50"/>
              <draw:equation draw:name="f52" draw:formula="?f43 * ?f51"/>
              <draw:equation draw:name="f53" draw:formula="?f44 * ?f51"/>
              <draw:equation draw:name="f54" draw:formula="10800 - ?f52"/>
              <draw:equation draw:name="f55" draw:formula="10800 - ?f53"/>
              <draw:equation draw:name="f56" draw:formula="21550000 - ?f26"/>
              <draw:equation draw:name="f57" draw:formula="if(?f56, ?f26, 21550000)"/>
              <draw:equation draw:name="f58" draw:formula="-21550000 - ?f57"/>
              <draw:equation draw:name="f59" draw:formula="if(?f58, -21550000, ?f57)"/>
              <draw:equation draw:name="f60" draw:formula="?f18 + ?f59"/>
              <draw:equation draw:name="f61" draw:formula="?f18 + ?f1"/>
              <draw:equation draw:name="f62" draw:formula="?f61 * ?f2 / ?f0"/>
              <draw:equation draw:name="f63" draw:formula="0 - ?f62"/>
              <draw:equation draw:name="f64" draw:formula="cos(?f63)"/>
              <draw:equation draw:name="f65" draw:formula="0 - ?f64"/>
              <draw:equation draw:name="f66" draw:formula="?f65 * ?f8"/>
              <draw:equation draw:name="f67" draw:formula="sin(?f63)"/>
              <draw:equation draw:name="f68" draw:formula="0 - ?f67"/>
              <draw:equation draw:name="f69" draw:formula="?f68 * ?f8"/>
              <draw:equation draw:name="f70" draw:formula="sqrt(?f66 * ?f66 + ?f69 * ?f69 + 0 * 0)"/>
              <draw:equation draw:name="f71" draw:formula="?f8 * ?f8 / ?f70"/>
              <draw:equation draw:name="f72" draw:formula="?f68 * ?f71"/>
              <draw:equation draw:name="f73" draw:formula="?f54 - ?f72"/>
              <draw:equation draw:name="f74" draw:formula="?f65 * ?f71"/>
              <draw:equation draw:name="f75" draw:formula="?f55 - ?f74"/>
              <draw:equation draw:name="f76" draw:formula="?f73 - ?f8"/>
              <draw:equation draw:name="f77" draw:formula="?f75 - ?f8"/>
              <draw:equation draw:name="f78" draw:formula="?f73 + ?f8"/>
              <draw:equation draw:name="f79" draw:formula="?f75 + ?f8"/>
              <draw:equation draw:name="f80" draw:formula="?f60 + ?f1"/>
              <draw:equation draw:name="f81" draw:formula="?f80 * ?f2 / ?f0"/>
              <draw:equation draw:name="f82" draw:formula="0 - ?f81"/>
              <draw:equation draw:name="f83" draw:formula="cos(?f82)"/>
              <draw:equation draw:name="f84" draw:formula="0 - ?f83"/>
              <draw:equation draw:name="f85" draw:formula="?f84 * ?f8"/>
              <draw:equation draw:name="f86" draw:formula="sin(?f82)"/>
              <draw:equation draw:name="f87" draw:formula="0 - ?f86"/>
              <draw:equation draw:name="f88" draw:formula="?f87 * ?f8"/>
              <draw:equation draw:name="f89" draw:formula="sqrt(?f85 * ?f85 + ?f88 * ?f88 + 0 * 0)"/>
              <draw:equation draw:name="f90" draw:formula="?f8 * ?f8 / ?f89"/>
              <draw:equation draw:name="f91" draw:formula="?f87 * ?f90"/>
              <draw:equation draw:name="f92" draw:formula="?f73 + ?f91"/>
              <draw:equation draw:name="f93" draw:formula="?f84 * ?f90"/>
              <draw:equation draw:name="f94" draw:formula="?f75 + ?f93"/>
              <draw:equation draw:name="f95" draw:formula="if(?f59, ?f54, ?f76)"/>
              <draw:equation draw:name="f96" draw:formula="if(?f59, ?f55, ?f77)"/>
              <draw:equation draw:name="f97" draw:formula="if(?f59, ?f54, ?f78)"/>
              <draw:equation draw:name="f98" draw:formula="if(?f59, ?f55, ?f79)"/>
              <draw:equation draw:name="f99" draw:formula="if(?f59, ?f76, ?f92)"/>
              <draw:equation draw:name="f100" draw:formula="if(?f59, ?f77, ?f94)"/>
              <draw:equation draw:name="f101" draw:formula="if(?f59, ?f78, ?f92)"/>
              <draw:equation draw:name="f102" draw:formula="if(?f59, ?f79, ?f94)"/>
            </draw:enhanced-geometry>
          </draw:custom-shape>
          <draw:custom-shape draw:name="Freeform 18" draw:style-name="gr7" draw:text-style-name="P1" draw:layer="layout" svg:width="0.172cm" svg:height="0.15cm" svg:x="18.018cm" svg:y="6.134cm">
            <text:p text:style-name="P2"/>
    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    <draw:equation draw:name="f0" draw:formula="10800000"/>
              <draw:equation draw:name="f1" draw:formula="5400000"/>
              <draw:equation draw:name="f2" draw:formula="5419351 / 1725033"/>
              <draw:equation draw:name="f3" draw:formula="180"/>
              <draw:equation draw:name="f4" draw:formula="0"/>
              <draw:equation draw:name="f5" draw:formula="21600"/>
              <draw:equation draw:name="f6" draw:formula="10800 * 10800"/>
              <draw:equation draw:name="f7" draw:formula="0 - 360"/>
              <draw:equation draw:name="f8" draw:formula="10800"/>
              <draw:equation draw:name="f9" draw:formula="0 * ?f2"/>
              <draw:equation draw:name="f10" draw:formula="?f4 * ?f0"/>
              <draw:equation draw:name="f11" draw:formula="?f7 * ?f0"/>
              <draw:equation draw:name="f12" draw:formula="?f5 - ?f4"/>
              <draw:equation draw:name="f13" draw:formula="?f9 / ?f3"/>
              <draw:equation draw:name="f14" draw:formula="?f10 / ?f3"/>
              <draw:equation draw:name="f15" draw:formula="?f11 / ?f3"/>
              <draw:equation draw:name="f16" draw:formula="?f12 / 21600"/>
              <draw:equation draw:name="f17" draw:formula="0 - ?f13"/>
              <draw:equation draw:name="f18" draw:formula="?f14 - ?f1"/>
              <draw:equation draw:name="f19" draw:formula="?f15 - ?f1"/>
              <draw:equation draw:name="f20" draw:formula="3163 * ?f16"/>
              <draw:equation draw:name="f21" draw:formula="18437 * ?f16"/>
              <draw:equation draw:name="f22" draw:formula="10800 * ?f16"/>
              <draw:equation draw:name="f23" draw:formula="0 * ?f16"/>
              <draw:equation draw:name="f24" draw:formula="21600 * ?f16"/>
              <draw:equation draw:name="f25" draw:formula="?f17 * ?f0"/>
              <draw:equation draw:name="f26" draw:formula="?f19 - ?f18"/>
              <draw:equation draw:name="f27" draw:formula="?f25 / ?f2"/>
              <draw:equation draw:name="f28" draw:formula="?f22 / ?f16"/>
              <draw:equation draw:name="f29" draw:formula="?f23 / ?f16"/>
              <draw:equation draw:name="f30" draw:formula="?f20 / ?f16"/>
              <draw:equation draw:name="f31" draw:formula="?f21 / ?f16"/>
              <draw:equation draw:name="f32" draw:formula="?f24 / ?f16"/>
              <draw:equation draw:name="f33" draw:formula="?f27 - ?f1"/>
              <draw:equation draw:name="f34" draw:formula="?f33 + ?f1"/>
              <draw:equation draw:name="f35" draw:formula="?f34 * ?f2 / ?f0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cos(?f36)"/>
              <draw:equation draw:name="f41" draw:formula="0 - ?f40"/>
              <draw:equation draw:name="f42" draw:formula="?f41"/>
              <draw:equation draw:name="f43" draw:formula="0 - ?f39"/>
              <draw:equation draw:name="f44" draw:formula="0 - ?f42"/>
              <draw:equation draw:name="f45" draw:formula="10800 * ?f43"/>
              <draw:equation draw:name="f46" draw:formula="10800 * ?f44"/>
              <draw:equation draw:name="f47" draw:formula="?f45 * ?f45"/>
              <draw:equation draw:name="f48" draw:formula="?f46 * ?f46"/>
              <draw:equation draw:name="f49" draw:formula="?f47 + ?f48"/>
              <draw:equation draw:name="f50" draw:formula="sqrt(?f49)"/>
              <draw:equation draw:name="f51" draw:formula="?f6 / ?f50"/>
              <draw:equation draw:name="f52" draw:formula="?f43 * ?f51"/>
              <draw:equation draw:name="f53" draw:formula="?f44 * ?f51"/>
              <draw:equation draw:name="f54" draw:formula="10800 - ?f52"/>
              <draw:equation draw:name="f55" draw:formula="10800 - ?f53"/>
              <draw:equation draw:name="f56" draw:formula="21550000 - ?f26"/>
              <draw:equation draw:name="f57" draw:formula="if(?f56, ?f26, 21550000)"/>
              <draw:equation draw:name="f58" draw:formula="-21550000 - ?f57"/>
              <draw:equation draw:name="f59" draw:formula="if(?f58, -21550000, ?f57)"/>
              <draw:equation draw:name="f60" draw:formula="?f18 + ?f59"/>
              <draw:equation draw:name="f61" draw:formula="?f18 + ?f1"/>
              <draw:equation draw:name="f62" draw:formula="?f61 * ?f2 / ?f0"/>
              <draw:equation draw:name="f63" draw:formula="0 - ?f62"/>
              <draw:equation draw:name="f64" draw:formula="cos(?f63)"/>
              <draw:equation draw:name="f65" draw:formula="0 - ?f64"/>
              <draw:equation draw:name="f66" draw:formula="?f65 * ?f8"/>
              <draw:equation draw:name="f67" draw:formula="sin(?f63)"/>
              <draw:equation draw:name="f68" draw:formula="0 - ?f67"/>
              <draw:equation draw:name="f69" draw:formula="?f68 * ?f8"/>
              <draw:equation draw:name="f70" draw:formula="sqrt(?f66 * ?f66 + ?f69 * ?f69 + 0 * 0)"/>
              <draw:equation draw:name="f71" draw:formula="?f8 * ?f8 / ?f70"/>
              <draw:equation draw:name="f72" draw:formula="?f68 * ?f71"/>
              <draw:equation draw:name="f73" draw:formula="?f54 - ?f72"/>
              <draw:equation draw:name="f74" draw:formula="?f65 * ?f71"/>
              <draw:equation draw:name="f75" draw:formula="?f55 - ?f74"/>
              <draw:equation draw:name="f76" draw:formula="?f73 - ?f8"/>
              <draw:equation draw:name="f77" draw:formula="?f75 - ?f8"/>
              <draw:equation draw:name="f78" draw:formula="?f73 + ?f8"/>
              <draw:equation draw:name="f79" draw:formula="?f75 + ?f8"/>
              <draw:equation draw:name="f80" draw:formula="?f60 + ?f1"/>
              <draw:equation draw:name="f81" draw:formula="?f80 * ?f2 / ?f0"/>
              <draw:equation draw:name="f82" draw:formula="0 - ?f81"/>
              <draw:equation draw:name="f83" draw:formula="cos(?f82)"/>
              <draw:equation draw:name="f84" draw:formula="0 - ?f83"/>
              <draw:equation draw:name="f85" draw:formula="?f84 * ?f8"/>
              <draw:equation draw:name="f86" draw:formula="sin(?f82)"/>
              <draw:equation draw:name="f87" draw:formula="0 - ?f86"/>
              <draw:equation draw:name="f88" draw:formula="?f87 * ?f8"/>
              <draw:equation draw:name="f89" draw:formula="sqrt(?f85 * ?f85 + ?f88 * ?f88 + 0 * 0)"/>
              <draw:equation draw:name="f90" draw:formula="?f8 * ?f8 / ?f89"/>
              <draw:equation draw:name="f91" draw:formula="?f87 * ?f90"/>
              <draw:equation draw:name="f92" draw:formula="?f73 + ?f91"/>
              <draw:equation draw:name="f93" draw:formula="?f84 * ?f90"/>
              <draw:equation draw:name="f94" draw:formula="?f75 + ?f93"/>
              <draw:equation draw:name="f95" draw:formula="if(?f59, ?f54, ?f76)"/>
              <draw:equation draw:name="f96" draw:formula="if(?f59, ?f55, ?f77)"/>
              <draw:equation draw:name="f97" draw:formula="if(?f59, ?f54, ?f78)"/>
              <draw:equation draw:name="f98" draw:formula="if(?f59, ?f55, ?f79)"/>
              <draw:equation draw:name="f99" draw:formula="if(?f59, ?f76, ?f92)"/>
              <draw:equation draw:name="f100" draw:formula="if(?f59, ?f77, ?f94)"/>
              <draw:equation draw:name="f101" draw:formula="if(?f59, ?f78, ?f92)"/>
              <draw:equation draw:name="f102" draw:formula="if(?f59, ?f79, ?f94)"/>
            </draw:enhanced-geometry>
          </draw:custom-shape>
        </draw:g>
        <draw:custom-shape draw:name="Straight Connector 19" draw:style-name="gr12" draw:text-style-name="P1" draw:layer="layout" svg:width="1.129cm" svg:height="1.01cm" svg:x="16.902cm" svg:y="3.726cm">
          <text:p text:style-name="P2"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Freeform 20" draw:style-name="gr13" draw:text-style-name="P1" draw:layer="layout" svg:width="0.229cm" svg:height="0.507cm" svg:x="17.502cm" svg:y="4.216cm">
          <text:p text:style-name="P2"/>
          <draw:enhanced-geometry svg:viewBox="0 0 52 136" draw:text-areas="?f16 ?f18 ?f17 ?f19" draw:type="non-primitive" draw:enhanced-path="M ?f3 ?f2 C ?f4 ?f5 ?f1 ?f6 ?f3 ?f7 ?f8 ?f9 ?f10 ?f11 ?f0 ?f0 N">
            <draw:equation draw:name="f0" draw:formula="0"/>
            <draw:equation draw:name="f1" draw:formula="52"/>
            <draw:equation draw:name="f2" draw:formula="136"/>
            <draw:equation draw:name="f3" draw:formula="45"/>
            <draw:equation draw:name="f4" draw:formula="48"/>
            <draw:equation draw:name="f5" draw:formula="125"/>
            <draw:equation draw:name="f6" draw:formula="114"/>
            <draw:equation draw:name="f7" draw:formula="91"/>
            <draw:equation draw:name="f8" draw:formula="38"/>
            <draw:equation draw:name="f9" draw:formula="68"/>
            <draw:equation draw:name="f10" draw:formula="19"/>
            <draw:equation draw:name="f11" draw:formula="34"/>
            <draw:equation draw:name="f12" draw:formula="?f2 - ?f0"/>
            <draw:equation draw:name="f13" draw:formula="?f1 - ?f0"/>
            <draw:equation draw:name="f14" draw:formula="?f13 / 52"/>
            <draw:equation draw:name="f15" draw:formula="?f12 / 13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draw:name="Freeform 21" draw:style-name="gr3" draw:text-style-name="P1" draw:layer="layout" svg:width="1.137cm" svg:height="0.973cm" svg:x="18.106cm" svg:y="3.717cm">
          <text:p text:style-name="P2"><text:span text:style-name="T2">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dp2">
          <draw:page-thumbnail draw:name="Slide Image Placeholder 1" draw:layer="layout" svg:width="12.7cm" svg:height="9.525cm" svg:x="3.175cm" svg:y="1.931cm" draw:page-number="1" presentation:class="page"/>
          <draw:frame draw:name="TextBox 2" draw:style-name="gr14" draw:text-style-name="P1" draw:layer="layout" svg:width="15.231cm" svg:height="11.421cm" svg:x="1.904cm" svg:y="12.064cm">
            <draw:text-box>
              <text:p/>
            </draw:text-box>
          </draw:frame>
        </presentation:notes>
      </draw:page>
      <draw:page draw:name="page2" draw:style-name="dp1" draw:master-page-name="Master1-Layout7-blank-Blank" presentation:presentation-page-layout-name="AL1T33">
        <draw:custom-shape draw:name="Straight Connector 1" draw:style-name="gr15" draw:text-style-name="P1" draw:layer="layout" svg:width="0.005cm" svg:height="5.627cm" svg:x="9.701cm" svg:y="2.905cm">
          <text:p text:style-name="P2"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Straight Connector 2" draw:style-name="gr16" draw:text-style-name="P1" draw:layer="layout" svg:width="6.999cm" svg:height="0.004cm" svg:x="9.701cm" svg:y="8.524cm">
          <text:p text:style-name="P2"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Freeform 3" draw:style-name="gr3" draw:text-style-name="P1" draw:layer="layout" svg:width="0.82cm" svg:height="0.973cm" svg:x="9.706cm" svg:y="2.324cm">
          <text:p text:style-name="P2"><text:span text:style-name="T1">z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 4" draw:style-name="gr3" draw:text-style-name="P1" draw:layer="layout" svg:width="0.815cm" svg:height="0.973cm" svg:x="5.102cm" svg:y="10.125cm">
          <text:p text:style-name="P2"><text:span text:style-name="T1">x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Straight Connector 5" draw:style-name="gr17" draw:text-style-name="P1" draw:layer="layout" svg:width="4.031cm" svg:height="2.862cm" svg:x="5.679cm" svg:y="8.524cm">
          <text:p text:style-name="P2"/>
          <draw:enhanced-geometry svg:viewBox="0 0 21600 21600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Freeform 6" draw:style-name="gr3" draw:text-style-name="P1" draw:layer="layout" svg:width="0.811cm" svg:height="0.973cm" svg:x="16.704cm" svg:y="7.924cm">
          <text:p text:style-name="P2"><text:span text:style-name="T1">y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Straight Connector 7" draw:style-name="gr18" draw:text-style-name="P1" draw:layer="layout" svg:width="1.372cm" svg:height="0.882cm" svg:x="9.701cm" svg:y="8.524cm">
          <text:p text:style-name="P2"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Straight Connector 8" draw:style-name="gr19" draw:text-style-name="P1" draw:layer="layout" svg:width="1.398cm" svg:height="3.223cm" svg:x="9.701cm" svg:y="5.309cm">
          <text:p text:style-name="P2"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Straight Connector 9" draw:style-name="gr20" draw:text-style-name="P1" draw:layer="layout" svg:width="0.005cm" svg:height="4.092cm" svg:x="11.099cm" svg:y="5.314cm">
          <text:p text:style-name="P2"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Freeform 10" draw:style-name="gr21" draw:text-style-name="P1" draw:layer="layout" svg:width="0.777cm" svg:height="0.802cm" draw:transform="rotate (-1.34390352403563) translate (10.039cm 7.149cm)">
          <text:p text:style-name="P2"/>
          <draw:enhanced-geometry svg:viewBox="0 0 242 235" draw:text-areas="?f27 ?f29 ?f28 ?f30" draw:type="non-primitive" draw:enhanced-path="M ?f3 ?f0 C ?f4 ?f5 ?f0 ?f6 ?f0 ?f7 ?f0 ?f8 ?f4 ?f9 ?f3 ?f10 ?f11 ?f12 ?f13 ?f2 ?f14 ?f15 ?f16 ?f17 ?f18 ?f16 ?f15 ?f14 ?f1 ?f13 ?f19 ?f11 ?f15 ?f3 ?f20 ?f4 ?f21 ?f22 ?f10 ?f0 N">
            <draw:equation draw:name="f0" draw:formula="0"/>
            <draw:equation draw:name="f1" draw:formula="242"/>
            <draw:equation draw:name="f2" draw:formula="235"/>
            <draw:equation draw:name="f3" draw:formula="46"/>
            <draw:equation draw:name="f4" draw:formula="23"/>
            <draw:equation draw:name="f5" draw:formula="30"/>
            <draw:equation draw:name="f6" draw:formula="61"/>
            <draw:equation draw:name="f7" draw:formula="91"/>
            <draw:equation draw:name="f8" draw:formula="121"/>
            <draw:equation draw:name="f9" draw:formula="159"/>
            <draw:equation draw:name="f10" draw:formula="182"/>
            <draw:equation draw:name="f11" draw:formula="69"/>
            <draw:equation draw:name="f12" draw:formula="205"/>
            <draw:equation draw:name="f13" draw:formula="106"/>
            <draw:equation draw:name="f14" draw:formula="136"/>
            <draw:equation draw:name="f15" draw:formula="227"/>
            <draw:equation draw:name="f16" draw:formula="166"/>
            <draw:equation draw:name="f17" draw:formula="219"/>
            <draw:equation draw:name="f18" draw:formula="212"/>
            <draw:equation draw:name="f19" draw:formula="234"/>
            <draw:equation draw:name="f20" draw:formula="220"/>
            <draw:equation draw:name="f21" draw:formula="201"/>
            <draw:equation draw:name="f22" draw:formula="11"/>
            <draw:equation draw:name="f23" draw:formula="?f2 - ?f0"/>
            <draw:equation draw:name="f24" draw:formula="?f1 - ?f0"/>
            <draw:equation draw:name="f25" draw:formula="?f24 / 242"/>
            <draw:equation draw:name="f26" draw:formula="?f23 / 235"/>
            <draw:equation draw:name="f27" draw:formula="?f0 / ?f25"/>
            <draw:equation draw:name="f28" draw:formula="?f1 / ?f25"/>
            <draw:equation draw:name="f29" draw:formula="?f0 / ?f26"/>
            <draw:equation draw:name="f30" draw:formula="?f2 / ?f26"/>
          </draw:enhanced-geometry>
        </draw:custom-shape>
        <draw:custom-shape draw:name="Freeform 11" draw:style-name="gr22" draw:text-style-name="P1" draw:layer="layout" svg:width="4.613cm" svg:height="1.34cm" svg:x="12.453cm" svg:y="10.857cm">
          <text:p text:style-name="P2"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Straight Connector 12" draw:style-name="gr23" draw:text-style-name="P1" draw:layer="layout" svg:width="0.803cm" svg:height="0.005cm" svg:x="12.651cm" svg:y="11.456cm">
          <text:p text:style-name="P2"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Freeform 13" draw:style-name="gr24" draw:text-style-name="P1" draw:layer="layout" svg:width="3.66cm" svg:height="1.209cm" svg:x="13.372cm" svg:y="10.852cm">
          <text:p text:style-name="P3"><text:span text:style-name="T3">Arrow indicates</text:span></text:p>
          <text:p text:style-name="P3"><text:span text:style-name="T3">positive direction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 14" draw:style-name="gr3" draw:text-style-name="P1" draw:layer="layout" svg:width="1.069cm" svg:height="0.968cm" svg:x="9.86cm" svg:y="5.468cm">
          <text:p text:style-name="P2"><text:span text:style-name="T4">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Straight Connector 15" draw:style-name="gr25" draw:text-style-name="P1" draw:layer="layout" svg:width="2.682cm" svg:height="0.004cm" svg:x="8.431cm" svg:y="9.393cm">
          <text:p text:style-name="P2"/>
          <draw:enhanced-geometry svg:viewBox="0 0 21600 21600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Straight Connector 16" draw:style-name="gr26" draw:text-style-name="P1" draw:layer="layout" svg:width="1.204cm" svg:height="0.864cm" svg:x="11.055cm" svg:y="8.542cm">
          <text:p text:style-name="P2"/>
          <draw:enhanced-geometry svg:viewBox="0 0 21600 21600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Straight Connector 17" draw:style-name="gr27" draw:text-style-name="P1" draw:layer="layout" svg:width="2.589cm" svg:height="0.005cm" svg:x="9.652cm" svg:y="4.449cm">
          <text:p text:style-name="P2"/>
          <draw:enhanced-geometry svg:viewBox="0 0 21600 21600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Straight Connector 18" draw:style-name="gr28" draw:text-style-name="P1" draw:layer="layout" svg:width="1.203cm" svg:height="0.865cm" svg:x="11.077cm" svg:y="4.449cm">
          <text:p text:style-name="P2"/>
          <draw:enhanced-geometry svg:viewBox="0 0 21600 21600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Straight Connector 19" draw:style-name="gr29" draw:text-style-name="P1" draw:layer="layout" svg:width="0.004cm" svg:height="4.093cm" svg:x="12.255cm" svg:y="4.444cm">
          <text:p text:style-name="P2"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Straight Connector 20" draw:style-name="gr30" draw:text-style-name="P1" draw:layer="layout" svg:width="0.004cm" svg:height="4.093cm" svg:x="8.48cm" svg:y="5.273cm">
          <text:p text:style-name="P2"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Straight Connector 21" draw:style-name="gr31" draw:text-style-name="P1" draw:layer="layout" svg:width="2.681cm" svg:height="0.005cm" svg:x="8.457cm" svg:y="5.3cm">
          <text:p text:style-name="P2"/>
          <draw:enhanced-geometry svg:viewBox="0 0 21600 21600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Straight Connector 22" draw:style-name="gr32" draw:text-style-name="P1" draw:layer="layout" svg:width="1.204cm" svg:height="0.864cm" svg:x="8.462cm" svg:y="4.423cm">
          <text:p text:style-name="P2"/>
          <draw:enhanced-geometry svg:viewBox="0 0 21600 21600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Freeform 23" draw:style-name="gr3" draw:text-style-name="P1" draw:layer="layout" svg:width="1.063cm" svg:height="1.081cm" svg:x="12.312cm" svg:y="7.325cm">
          <text:p text:style-name="P2"><text:span text:style-name="T5">q</text:span><text:span text:style-name="T6">y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 24" draw:style-name="gr3" draw:text-style-name="P1" draw:layer="layout" svg:width="1.063cm" svg:height="1.081cm" svg:x="7.338cm" svg:y="8.573cm">
          <text:p text:style-name="P2"><text:span text:style-name="T5">q</text:span><text:span text:style-name="T6">x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 25" draw:style-name="gr3" draw:text-style-name="P1" draw:layer="layout" svg:width="1.05cm" svg:height="1.081cm" svg:x="8.586cm" svg:y="3.638cm">
          <text:p text:style-name="P2"><text:span text:style-name="T5">q</text:span><text:span text:style-name="T6">z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dp2">
          <draw:page-thumbnail draw:name="Slide Image Placeholder 1" draw:layer="layout" svg:width="12.7cm" svg:height="9.525cm" svg:x="3.175cm" svg:y="1.931cm" draw:page-number="2" presentation:class="page"/>
          <draw:frame draw:name="TextBox 2" draw:style-name="gr14" draw:text-style-name="P1" draw:layer="layout" svg:width="15.231cm" svg:height="11.421cm" svg:x="1.904cm" svg:y="12.064cm">
            <draw:text-box>
              <text:p/>
            </draw:text-box>
          </draw:frame>
        </presentation:notes>
      </draw:page>
      <draw:page draw:name="page3" draw:style-name="dp1" draw:master-page-name="Master1-Layout7-blank-Blank" presentation:presentation-page-layout-name="AL1T33">
        <draw:custom-shape draw:name="Straight Connector 1" draw:style-name="gr33" draw:text-style-name="P1" draw:layer="layout" svg:width="0.005cm" svg:height="5.627cm" svg:x="9.701cm" svg:y="2.905cm">
          <text:p text:style-name="P2"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Straight Connector 2" draw:style-name="gr34" draw:text-style-name="P1" draw:layer="layout" svg:width="6.999cm" svg:height="0.004cm" svg:x="9.701cm" svg:y="8.524cm">
          <text:p text:style-name="P2"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Freeform 3" draw:style-name="gr3" draw:text-style-name="P1" draw:layer="layout" svg:width="0.82cm" svg:height="0.973cm" svg:x="9.706cm" svg:y="2.324cm">
          <text:p text:style-name="P2"><text:span text:style-name="T1">z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 4" draw:style-name="gr3" draw:text-style-name="P1" draw:layer="layout" svg:width="0.815cm" svg:height="0.973cm" svg:x="5.102cm" svg:y="10.125cm">
          <text:p text:style-name="P2"><text:span text:style-name="T1">x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Straight Connector 5" draw:style-name="gr35" draw:text-style-name="P1" draw:layer="layout" svg:width="4.031cm" svg:height="2.862cm" svg:x="5.679cm" svg:y="8.524cm">
          <text:p text:style-name="P2"/>
          <draw:enhanced-geometry svg:viewBox="0 0 21600 21600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Freeform 6" draw:style-name="gr3" draw:text-style-name="P1" draw:layer="layout" svg:width="0.811cm" svg:height="0.973cm" svg:x="16.704cm" svg:y="7.924cm">
          <text:p text:style-name="P2"><text:span text:style-name="T1">y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Straight Connector 7" draw:style-name="gr18" draw:text-style-name="P1" draw:layer="layout" svg:width="2.598cm" svg:height="1.799cm" svg:x="9.701cm" svg:y="8.524cm">
          <text:p text:style-name="P2"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Freeform 8" draw:style-name="gr24" draw:text-style-name="P1" draw:layer="layout" svg:width="1.628cm" svg:height="1.523cm" svg:x="8.709cm" svg:y="10.125cm">
          <text:p text:style-name="P3"><text:span text:style-name="T7">Yaw</text:span></text:p>
          <text:p text:style-name="P3"><text:span text:style-name="T7">(1st)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 9" draw:style-name="gr36" draw:text-style-name="P1" draw:layer="layout" svg:width="2.998cm" svg:height="0.635cm" draw:transform="rotate (-0.139626340159547) translate (8.062cm 9.737cm)">
          <text:p text:style-name="P2"/>
          <draw:enhanced-geometry svg:viewBox="0 0 680 144" draw:text-areas="?f20 ?f22 ?f21 ?f23" draw:type="non-primitive" draw:enhanced-path="M ?f0 ?f0 C ?f3 ?f3 ?f4 ?f4 ?f5 ?f6 ?f7 ?f8 ?f9 ?f2 ?f10 ?f5 ?f11 ?f12 ?f13 ?f14 ?f1 ?f15 N">
            <draw:equation draw:name="f0" draw:formula="0"/>
            <draw:equation draw:name="f1" draw:formula="680"/>
            <draw:equation draw:name="f2" draw:formula="144"/>
            <draw:equation draw:name="f3" draw:formula="34"/>
            <draw:equation draw:name="f4" draw:formula="68"/>
            <draw:equation draw:name="f5" draw:formula="136"/>
            <draw:equation draw:name="f6" draw:formula="91"/>
            <draw:equation draw:name="f7" draw:formula="204"/>
            <draw:equation draw:name="f8" draw:formula="114"/>
            <draw:equation draw:name="f9" draw:formula="317"/>
            <draw:equation draw:name="f10" draw:formula="408"/>
            <draw:equation draw:name="f11" draw:formula="499"/>
            <draw:equation draw:name="f12" draw:formula="128"/>
            <draw:equation draw:name="f13" draw:formula="589"/>
            <draw:equation draw:name="f14" draw:formula="86"/>
            <draw:equation draw:name="f15" draw:formula="45"/>
            <draw:equation draw:name="f16" draw:formula="?f2 - ?f0"/>
            <draw:equation draw:name="f17" draw:formula="?f1 - ?f0"/>
            <draw:equation draw:name="f18" draw:formula="?f17 / 680"/>
            <draw:equation draw:name="f19" draw:formula="?f16 / 144"/>
            <draw:equation draw:name="f20" draw:formula="?f0 / ?f18"/>
            <draw:equation draw:name="f21" draw:formula="?f1 / ?f18"/>
            <draw:equation draw:name="f22" draw:formula="?f0 / ?f19"/>
            <draw:equation draw:name="f23" draw:formula="?f2 / ?f19"/>
          </draw:enhanced-geometry>
        </draw:custom-shape>
        <draw:custom-shape draw:name="Straight Connector 10" draw:style-name="gr18" draw:text-style-name="P1" draw:layer="layout" svg:width="2.598cm" svg:height="2.227cm" svg:x="9.701cm" svg:y="6.305cm">
          <text:p text:style-name="P2"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Straight Connector 11" draw:style-name="gr37" draw:text-style-name="P1" draw:layer="layout" svg:width="0.004cm" svg:height="4.026cm" svg:x="12.299cm" svg:y="6.31cm">
          <text:p text:style-name="P2"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Freeform 12" draw:style-name="gr38" draw:text-style-name="P1" draw:layer="layout" svg:width="0.459cm" svg:height="2.505cm" svg:x="11.333cm" svg:y="7.166cm">
          <text:p text:style-name="P2"/>
          <draw:enhanced-geometry svg:viewBox="0 0 104 568" draw:text-areas="?f23 ?f25 ?f24 ?f26" draw:type="non-primitive" draw:enhanced-path="M ?f0 ?f0 C ?f3 ?f4 ?f5 ?f6 ?f7 ?f8 ?f9 ?f10 ?f1 ?f11 ?f12 ?f13 ?f14 ?f15 ?f16 ?f17 ?f18 ?f2 N">
            <draw:equation draw:name="f0" draw:formula="0"/>
            <draw:equation draw:name="f1" draw:formula="104"/>
            <draw:equation draw:name="f2" draw:formula="568"/>
            <draw:equation draw:name="f3" draw:formula="14"/>
            <draw:equation draw:name="f4" draw:formula="27"/>
            <draw:equation draw:name="f5" draw:formula="69"/>
            <draw:equation draw:name="f6" draw:formula="88"/>
            <draw:equation draw:name="f7" draw:formula="85"/>
            <draw:equation draw:name="f8" draw:formula="160"/>
            <draw:equation draw:name="f9" draw:formula="101"/>
            <draw:equation draw:name="f10" draw:formula="232"/>
            <draw:equation draw:name="f11" draw:formula="362"/>
            <draw:equation draw:name="f12" draw:formula="94"/>
            <draw:equation draw:name="f13" draw:formula="430"/>
            <draw:equation draw:name="f14" draw:formula="84"/>
            <draw:equation draw:name="f15" draw:formula="498"/>
            <draw:equation draw:name="f16" draw:formula="37"/>
            <draw:equation draw:name="f17" draw:formula="539"/>
            <draw:equation draw:name="f18" draw:formula="22"/>
            <draw:equation draw:name="f19" draw:formula="?f2 - ?f0"/>
            <draw:equation draw:name="f20" draw:formula="?f1 - ?f0"/>
            <draw:equation draw:name="f21" draw:formula="?f20 / 104"/>
            <draw:equation draw:name="f22" draw:formula="?f19 / 568"/>
            <draw:equation draw:name="f23" draw:formula="?f0 / ?f21"/>
            <draw:equation draw:name="f24" draw:formula="?f1 / ?f21"/>
            <draw:equation draw:name="f25" draw:formula="?f0 / ?f22"/>
            <draw:equation draw:name="f26" draw:formula="?f2 / ?f22"/>
          </draw:enhanced-geometry>
        </draw:custom-shape>
        <draw:custom-shape draw:name="Freeform 13" draw:style-name="gr24" draw:text-style-name="P1" draw:layer="layout" svg:width="1.814cm" svg:height="1.523cm" svg:x="12.36cm" svg:y="8.586cm">
          <text:p text:style-name="P3"><text:span text:style-name="T7">Pitch</text:span></text:p>
          <text:p text:style-name="P3"><text:span text:style-name="T7">(2nd)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 14" draw:style-name="gr39" draw:text-style-name="P1" draw:layer="layout" svg:width="1.067cm" svg:height="1.036cm" svg:x="12.462cm" svg:y="5.367cm">
          <text:p text:style-name="P2"/>
          <draw:enhanced-geometry svg:viewBox="0 0 242 235" draw:text-areas="?f27 ?f29 ?f28 ?f30" draw:type="non-primitive" draw:enhanced-path="M ?f3 ?f0 C ?f4 ?f5 ?f0 ?f6 ?f0 ?f7 ?f0 ?f8 ?f4 ?f9 ?f3 ?f10 ?f11 ?f12 ?f13 ?f2 ?f14 ?f15 ?f16 ?f17 ?f18 ?f16 ?f15 ?f14 ?f1 ?f13 ?f19 ?f11 ?f15 ?f3 ?f20 ?f4 ?f21 ?f22 ?f10 ?f0 N">
            <draw:equation draw:name="f0" draw:formula="0"/>
            <draw:equation draw:name="f1" draw:formula="242"/>
            <draw:equation draw:name="f2" draw:formula="235"/>
            <draw:equation draw:name="f3" draw:formula="46"/>
            <draw:equation draw:name="f4" draw:formula="23"/>
            <draw:equation draw:name="f5" draw:formula="30"/>
            <draw:equation draw:name="f6" draw:formula="61"/>
            <draw:equation draw:name="f7" draw:formula="91"/>
            <draw:equation draw:name="f8" draw:formula="121"/>
            <draw:equation draw:name="f9" draw:formula="159"/>
            <draw:equation draw:name="f10" draw:formula="182"/>
            <draw:equation draw:name="f11" draw:formula="69"/>
            <draw:equation draw:name="f12" draw:formula="205"/>
            <draw:equation draw:name="f13" draw:formula="106"/>
            <draw:equation draw:name="f14" draw:formula="136"/>
            <draw:equation draw:name="f15" draw:formula="227"/>
            <draw:equation draw:name="f16" draw:formula="166"/>
            <draw:equation draw:name="f17" draw:formula="219"/>
            <draw:equation draw:name="f18" draw:formula="212"/>
            <draw:equation draw:name="f19" draw:formula="234"/>
            <draw:equation draw:name="f20" draw:formula="220"/>
            <draw:equation draw:name="f21" draw:formula="201"/>
            <draw:equation draw:name="f22" draw:formula="11"/>
            <draw:equation draw:name="f23" draw:formula="?f2 - ?f0"/>
            <draw:equation draw:name="f24" draw:formula="?f1 - ?f0"/>
            <draw:equation draw:name="f25" draw:formula="?f24 / 242"/>
            <draw:equation draw:name="f26" draw:formula="?f23 / 235"/>
            <draw:equation draw:name="f27" draw:formula="?f0 / ?f25"/>
            <draw:equation draw:name="f28" draw:formula="?f1 / ?f25"/>
            <draw:equation draw:name="f29" draw:formula="?f0 / ?f26"/>
            <draw:equation draw:name="f30" draw:formula="?f2 / ?f26"/>
          </draw:enhanced-geometry>
        </draw:custom-shape>
        <draw:custom-shape draw:name="Straight Connector 15" draw:style-name="gr40" draw:text-style-name="P1" draw:layer="layout" svg:width="1.402cm" svg:height="1.226cm" svg:x="12.299cm" svg:y="5.111cm">
          <text:p text:style-name="P2"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Freeform 16" draw:style-name="gr24" draw:text-style-name="P1" draw:layer="layout" svg:width="1.687cm" svg:height="1.523cm" svg:x="13.57cm" svg:y="5.323cm">
          <text:p text:style-name="P3"><text:span text:style-name="T7">Roll</text:span></text:p>
          <text:p text:style-name="P3"><text:span text:style-name="T7">(3rd)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 17" draw:style-name="gr22" draw:text-style-name="P1" draw:layer="layout" svg:width="4.613cm" svg:height="1.34cm" svg:x="12.453cm" svg:y="10.857cm">
          <text:p text:style-name="P2"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Straight Connector 18" draw:style-name="gr41" draw:text-style-name="P1" draw:layer="layout" svg:width="0.803cm" svg:height="0.005cm" svg:x="12.651cm" svg:y="11.456cm">
          <text:p text:style-name="P2"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Freeform 19" draw:style-name="gr24" draw:text-style-name="P1" draw:layer="layout" svg:width="3.66cm" svg:height="1.209cm" svg:x="13.372cm" svg:y="10.852cm">
          <text:p text:style-name="P3"><text:span text:style-name="T3">Arrow indicates</text:span></text:p>
          <text:p text:style-name="P3"><text:span text:style-name="T3">positive direction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dp2">
          <draw:page-thumbnail draw:name="Slide Image Placeholder 1" draw:layer="layout" svg:width="12.7cm" svg:height="9.525cm" svg:x="3.175cm" svg:y="1.931cm" draw:page-number="3" presentation:class="page"/>
          <draw:frame draw:name="TextBox 2" draw:style-name="gr14" draw:text-style-name="P1" draw:layer="layout" svg:width="15.231cm" svg:height="11.421cm" svg:x="1.904cm" svg:y="12.064cm">
            <draw:text-box>
              <text:p/>
            </draw:text-box>
          </draw:frame>
        </presentation:notes>
      </draw:page>
      <draw:page draw:name="page4" draw:style-name="dp1" draw:master-page-name="Master1-Layout7-blank-Blank" presentation:presentation-page-layout-name="AL1T33">
        <draw:custom-shape draw:name="Freeform 1" draw:style-name="gr24" draw:text-style-name="P1" draw:layer="layout" svg:width="8.956cm" svg:height="1.612cm" svg:x="7.915cm" svg:y="3.426cm">
          <text:p text:style-name="P3"><text:span text:style-name="T8">CObservationImage</text:span></text:p>
          <text:p text:style-name="P3"><text:span text:style-name="T7">Reference system on the camera: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 2" draw:style-name="gr42" draw:text-style-name="P1" draw:layer="layout" svg:width="6.391cm" svg:height="0.892cm" svg:x="4.494cm" svg:y="8.515cm">
          <text:p text:style-name="P2"><text:span text:style-name="T7">CPose3D </text:span><text:span text:style-name="T9">cameraPose</text:span><text:span text:style-name="T7">;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g draw:name="Group 3">
          <draw:custom-shape draw:name="Straight Connector 4" draw:style-name="gr43" draw:text-style-name="P1" draw:layer="layout" svg:width="0.005cm" svg:height="2.729cm" svg:x="9.785cm" svg:y="11.196cm">
            <text:p text:style-name="P2"/>
  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draw:name="Straight Connector 5" draw:style-name="gr44" draw:text-style-name="P1" draw:layer="layout" svg:width="3.378cm" svg:height="0.004cm" svg:x="9.785cm" svg:y="13.917cm">
            <text:p text:style-name="P2"/>
  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draw:name="Freeform 6" draw:style-name="gr3" draw:text-style-name="P1" draw:layer="layout" svg:width="0.82cm" svg:height="0.973cm" svg:x="9.728cm" svg:y="10.927cm">
            <text:p text:style-name="P2"><text:span text:style-name="T1">z</text:span></text:p>
            <draw:enhanced-geometry svg:viewBox="0 0 21600 21600" draw:text-areas="?f4 ?f4 ?f5 ?f5" draw:type="non-primitive" draw:enhanced-path="M ?f0 ?f0 L ?f1 ?f0 ?f1 ?f1 ?f0 ?f1 ?f0 ?f0 Z N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draw:name="Freeform 7" draw:style-name="gr3" draw:text-style-name="P1" draw:layer="layout" svg:width="0.815cm" svg:height="0.973cm" svg:x="7.505cm" svg:y="14.693cm">
            <text:p text:style-name="P2"><text:span text:style-name="T1">x</text:span></text:p>
            <draw:enhanced-geometry svg:viewBox="0 0 21600 21600" draw:text-areas="?f4 ?f4 ?f5 ?f5" draw:type="non-primitive" draw:enhanced-path="M ?f0 ?f0 L ?f1 ?f0 ?f1 ?f1 ?f0 ?f1 ?f0 ?f0 Z N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draw:name="Straight Connector 8" draw:style-name="gr45" draw:text-style-name="P1" draw:layer="layout" svg:width="1.963cm" svg:height="1.385cm" svg:x="7.822cm" svg:y="13.917cm">
            <text:p text:style-name="P2"/>
            <draw:enhanced-geometry svg:viewBox="0 0 21600 21600" draw:mirror-horizontal="true" draw:path-stretchpoint-x="21600" draw:path-stretchpoint-y="21600" draw:text-areas="?f7 ?f7 ?f10 ?f11" draw:glue-points="?f7 ?f7 ?f10 ?f11" draw:type="non-primitive" draw:enhanced-path="M ?f7 ?f7 L ?f10 ?f11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draw:name="Freeform 9" draw:style-name="gr3" draw:text-style-name="P1" draw:layer="layout" svg:width="0.811cm" svg:height="0.973cm" svg:x="13.106cm" svg:y="13.63cm">
            <text:p text:style-name="P2"><text:span text:style-name="T1">y</text:span></text:p>
            <draw:enhanced-geometry svg:viewBox="0 0 21600 21600" draw:text-areas="?f4 ?f4 ?f5 ?f5" draw:type="non-primitive" draw:enhanced-path="M ?f0 ?f0 L ?f1 ?f0 ?f1 ?f1 ?f0 ?f1 ?f0 ?f0 Z N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</draw:g>
        <draw:custom-shape draw:name="Freeform 10" draw:style-name="gr24" draw:text-style-name="P1" draw:layer="layout" svg:width="4.82cm" svg:height="1.523cm" svg:x="4.665cm" svg:y="12.127cm">
          <text:p text:style-name="P3"><text:span text:style-name="T7">Robot on-board</text:span></text:p>
          <text:p text:style-name="P3"><text:span text:style-name="T7">reference system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Straight Connector 11" draw:style-name="gr46" draw:text-style-name="P1" draw:layer="layout" svg:width="0.004cm" svg:height="2.403cm" svg:x="13.613cm" svg:y="9.521cm">
          <text:p text:style-name="P2"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Straight Connector 12" draw:style-name="gr47" draw:text-style-name="P1" draw:layer="layout" svg:width="5.719cm" svg:height="0.004cm" svg:x="13.613cm" svg:y="9.521cm">
          <text:p text:style-name="P2"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Freeform 13" draw:style-name="gr3" draw:text-style-name="P1" draw:layer="layout" svg:width="0.82cm" svg:height="0.973cm" svg:x="17.705cm" svg:y="5.305cm">
          <text:p text:style-name="P2"><text:span text:style-name="T1">z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 14" draw:style-name="gr3" draw:text-style-name="P1" draw:layer="layout" svg:width="0.815cm" svg:height="0.973cm" svg:x="18.878cm" svg:y="8.524cm">
          <text:p text:style-name="P2"><text:span text:style-name="T1">x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Straight Connector 15" draw:style-name="gr48" draw:text-style-name="P1" draw:layer="layout" svg:width="5.084cm" svg:height="3.656cm" svg:x="13.613cm" svg:y="5.878cm">
          <text:p text:style-name="P2"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Freeform 16" draw:style-name="gr3" draw:text-style-name="P1" draw:layer="layout" svg:width="0.811cm" svg:height="0.973cm" svg:x="12.704cm" svg:y="10.905cm">
          <text:p text:style-name="P2"><text:span text:style-name="T1">y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g draw:name="Group 17">
          <draw:custom-shape draw:name="Freeform 18" draw:style-name="gr22" draw:text-style-name="P1" draw:layer="layout" svg:width="5.596cm" svg:height="3.598cm" svg:x="12.775cm" svg:y="6.324cm">
            <text:p text:style-name="P2"/>
            <draw:enhanced-geometry svg:viewBox="0 0 21600 21600" draw:text-areas="?f4 ?f4 ?f5 ?f5" draw:type="non-primitive" draw:enhanced-path="M ?f0 ?f0 L ?f1 ?f0 ?f1 ?f1 ?f0 ?f1 ?f0 ?f0 Z N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draw:name="Straight Connector 19" draw:style-name="gr49" draw:text-style-name="P1" draw:layer="layout" svg:width="5.596cm" svg:height="0.004cm" svg:x="12.775cm" svg:y="8.123cm">
            <text:p text:style-name="P2"/>
  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draw:name="Straight Connector 20" draw:style-name="gr50" draw:text-style-name="P1" draw:layer="layout" svg:width="0.005cm" svg:height="3.598cm" svg:x="15.575cm" svg:y="6.324cm">
            <text:p text:style-name="P2"/>
  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</draw:g>
        <draw:custom-shape draw:name="Freeform 21" draw:style-name="gr3" draw:text-style-name="P1" draw:layer="layout" svg:width="3.262cm" svg:height="0.892cm" svg:x="8.705cm" svg:y="6.725cm">
          <text:p text:style-name="P2"><text:span text:style-name="T7">Focal point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 22" draw:style-name="gr51" draw:text-style-name="P1" draw:layer="layout" svg:width="3.576cm" svg:height="4.366cm" svg:x="9.9cm" svg:y="9.56cm">
          <text:p text:style-name="P2"/>
          <draw:enhanced-geometry svg:viewBox="0 0 811 990" draw:text-areas="?f29 ?f31 ?f30 ?f32" draw:type="non-primitive" draw:enhanced-path="M ?f0 ?f2 C ?f3 ?f4 ?f5 ?f6 ?f7 ?f8 ?f9 ?f10 ?f11 ?f12 ?f13 ?f14 ?f15 ?f16 ?f17 ?f18 ?f19 ?f20 ?f21 ?f22 ?f23 ?f24 ?f1 ?f0 N">
            <draw:equation draw:name="f0" draw:formula="0"/>
            <draw:equation draw:name="f1" draw:formula="811"/>
            <draw:equation draw:name="f2" draw:formula="990"/>
            <draw:equation draw:name="f3" draw:formula="17"/>
            <draw:equation draw:name="f4" draw:formula="899"/>
            <draw:equation draw:name="f5" draw:formula="35"/>
            <draw:equation draw:name="f6" draw:formula="808"/>
            <draw:equation draw:name="f7" draw:formula="67"/>
            <draw:equation draw:name="f8" draw:formula="728"/>
            <draw:equation draw:name="f9" draw:formula="99"/>
            <draw:equation draw:name="f10" draw:formula="648"/>
            <draw:equation draw:name="f11" draw:formula="130"/>
            <draw:equation draw:name="f12" draw:formula="592"/>
            <draw:equation draw:name="f13" draw:formula="195"/>
            <draw:equation draw:name="f14" draw:formula="512"/>
            <draw:equation draw:name="f15" draw:formula="260"/>
            <draw:equation draw:name="f16" draw:formula="432"/>
            <draw:equation draw:name="f17" draw:formula="356"/>
            <draw:equation draw:name="f18" draw:formula="333"/>
            <draw:equation draw:name="f19" draw:formula="459"/>
            <draw:equation draw:name="f20" draw:formula="248"/>
            <draw:equation draw:name="f21" draw:formula="562"/>
            <draw:equation draw:name="f22" draw:formula="163"/>
            <draw:equation draw:name="f23" draw:formula="686"/>
            <draw:equation draw:name="f24" draw:formula="81"/>
            <draw:equation draw:name="f25" draw:formula="?f2 - ?f0"/>
            <draw:equation draw:name="f26" draw:formula="?f1 - ?f0"/>
            <draw:equation draw:name="f27" draw:formula="?f26 / 811"/>
            <draw:equation draw:name="f28" draw:formula="?f25 / 990"/>
            <draw:equation draw:name="f29" draw:formula="?f0 / ?f27"/>
            <draw:equation draw:name="f30" draw:formula="?f1 / ?f27"/>
            <draw:equation draw:name="f31" draw:formula="?f0 / ?f28"/>
            <draw:equation draw:name="f32" draw:formula="?f2 / ?f28"/>
          </draw:enhanced-geometry>
        </draw:custom-shape>
        <draw:custom-shape draw:name="Straight Connector 23" draw:style-name="gr52" draw:text-style-name="P1" draw:layer="layout" svg:width="2.54cm" svg:height="1.234cm" svg:x="8.784cm" svg:y="9.596cm">
          <text:p text:style-name="P2"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Straight Connector 24" draw:style-name="gr53" draw:text-style-name="P1" draw:layer="layout" svg:width="2.893cm" svg:height="1.694cm" svg:x="10.513cm" svg:y="7.655cm">
          <text:p text:style-name="P2"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Freeform 25" draw:style-name="gr3" draw:text-style-name="P1" draw:layer="layout" svg:width="3.605cm" svg:height="0.892cm" svg:x="12.762cm" svg:y="6.266cm">
          <text:p text:style-name="P2"><text:span text:style-name="T7">Image plane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dp2">
          <draw:page-thumbnail draw:name="Slide Image Placeholder 1" draw:layer="layout" svg:width="12.7cm" svg:height="9.525cm" svg:x="3.175cm" svg:y="1.931cm" draw:page-number="4" presentation:class="page"/>
          <draw:frame draw:name="TextBox 2" draw:style-name="gr14" draw:text-style-name="P1" draw:layer="layout" svg:width="15.231cm" svg:height="11.421cm" svg:x="1.904cm" svg:y="12.064cm">
            <draw:text-box>
              <text:p/>
            </draw:text-box>
          </draw:frame>
        </presentation:notes>
      </draw:page>
      <draw:page draw:name="page5" draw:style-name="dp1" draw:master-page-name="Master1-Layout7-blank-Blank" presentation:presentation-page-layout-name="AL1T33">
        <draw:custom-shape draw:name="Straight Connector 1" draw:style-name="gr54" draw:text-style-name="P1" draw:layer="layout" svg:width="0.004cm" svg:height="2.403cm" svg:x="13.613cm" svg:y="9.521cm">
          <text:p text:style-name="P2"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Straight Connector 2" draw:style-name="gr55" draw:text-style-name="P1" draw:layer="layout" svg:width="5.719cm" svg:height="0.004cm" svg:x="13.613cm" svg:y="9.521cm">
          <text:p text:style-name="P2"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Freeform 3" draw:style-name="gr3" draw:text-style-name="P1" draw:layer="layout" svg:width="0.769cm" svg:height="0.849cm" svg:x="18.441cm" svg:y="4.445cm">
          <text:p text:style-name="P2"><text:span text:style-name="T10">z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 4" draw:style-name="gr3" draw:text-style-name="P1" draw:layer="layout" svg:width="0.76cm" svg:height="0.849cm" svg:x="18.904cm" svg:y="8.524cm">
          <text:p text:style-name="P2"><text:span text:style-name="T10">x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Straight Connector 5" draw:style-name="gr56" draw:text-style-name="P1" draw:layer="layout" svg:width="1.95cm" svg:height="1.822cm" svg:x="15.976cm" svg:y="5.525cm">
          <text:p text:style-name="P2"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Freeform 6" draw:style-name="gr3" draw:text-style-name="P1" draw:layer="layout" svg:width="0.76cm" svg:height="0.849cm" svg:x="12.731cm" svg:y="10.905cm">
          <text:p text:style-name="P2"><text:span text:style-name="T10">y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 7" draw:style-name="gr22" draw:text-style-name="P1" draw:layer="layout" svg:width="5.596cm" svg:height="3.599cm" svg:x="13.176cm" svg:y="5.525cm">
          <text:p text:style-name="P2"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Straight Connector 8" draw:style-name="gr57" draw:text-style-name="P1" draw:layer="layout" svg:width="5.596cm" svg:height="0.005cm" svg:x="13.176cm" svg:y="7.32cm">
          <text:p text:style-name="P2"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Straight Connector 9" draw:style-name="gr58" draw:text-style-name="P1" draw:layer="layout" svg:width="0.004cm" svg:height="3.599cm" svg:x="15.972cm" svg:y="5.525cm">
          <text:p text:style-name="P2"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Freeform 10" draw:style-name="gr3" draw:text-style-name="P1" draw:layer="layout" svg:width="2.928cm" svg:height="0.816cm" svg:x="10.081cm" svg:y="8.524cm">
          <text:p text:style-name="P2"><text:span text:style-name="T11">Focal point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Straight Connector 11" draw:style-name="gr59" draw:text-style-name="P1" draw:layer="layout" svg:width="1.084cm" svg:height="0.251cm" svg:x="12.405cm" svg:y="9.305cm">
          <text:p text:style-name="P2"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Freeform 12" draw:style-name="gr3" draw:text-style-name="P1" draw:layer="layout" svg:width="3.228cm" svg:height="0.816cm" svg:x="13.119cm" svg:y="4.767cm">
          <text:p text:style-name="P2"><text:span text:style-name="T11">Image plane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Straight Connector 13" draw:style-name="gr60" draw:text-style-name="P1" draw:layer="layout" svg:width="0.948cm" svg:height="0.644cm" svg:x="17.824cm" svg:y="6.103cm">
          <text:p text:style-name="P2"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Straight Connector 14" draw:style-name="gr61" draw:text-style-name="P1" draw:layer="layout" svg:width="0.485cm" svg:height="0.458cm" svg:x="17.93cm" svg:y="5.076cm">
          <text:p text:style-name="P2"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Straight Connector 15" draw:style-name="gr19" draw:text-style-name="P1" draw:layer="layout" svg:width="2.377cm" svg:height="2.218cm" svg:x="13.613cm" svg:y="7.316cm">
          <text:p text:style-name="P2"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Straight Connector 16" draw:style-name="gr62" draw:text-style-name="P1" draw:layer="layout" svg:width="4.216cm" svg:height="2.804cm" svg:x="13.617cm" svg:y="6.725cm">
          <text:p text:style-name="P2"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Straight Connector 17" draw:style-name="gr63" draw:text-style-name="P1" draw:layer="layout" svg:width="1.297cm" svg:height="0.877cm" svg:x="18.772cm" svg:y="5.243cm">
          <text:p text:style-name="P2"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Freeform 18" draw:style-name="gr3" draw:text-style-name="P1" draw:layer="layout" svg:width="2.546cm" svg:height="0.985cm" svg:x="19.941cm" svg:y="4.626cm">
          <text:p text:style-name="P2"><text:span text:style-name="T10">(p</text:span><text:span text:style-name="T12">x</text:span><text:span text:style-name="T10">,p</text:span><text:span text:style-name="T12">y</text:span><text:span text:style-name="T10">,p</text:span><text:span text:style-name="T12">z</text:span><text:span text:style-name="T10">)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 19" draw:style-name="gr3" draw:text-style-name="P1" draw:layer="layout" svg:width="1.488cm" svg:height="0.816cm" svg:x="18.04cm" svg:y="6.623cm">
          <text:p text:style-name="P2"><text:span text:style-name="T11">(u,v)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dp2">
          <draw:page-thumbnail draw:name="Slide Image Placeholder 1" draw:layer="layout" svg:width="12.7cm" svg:height="9.525cm" svg:x="3.175cm" svg:y="1.931cm" draw:page-number="5" presentation:class="page"/>
          <draw:frame draw:name="TextBox 2" draw:style-name="gr14" draw:text-style-name="P1" draw:layer="layout" svg:width="15.231cm" svg:height="11.421cm" svg:x="1.904cm" svg:y="12.064cm">
            <draw:text-box>
              <text:p/>
            </draw:text-box>
          </draw:frame>
        </presentation:notes>
      </draw:page>
      <draw:page draw:name="page6" draw:style-name="dp1" draw:master-page-name="Master1-Layout7-blank-Blank" presentation:presentation-page-layout-name="AL1T33">
        <draw:custom-shape draw:name="Freeform 1" draw:style-name="gr24" draw:text-style-name="P1" draw:layer="layout" svg:width="11.559cm" svg:height="1.612cm" svg:x="5.917cm" svg:y="2.324cm">
          <text:p text:style-name="P3"><text:span text:style-name="T8">CObservationStereoImages</text:span></text:p>
          <text:p text:style-name="P3"><text:span text:style-name="T7">Reference systems related to both cameras: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 2" draw:style-name="gr42" draw:text-style-name="P1" draw:layer="layout" svg:width="6.391cm" svg:height="0.892cm" svg:x="0.516cm" svg:y="8.515cm">
          <text:p text:style-name="P2"><text:span text:style-name="T7">CPose3D </text:span><text:span text:style-name="T9">cameraPose</text:span><text:span text:style-name="T7">;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g draw:name="Group 3">
          <draw:custom-shape draw:name="Straight Connector 4" draw:style-name="gr64" draw:text-style-name="P1" draw:layer="layout" svg:width="0.005cm" svg:height="2.729cm" svg:x="5.803cm" svg:y="11.196cm">
            <text:p text:style-name="P2"/>
  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draw:name="Straight Connector 5" draw:style-name="gr65" draw:text-style-name="P1" draw:layer="layout" svg:width="3.378cm" svg:height="0.004cm" svg:x="5.803cm" svg:y="13.917cm">
            <text:p text:style-name="P2"/>
  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draw:name="Freeform 6" draw:style-name="gr3" draw:text-style-name="P1" draw:layer="layout" svg:width="0.82cm" svg:height="0.973cm" svg:x="5.746cm" svg:y="10.927cm">
            <text:p text:style-name="P2"><text:span text:style-name="T1">z</text:span></text:p>
            <draw:enhanced-geometry svg:viewBox="0 0 21600 21600" draw:text-areas="?f4 ?f4 ?f5 ?f5" draw:type="non-primitive" draw:enhanced-path="M ?f0 ?f0 L ?f1 ?f0 ?f1 ?f1 ?f0 ?f1 ?f0 ?f0 Z N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draw:name="Freeform 7" draw:style-name="gr3" draw:text-style-name="P1" draw:layer="layout" svg:width="0.815cm" svg:height="0.973cm" svg:x="3.528cm" svg:y="14.693cm">
            <text:p text:style-name="P2"><text:span text:style-name="T1">x</text:span></text:p>
            <draw:enhanced-geometry svg:viewBox="0 0 21600 21600" draw:text-areas="?f4 ?f4 ?f5 ?f5" draw:type="non-primitive" draw:enhanced-path="M ?f0 ?f0 L ?f1 ?f0 ?f1 ?f1 ?f0 ?f1 ?f0 ?f0 Z N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draw:name="Straight Connector 8" draw:style-name="gr66" draw:text-style-name="P1" draw:layer="layout" svg:width="1.962cm" svg:height="1.385cm" svg:x="3.85cm" svg:y="13.917cm">
            <text:p text:style-name="P2"/>
            <draw:enhanced-geometry svg:viewBox="0 0 21600 21600" draw:mirror-horizontal="true" draw:path-stretchpoint-x="21600" draw:path-stretchpoint-y="21600" draw:text-areas="?f7 ?f7 ?f10 ?f11" draw:glue-points="?f7 ?f7 ?f10 ?f11" draw:type="non-primitive" draw:enhanced-path="M ?f7 ?f7 L ?f10 ?f11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draw:name="Freeform 9" draw:style-name="gr3" draw:text-style-name="P1" draw:layer="layout" svg:width="0.811cm" svg:height="0.973cm" svg:x="9.128cm" svg:y="13.63cm">
            <text:p text:style-name="P2"><text:span text:style-name="T1">y</text:span></text:p>
            <draw:enhanced-geometry svg:viewBox="0 0 21600 21600" draw:text-areas="?f4 ?f4 ?f5 ?f5" draw:type="non-primitive" draw:enhanced-path="M ?f0 ?f0 L ?f1 ?f0 ?f1 ?f1 ?f0 ?f1 ?f0 ?f0 Z N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</draw:g>
        <draw:custom-shape draw:name="Freeform 10" draw:style-name="gr24" draw:text-style-name="P1" draw:layer="layout" svg:width="4.82cm" svg:height="1.523cm" svg:x="0.688cm" svg:y="12.127cm">
          <text:p text:style-name="P3"><text:span text:style-name="T7">Robot on-board</text:span></text:p>
          <text:p text:style-name="P3"><text:span text:style-name="T7">reference system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Straight Connector 11" draw:style-name="gr67" draw:text-style-name="P1" draw:layer="layout" svg:width="0.005cm" svg:height="2.403cm" svg:x="9.635cm" svg:y="9.521cm">
          <text:p text:style-name="P2"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Straight Connector 12" draw:style-name="gr68" draw:text-style-name="P1" draw:layer="layout" svg:width="5.72cm" svg:height="0.004cm" svg:x="9.635cm" svg:y="9.521cm">
          <text:p text:style-name="P2"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Freeform 13" draw:style-name="gr3" draw:text-style-name="P1" draw:layer="layout" svg:width="0.82cm" svg:height="0.973cm" svg:x="13.727cm" svg:y="5.305cm">
          <text:p text:style-name="P2"><text:span text:style-name="T1">z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 14" draw:style-name="gr3" draw:text-style-name="P1" draw:layer="layout" svg:width="0.815cm" svg:height="0.973cm" svg:x="14.9cm" svg:y="8.524cm">
          <text:p text:style-name="P2"><text:span text:style-name="T1">x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Straight Connector 15" draw:style-name="gr69" draw:text-style-name="P1" draw:layer="layout" svg:width="5.085cm" svg:height="3.656cm" svg:x="9.635cm" svg:y="5.878cm">
          <text:p text:style-name="P2"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Freeform 16" draw:style-name="gr3" draw:text-style-name="P1" draw:layer="layout" svg:width="0.811cm" svg:height="0.973cm" svg:x="8.727cm" svg:y="10.905cm">
          <text:p text:style-name="P2"><text:span text:style-name="T1">y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g draw:name="Group 17">
          <draw:custom-shape draw:name="Freeform 18" draw:style-name="gr22" draw:text-style-name="P1" draw:layer="layout" svg:width="5.596cm" svg:height="3.598cm" svg:x="8.797cm" svg:y="6.324cm">
            <text:p text:style-name="P2"/>
            <draw:enhanced-geometry svg:viewBox="0 0 21600 21600" draw:text-areas="?f4 ?f4 ?f5 ?f5" draw:type="non-primitive" draw:enhanced-path="M ?f0 ?f0 L ?f1 ?f0 ?f1 ?f1 ?f0 ?f1 ?f0 ?f0 Z N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draw:name="Straight Connector 19" draw:style-name="gr70" draw:text-style-name="P1" draw:layer="layout" svg:width="5.596cm" svg:height="0.004cm" svg:x="8.797cm" svg:y="8.123cm">
            <text:p text:style-name="P2"/>
  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draw:name="Straight Connector 20" draw:style-name="gr71" draw:text-style-name="P1" draw:layer="layout" svg:width="0.005cm" svg:height="3.598cm" svg:x="11.593cm" svg:y="6.324cm">
            <text:p text:style-name="P2"/>
  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</draw:g>
        <draw:custom-shape draw:name="Freeform 21" draw:style-name="gr24" draw:text-style-name="P1" draw:layer="layout" svg:width="3.88cm" svg:height="1.523cm" svg:x="3.536cm" svg:y="5.927cm">
          <text:p text:style-name="P3"><text:span text:style-name="T7">Left camera’s</text:span></text:p>
          <text:p text:style-name="P3"><text:span text:style-name="T7">focal point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 22" draw:style-name="gr72" draw:text-style-name="P1" draw:layer="layout" svg:width="3.577cm" svg:height="4.366cm" svg:x="5.922cm" svg:y="9.56cm">
          <text:p text:style-name="P2"/>
          <draw:enhanced-geometry svg:viewBox="0 0 811 990" draw:text-areas="?f29 ?f31 ?f30 ?f32" draw:type="non-primitive" draw:enhanced-path="M ?f0 ?f2 C ?f3 ?f4 ?f5 ?f6 ?f7 ?f8 ?f9 ?f10 ?f11 ?f12 ?f13 ?f14 ?f15 ?f16 ?f17 ?f18 ?f19 ?f20 ?f21 ?f22 ?f23 ?f24 ?f1 ?f0 N">
            <draw:equation draw:name="f0" draw:formula="0"/>
            <draw:equation draw:name="f1" draw:formula="811"/>
            <draw:equation draw:name="f2" draw:formula="990"/>
            <draw:equation draw:name="f3" draw:formula="17"/>
            <draw:equation draw:name="f4" draw:formula="899"/>
            <draw:equation draw:name="f5" draw:formula="35"/>
            <draw:equation draw:name="f6" draw:formula="808"/>
            <draw:equation draw:name="f7" draw:formula="67"/>
            <draw:equation draw:name="f8" draw:formula="728"/>
            <draw:equation draw:name="f9" draw:formula="99"/>
            <draw:equation draw:name="f10" draw:formula="648"/>
            <draw:equation draw:name="f11" draw:formula="130"/>
            <draw:equation draw:name="f12" draw:formula="592"/>
            <draw:equation draw:name="f13" draw:formula="195"/>
            <draw:equation draw:name="f14" draw:formula="512"/>
            <draw:equation draw:name="f15" draw:formula="260"/>
            <draw:equation draw:name="f16" draw:formula="432"/>
            <draw:equation draw:name="f17" draw:formula="356"/>
            <draw:equation draw:name="f18" draw:formula="333"/>
            <draw:equation draw:name="f19" draw:formula="459"/>
            <draw:equation draw:name="f20" draw:formula="248"/>
            <draw:equation draw:name="f21" draw:formula="562"/>
            <draw:equation draw:name="f22" draw:formula="163"/>
            <draw:equation draw:name="f23" draw:formula="686"/>
            <draw:equation draw:name="f24" draw:formula="81"/>
            <draw:equation draw:name="f25" draw:formula="?f2 - ?f0"/>
            <draw:equation draw:name="f26" draw:formula="?f1 - ?f0"/>
            <draw:equation draw:name="f27" draw:formula="?f26 / 811"/>
            <draw:equation draw:name="f28" draw:formula="?f25 / 990"/>
            <draw:equation draw:name="f29" draw:formula="?f0 / ?f27"/>
            <draw:equation draw:name="f30" draw:formula="?f1 / ?f27"/>
            <draw:equation draw:name="f31" draw:formula="?f0 / ?f28"/>
            <draw:equation draw:name="f32" draw:formula="?f2 / ?f28"/>
          </draw:enhanced-geometry>
        </draw:custom-shape>
        <draw:custom-shape draw:name="Straight Connector 23" draw:style-name="gr73" draw:text-style-name="P1" draw:layer="layout" svg:width="2.54cm" svg:height="1.234cm" svg:x="4.807cm" svg:y="9.596cm">
          <text:p text:style-name="P2"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Straight Connector 24" draw:style-name="gr74" draw:text-style-name="P1" draw:layer="layout" svg:width="3.21cm" svg:height="1.835cm" svg:x="6.218cm" svg:y="7.514cm">
          <text:p text:style-name="P2"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Freeform 25" draw:style-name="gr3" draw:text-style-name="P1" draw:layer="layout" svg:width="4.672cm" svg:height="0.892cm" svg:x="8.784cm" svg:y="6.266cm">
          <text:p text:style-name="P2"><text:span text:style-name="T7">Left image plane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 26" draw:style-name="gr3" draw:text-style-name="P1" draw:layer="layout" svg:width="4.532cm" svg:height="0.9cm" svg:x="9.357cm" svg:y="4.524cm">
          <text:p text:style-name="P2"><text:span text:style-name="T13">LEFT CAMER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Straight Connector 27" draw:style-name="gr75" draw:text-style-name="P1" draw:layer="layout" svg:width="0.004cm" svg:height="2.403cm" svg:x="17.939cm" svg:y="9.521cm">
          <text:p text:style-name="P2"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Straight Connector 28" draw:style-name="gr76" draw:text-style-name="P1" draw:layer="layout" svg:width="5.719cm" svg:height="0.004cm" svg:x="17.939cm" svg:y="9.521cm">
          <text:p text:style-name="P2"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Freeform 29" draw:style-name="gr3" draw:text-style-name="P1" draw:layer="layout" svg:width="0.82cm" svg:height="0.973cm" svg:x="22.031cm" svg:y="5.305cm">
          <text:p text:style-name="P2"><text:span text:style-name="T1">z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 30" draw:style-name="gr3" draw:text-style-name="P1" draw:layer="layout" svg:width="0.815cm" svg:height="0.973cm" svg:x="23.204cm" svg:y="8.524cm">
          <text:p text:style-name="P2"><text:span text:style-name="T1">x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Straight Connector 31" draw:style-name="gr77" draw:text-style-name="P1" draw:layer="layout" svg:width="5.084cm" svg:height="3.656cm" svg:x="17.939cm" svg:y="5.878cm">
          <text:p text:style-name="P2"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Freeform 32" draw:style-name="gr3" draw:text-style-name="P1" draw:layer="layout" svg:width="0.811cm" svg:height="0.973cm" svg:x="17.03cm" svg:y="10.905cm">
          <text:p text:style-name="P2"><text:span text:style-name="T1">y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g draw:name="Group 33">
          <draw:custom-shape draw:name="Freeform 34" draw:style-name="gr22" draw:text-style-name="P1" draw:layer="layout" svg:width="5.596cm" svg:height="3.598cm" svg:x="17.101cm" svg:y="6.324cm">
            <text:p text:style-name="P2"/>
            <draw:enhanced-geometry svg:viewBox="0 0 21600 21600" draw:text-areas="?f4 ?f4 ?f5 ?f5" draw:type="non-primitive" draw:enhanced-path="M ?f0 ?f0 L ?f1 ?f0 ?f1 ?f1 ?f0 ?f1 ?f0 ?f0 Z N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draw:name="Straight Connector 35" draw:style-name="gr78" draw:text-style-name="P1" draw:layer="layout" svg:width="5.596cm" svg:height="0.004cm" svg:x="17.101cm" svg:y="8.123cm">
            <text:p text:style-name="P2"/>
  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draw:name="Straight Connector 36" draw:style-name="gr79" draw:text-style-name="P1" draw:layer="layout" svg:width="0.004cm" svg:height="3.598cm" svg:x="19.901cm" svg:y="6.324cm">
            <text:p text:style-name="P2"/>
  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</draw:g>
        <draw:custom-shape draw:name="Freeform 37" draw:style-name="gr3" draw:text-style-name="P1" draw:layer="layout" svg:width="5.049cm" svg:height="0.892cm" svg:x="17.083cm" svg:y="6.266cm">
          <text:p text:style-name="P2"><text:span text:style-name="T7">Right image plane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 38" draw:style-name="gr3" draw:text-style-name="P1" draw:layer="layout" svg:width="4.875cm" svg:height="0.9cm" svg:x="17.511cm" svg:y="4.524cm">
          <text:p text:style-name="P2"><text:span text:style-name="T13">RIGHT CAMER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 39" draw:style-name="gr80" draw:text-style-name="P1" draw:layer="layout" svg:width="8.079cm" svg:height="1.768cm" svg:x="9.701cm" svg:y="9.525cm">
          <text:p text:style-name="P2"/>
          <draw:enhanced-geometry svg:viewBox="0 0 1832 401" draw:text-areas="?f35 ?f37 ?f36 ?f38" draw:type="non-primitive" draw:enhanced-path="M ?f0 ?f0 C ?f3 ?f4 ?f5 ?f6 ?f7 ?f8 ?f9 ?f10 ?f11 ?f12 ?f13 ?f14 ?f15 ?f16 ?f17 ?f2 ?f18 ?f19 ?f20 ?f21 ?f22 ?f23 ?f24 ?f25 ?f26 ?f27 ?f28 ?f29 ?f1 ?f30 N">
            <draw:equation draw:name="f0" draw:formula="0"/>
            <draw:equation draw:name="f1" draw:formula="1832"/>
            <draw:equation draw:name="f2" draw:formula="401"/>
            <draw:equation draw:name="f3" draw:formula="42"/>
            <draw:equation draw:name="f4" draw:formula="64"/>
            <draw:equation draw:name="f5" draw:formula="85"/>
            <draw:equation draw:name="f6" draw:formula="129"/>
            <draw:equation draw:name="f7" draw:formula="168"/>
            <draw:equation draw:name="f8" draw:formula="184"/>
            <draw:equation draw:name="f9" draw:formula="251"/>
            <draw:equation draw:name="f10" draw:formula="239"/>
            <draw:equation draw:name="f11" draw:formula="357"/>
            <draw:equation draw:name="f12" draw:formula="292"/>
            <draw:equation draw:name="f13" draw:formula="496"/>
            <draw:equation draw:name="f14" draw:formula="328"/>
            <draw:equation draw:name="f15" draw:formula="635"/>
            <draw:equation draw:name="f16" draw:formula="364"/>
            <draw:equation draw:name="f17" draw:formula="855"/>
            <draw:equation draw:name="f18" draw:formula="1000"/>
            <draw:equation draw:name="f19" draw:formula="400"/>
            <draw:equation draw:name="f20" draw:formula="1145"/>
            <draw:equation draw:name="f21" draw:formula="399"/>
            <draw:equation draw:name="f22" draw:formula="1229"/>
            <draw:equation draw:name="f23" draw:formula="381"/>
            <draw:equation draw:name="f24" draw:formula="1368"/>
            <draw:equation draw:name="f25" draw:formula="320"/>
            <draw:equation draw:name="f26" draw:formula="1507"/>
            <draw:equation draw:name="f27" draw:formula="259"/>
            <draw:equation draw:name="f28" draw:formula="1669"/>
            <draw:equation draw:name="f29" draw:formula="145"/>
            <draw:equation draw:name="f30" draw:formula="32"/>
            <draw:equation draw:name="f31" draw:formula="?f2 - ?f0"/>
            <draw:equation draw:name="f32" draw:formula="?f1 - ?f0"/>
            <draw:equation draw:name="f33" draw:formula="?f32 / 1832"/>
            <draw:equation draw:name="f34" draw:formula="?f31 / 401"/>
            <draw:equation draw:name="f35" draw:formula="?f0 / ?f33"/>
            <draw:equation draw:name="f36" draw:formula="?f1 / ?f33"/>
            <draw:equation draw:name="f37" draw:formula="?f0 / ?f34"/>
            <draw:equation draw:name="f38" draw:formula="?f2 / ?f34"/>
          </draw:enhanced-geometry>
        </draw:custom-shape>
        <draw:custom-shape draw:name="Freeform 40" draw:style-name="gr24" draw:text-style-name="P1" draw:layer="layout" svg:width="4.258cm" svg:height="1.523cm" svg:x="20.032cm" svg:y="10.927cm">
          <text:p text:style-name="P3"><text:span text:style-name="T7">Right camera’s</text:span></text:p>
          <text:p text:style-name="P3"><text:span text:style-name="T7">focal point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Straight Connector 41" draw:style-name="gr81" draw:text-style-name="P1" draw:layer="layout" svg:width="1.861cm" svg:height="1.72cm" svg:x="18.229cm" svg:y="9.794cm">
          <text:p text:style-name="P2"/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Freeform 42" draw:style-name="gr82" draw:text-style-name="P1" draw:layer="layout" svg:width="7.611cm" svg:height="0.892cm" svg:x="12.455cm" svg:y="13.22cm">
          <text:p text:style-name="P3"><text:span text:style-name="T7">CPose3D </text:span><text:span text:style-name="T9">rightCameraPose</text:span><text:span text:style-name="T7">;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Straight Connector 43" draw:style-name="gr83" draw:text-style-name="P1" draw:layer="layout" svg:width="1.262cm" svg:height="1.12cm" svg:x="13.683cm" svg:y="11.593cm">
          <text:p text:style-name="P2"/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Freeform 44" draw:style-name="gr24" draw:text-style-name="P1" draw:layer="layout" svg:width="8.77cm" svg:height="1.523cm" svg:x="11.88cm" svg:y="14.124cm">
          <text:p text:style-name="P3"><text:span text:style-name="T7">(It can be any 3D relation, it does</text:span></text:p>
          <text:p text:style-name="P3"><text:span text:style-name="T7">not need to be at the “right”)‏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dp2">
          <draw:page-thumbnail draw:name="Slide Image Placeholder 1" draw:layer="layout" svg:width="12.7cm" svg:height="9.525cm" svg:x="3.175cm" svg:y="1.931cm" draw:page-number="6" presentation:class="page"/>
          <draw:frame draw:name="TextBox 2" draw:style-name="gr14" draw:text-style-name="P1" draw:layer="layout" svg:width="15.231cm" svg:height="11.421cm" svg:x="1.904cm" svg:y="12.064cm">
            <draw:text-box>
              <text:p/>
            </draw:text-box>
          </draw:frame>
        </presentation:notes>
      </draw:page>
      <draw:page draw:name="page7" draw:style-name="dp1" draw:master-page-name="Master1-Layout7-blank-Blank" presentation:presentation-page-layout-name="AL1T33">
        <draw:custom-shape draw:name="Straight Connector 11" draw:style-name="gr84" draw:text-style-name="P1" draw:layer="layout" svg:width="0.005cm" svg:height="2.403cm" svg:x="3.79cm" svg:y="10.531cm">
          <text:p text:style-name="P2"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Freeform 11" draw:style-name="gr3" draw:text-style-name="P1" draw:layer="layout" svg:width="0.82cm" svg:height="0.973cm" svg:x="7.882cm" svg:y="6.315cm">
          <text:p text:style-name="P2"><text:span text:style-name="T1">z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 12" draw:style-name="gr3" draw:text-style-name="P1" draw:layer="layout" svg:width="0.811cm" svg:height="0.973cm" svg:x="12.589cm" svg:y="4.227cm">
          <text:p text:style-name="P2"><text:span text:style-name="T1">y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Straight Connector 15" draw:style-name="gr85" draw:text-style-name="P1" draw:layer="layout" svg:width="5.085cm" svg:height="3.656cm" svg:x="3.79cm" svg:y="6.888cm">
          <text:p text:style-name="P2"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Freeform 14" draw:style-name="gr3" draw:text-style-name="P1" draw:layer="layout" svg:width="0.811cm" svg:height="0.973cm" svg:x="2.882cm" svg:y="11.915cm">
          <text:p text:style-name="P2"><text:span text:style-name="T1">y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g draw:name="Group 15">
          <draw:custom-shape draw:name="Freeform 16" draw:style-name="gr22" draw:text-style-name="P1" draw:layer="layout" svg:width="5.596cm" svg:height="3.598cm" svg:x="2.952cm" svg:y="7.334cm">
            <text:p text:style-name="P2"/>
            <draw:enhanced-geometry svg:viewBox="0 0 21600 21600" draw:text-areas="?f4 ?f4 ?f5 ?f5" draw:type="non-primitive" draw:enhanced-path="M ?f0 ?f0 L ?f1 ?f0 ?f1 ?f1 ?f0 ?f1 ?f0 ?f0 Z N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draw:name="Straight Connector 19" draw:style-name="gr86" draw:text-style-name="P1" draw:layer="layout" svg:width="5.596cm" svg:height="0.004cm" svg:x="2.952cm" svg:y="9.133cm">
            <text:p text:style-name="P2"/>
  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draw:name="Straight Connector 20" draw:style-name="gr87" draw:text-style-name="P1" draw:layer="layout" svg:width="0.005cm" svg:height="3.598cm" svg:x="5.748cm" svg:y="7.334cm">
            <text:p text:style-name="P2"/>
  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</draw:g>
        <draw:custom-shape draw:name="Freeform 20" draw:style-name="gr3" draw:text-style-name="P1" draw:layer="layout" svg:width="3.605cm" svg:height="0.892cm" svg:x="2.713cm" svg:y="6.546cm">
          <text:p text:style-name="P2"><text:span text:style-name="T7">Image plane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 21" draw:style-name="gr3" draw:text-style-name="P1" draw:layer="layout" svg:width="2.568cm" svg:height="0.9cm" svg:x="6.253cm" svg:y="10.827cm">
          <text:p text:style-name="P2"><text:span text:style-name="T13">Camer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g draw:name="Group 42">
          <draw:custom-shape draw:name="Rectangle 27" draw:style-name="gr88" draw:text-style-name="P4" draw:layer="layout" svg:width="1.89cm" svg:height="1.89cm" draw:transform="rotate (-0.383972435438753) translate (14.753cm 4.174cm)">
            <text:p/>
            <draw:enhanced-geometry svg:viewBox="0 0 21600 21600" draw:type="non-primitive" draw:enhanced-path="M 0 0 L 21600 0 21600 21600 0 21600 Z N"/>
          </draw:custom-shape>
          <draw:custom-shape draw:name="Rectangle 28" draw:style-name="gr89" draw:text-style-name="P4" draw:layer="layout" svg:width="1.89cm" svg:height="1.89cm" draw:transform="rotate (-0.383972435438753) translate (16.506cm 4.882cm)">
            <text:p/>
            <draw:enhanced-geometry svg:viewBox="0 0 21600 21600" draw:type="non-primitive" draw:enhanced-path="M 0 0 L 21600 0 21600 21600 0 21600 Z N"/>
          </draw:custom-shape>
          <draw:custom-shape draw:name="Rectangle 29" draw:style-name="gr88" draw:text-style-name="P4" draw:layer="layout" svg:width="1.89cm" svg:height="1.89cm" draw:transform="rotate (-0.383972435438753) translate (18.258cm 5.59cm)">
            <text:p/>
            <draw:enhanced-geometry svg:viewBox="0 0 21600 21600" draw:type="non-primitive" draw:enhanced-path="M 0 0 L 21600 0 21600 21600 0 21600 Z N"/>
          </draw:custom-shape>
          <draw:custom-shape draw:name="Rectangle 30" draw:style-name="gr89" draw:text-style-name="P4" draw:layer="layout" svg:width="1.89cm" svg:height="1.89cm" draw:transform="rotate (-0.383972435438753) translate (20.01cm 6.298cm)">
            <text:p/>
            <draw:enhanced-geometry svg:viewBox="0 0 21600 21600" draw:type="non-primitive" draw:enhanced-path="M 0 0 L 21600 0 21600 21600 0 21600 Z N"/>
          </draw:custom-shape>
          <draw:custom-shape draw:name="Rectangle 31" draw:style-name="gr88" draw:text-style-name="P4" draw:layer="layout" svg:width="1.89cm" svg:height="1.89cm" draw:transform="rotate (-0.383972435438753) translate (15.799cm 6.632cm)">
            <text:p/>
            <draw:enhanced-geometry svg:viewBox="0 0 21600 21600" draw:type="non-primitive" draw:enhanced-path="M 0 0 L 21600 0 21600 21600 0 21600 Z N"/>
          </draw:custom-shape>
          <draw:custom-shape draw:name="Rectangle 32" draw:style-name="gr89" draw:text-style-name="P4" draw:layer="layout" svg:width="1.89cm" svg:height="1.89cm" draw:transform="rotate (-0.383972435438753) translate (17.551cm 7.339cm)">
            <text:p/>
            <draw:enhanced-geometry svg:viewBox="0 0 21600 21600" draw:type="non-primitive" draw:enhanced-path="M 0 0 L 21600 0 21600 21600 0 21600 Z N"/>
          </draw:custom-shape>
          <draw:custom-shape draw:name="Rectangle 33" draw:style-name="gr88" draw:text-style-name="P4" draw:layer="layout" svg:width="1.89cm" svg:height="1.89cm" draw:transform="rotate (-0.383972435438753) translate (19.303cm 8.047cm)">
            <text:p/>
            <draw:enhanced-geometry svg:viewBox="0 0 21600 21600" draw:type="non-primitive" draw:enhanced-path="M 0 0 L 21600 0 21600 21600 0 21600 Z N"/>
          </draw:custom-shape>
          <draw:custom-shape draw:name="Rectangle 34" draw:style-name="gr89" draw:text-style-name="P4" draw:layer="layout" svg:width="1.89cm" svg:height="1.89cm" draw:transform="rotate (-0.383972435438753) translate (21.055cm 8.755cm)">
            <text:p/>
            <draw:enhanced-geometry svg:viewBox="0 0 21600 21600" draw:type="non-primitive" draw:enhanced-path="M 0 0 L 21600 0 21600 21600 0 21600 Z N"/>
          </draw:custom-shape>
          <draw:custom-shape draw:name="Rectangle 35" draw:style-name="gr89" draw:text-style-name="P4" draw:layer="layout" svg:width="1.89cm" svg:height="1.89cm" draw:transform="rotate (-0.383972435438753) translate (14.047cm 5.924cm)">
            <text:p/>
            <draw:enhanced-geometry svg:viewBox="0 0 21600 21600" draw:type="non-primitive" draw:enhanced-path="M 0 0 L 21600 0 21600 21600 0 21600 Z N"/>
          </draw:custom-shape>
          <draw:custom-shape draw:name="Rectangle 36" draw:style-name="gr88" draw:text-style-name="P4" draw:layer="layout" svg:width="1.89cm" svg:height="1.89cm" draw:transform="rotate (-0.383972435438753) translate (21.762cm 7.005cm)">
            <text:p/>
            <draw:enhanced-geometry svg:viewBox="0 0 21600 21600" draw:type="non-primitive" draw:enhanced-path="M 0 0 L 21600 0 21600 21600 0 21600 Z N"/>
          </draw:custom-shape>
          <draw:custom-shape draw:name="Rectangle 37" draw:style-name="gr88" draw:text-style-name="P4" draw:layer="layout" svg:width="1.89cm" svg:height="1.89cm" draw:transform="rotate (-0.383972435438753) translate (13.339cm 7.676cm)">
            <text:p/>
            <draw:enhanced-geometry svg:viewBox="0 0 21600 21600" draw:type="non-primitive" draw:enhanced-path="M 0 0 L 21600 0 21600 21600 0 21600 Z N"/>
          </draw:custom-shape>
          <draw:custom-shape draw:name="Rectangle 38" draw:style-name="gr89" draw:text-style-name="P4" draw:layer="layout" svg:width="1.89cm" svg:height="1.89cm" draw:transform="rotate (-0.383972435438753) translate (15.091cm 8.384cm)">
            <text:p/>
            <draw:enhanced-geometry svg:viewBox="0 0 21600 21600" draw:type="non-primitive" draw:enhanced-path="M 0 0 L 21600 0 21600 21600 0 21600 Z N"/>
          </draw:custom-shape>
          <draw:custom-shape draw:name="Rectangle 39" draw:style-name="gr88" draw:text-style-name="P4" draw:layer="layout" svg:width="1.89cm" svg:height="1.89cm" draw:transform="rotate (-0.383972435438753) translate (16.843cm 9.091cm)">
            <text:p/>
            <draw:enhanced-geometry svg:viewBox="0 0 21600 21600" draw:type="non-primitive" draw:enhanced-path="M 0 0 L 21600 0 21600 21600 0 21600 Z N"/>
          </draw:custom-shape>
          <draw:custom-shape draw:name="Rectangle 40" draw:style-name="gr89" draw:text-style-name="P4" draw:layer="layout" svg:width="1.89cm" svg:height="1.89cm" draw:transform="rotate (-0.383972435438753) translate (18.595cm 9.799cm)">
            <text:p/>
            <draw:enhanced-geometry svg:viewBox="0 0 21600 21600" draw:type="non-primitive" draw:enhanced-path="M 0 0 L 21600 0 21600 21600 0 21600 Z N"/>
          </draw:custom-shape>
          <draw:custom-shape draw:name="Rectangle 41" draw:style-name="gr88" draw:text-style-name="P4" draw:layer="layout" svg:width="1.89cm" svg:height="1.89cm" draw:transform="rotate (-0.383972435438753) translate (20.347cm 10.507cm)">
            <text:p/>
            <draw:enhanced-geometry svg:viewBox="0 0 21600 21600" draw:type="non-primitive" draw:enhanced-path="M 0 0 L 21600 0 21600 21600 0 21600 Z N"/>
          </draw:custom-shape>
        </draw:g>
        <draw:custom-shape draw:name="Freeform 43" draw:style-name="gr3" draw:text-style-name="P1" draw:layer="layout" svg:width="3.753cm" svg:height="0.9cm" svg:x="16.948cm" svg:y="12.757cm">
          <text:p text:style-name="P2"><text:span text:style-name="T13">Chessboard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Oval 44" draw:style-name="gr90" draw:text-style-name="P4" draw:layer="layout" svg:width="0.49cm" svg:height="0.49cm" svg:x="15.515cm" svg:y="6.335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45" draw:style-name="gr90" draw:text-style-name="P4" draw:layer="layout" svg:width="0.49cm" svg:height="0.49cm" svg:x="17.288cm" svg:y="7.115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46" draw:style-name="gr90" draw:text-style-name="P4" draw:layer="layout" svg:width="0.49cm" svg:height="0.49cm" svg:x="19.061cm" svg:y="7.803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47" draw:style-name="gr90" draw:text-style-name="P4" draw:layer="layout" svg:width="0.49cm" svg:height="0.49cm" svg:x="20.794cm" svg:y="8.478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48" draw:style-name="gr90" draw:text-style-name="P4" draw:layer="layout" svg:width="0.49cm" svg:height="0.49cm" svg:x="14.801cm" svg:y="8.041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49" draw:style-name="gr90" draw:text-style-name="P4" draw:layer="layout" svg:width="0.49cm" svg:height="0.49cm" svg:x="16.574cm" svg:y="8.822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50" draw:style-name="gr90" draw:text-style-name="P4" draw:layer="layout" svg:width="0.49cm" svg:height="0.49cm" svg:x="18.346cm" svg:y="9.51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51" draw:style-name="gr90" draw:text-style-name="P4" draw:layer="layout" svg:width="0.49cm" svg:height="0.49cm" svg:x="20.079cm" svg:y="10.18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Straight Connector 12" draw:style-name="gr91" draw:text-style-name="P1" draw:layer="layout" svg:width="3.998cm" svg:height="1.636cm" svg:x="11.8cm" svg:y="5cm">
          <text:p text:style-name="P2"/>
          <draw:enhanced-geometry svg:viewBox="0 0 21600 21600" draw:path-stretchpoint-x="21600" draw:path-stretchpoint-y="21600" draw:text-areas="?f7 ?f7 ?f10 ?f11" draw:glue-points="?f7 ?f7 ?f10 ?f11" draw:mirror-horizontal="true" draw:mirror-vertical="true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Straight Connector 12" draw:style-name="gr92" draw:text-style-name="P1" draw:layer="layout" svg:width="1.423cm" svg:height="3.432cm" svg:x="15.776cm" svg:y="3.2cm">
          <text:p text:style-name="P2"/>
          <draw:enhanced-geometry svg:viewBox="0 0 21600 21600" draw:mirror-horizontal="false" draw:path-stretchpoint-x="21600" draw:path-stretchpoint-y="21600" draw:text-areas="?f7 ?f7 ?f10 ?f11" draw:glue-points="?f7 ?f7 ?f10 ?f11" draw:mirror-vertical="true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Freeform 53" draw:style-name="gr3" draw:text-style-name="P1" draw:layer="layout" svg:width="0.815cm" svg:height="0.973cm" svg:x="17.185cm" svg:y="2.827cm">
          <text:p text:style-name="P2"><text:span text:style-name="T1">x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Straight Connector 12" draw:style-name="gr93" draw:text-style-name="P1" draw:layer="layout" svg:width="5.72cm" svg:height="0.004cm" svg:x="3.835cm" svg:y="10.558cm">
          <text:p text:style-name="P2"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Freeform 56" draw:style-name="gr3" draw:text-style-name="P1" draw:layer="layout" svg:width="0.815cm" svg:height="0.973cm" svg:x="9.1cm" svg:y="9.561cm">
          <text:p text:style-name="P2"><text:span text:style-name="T1">x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 57" draw:style-name="gr3" draw:text-style-name="P1" draw:layer="layout" svg:width="0.853cm" svg:height="0.973cm" svg:x="15.374cm" svg:y="5.363cm">
          <text:p text:style-name="P2"><text:span text:style-name="T14">0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 58" draw:style-name="gr3" draw:text-style-name="P1" draw:layer="layout" svg:width="0.853cm" svg:height="0.973cm" svg:x="14.231cm" svg:y="7.311cm">
          <text:p text:style-name="P2"><text:span text:style-name="T14">1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 59" draw:style-name="gr3" draw:text-style-name="P1" draw:layer="layout" svg:width="1.89cm" svg:height="1.082cm" svg:x="15.861cm" svg:y="7.755cm">
          <text:p text:style-name="P2"><text:span text:style-name="T14">N</text:span><text:span text:style-name="T15">x</text:span><text:span text:style-name="T14">+1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 61" draw:style-name="gr3" draw:text-style-name="P1" draw:layer="layout" svg:width="1.137cm" svg:height="0.973cm" draw:transform="rotate (1.04213609636581) translate (13.194cm 9.323cm)">
          <text:p text:style-name="P2"><text:span text:style-name="T14">…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 62" draw:style-name="gr3" draw:text-style-name="P1" draw:layer="layout" svg:width="1.166cm" svg:height="1.082cm" svg:x="16.707cm" svg:y="5.892cm">
          <text:p text:style-name="P2"><text:span text:style-name="T14">N</text:span><text:span text:style-name="T15">x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 63" draw:style-name="gr3" draw:text-style-name="P1" draw:layer="layout" svg:width="1.137cm" svg:height="0.973cm" draw:transform="rotate (1.04213609636581) translate (15.099cm 9.979cm)">
          <text:p text:style-name="P2"><text:span text:style-name="T14">…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 65" draw:style-name="gr3" draw:text-style-name="P1" draw:layer="layout" svg:width="3.029cm" svg:height="1.082cm" svg:x="20.517cm" svg:y="7.374cm">
          <text:p text:style-name="P2"><text:span text:style-name="T14">(N</text:span><text:span text:style-name="T15">y</text:span><text:span text:style-name="T14">-1)·N</text:span><text:span text:style-name="T15">x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 66" draw:style-name="gr3" draw:text-style-name="P1" draw:layer="layout" svg:width="1.137cm" svg:height="0.973cm" svg:x="18.593cm" svg:y="6.615cm">
          <text:p text:style-name="P2"><text:span text:style-name="T14">…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 67" draw:style-name="gr3" draw:text-style-name="P1" draw:layer="layout" svg:width="1.137cm" svg:height="0.973cm" draw:transform="rotate (1.04213609636581) translate (18.846cm 11.186cm)">
          <text:p text:style-name="P2"><text:span text:style-name="T14">…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Straight Connector 12" draw:style-name="gr94" draw:text-style-name="P1" draw:layer="layout" svg:width="1.755cm" svg:height="2.809cm" svg:x="13.999cm" svg:y="3.799cm">
          <text:p text:style-name="P2"/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Freeform 69" draw:style-name="gr95" draw:text-style-name="P5" draw:layer="layout" svg:width="0.82cm" svg:height="0.974cm" svg:x="14.18cm" svg:y="2.826cm">
          <text:p text:style-name="P2"><text:span text:style-name="T1">z</text:span></text:p>
          <draw:enhanced-geometry svg:viewBox="0 0 21600 21600" draw:text-areas="?f4 ?f4 ?f5 ?f5" draw:mirror-horizontal="false" draw:mirror-vertical="false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 71" draw:style-name="gr96" draw:text-style-name="P4" draw:layer="layout" svg:width="11.843cm" svg:height="4.482cm" svg:x="3.948cm" svg:y="6.015cm">
          <text:p/>
          <draw:enhanced-geometry svg:viewBox="0 0 4263528 1613352" draw:text-areas="?f24 ?f26 ?f25 ?f27" draw:glue-points="?f16 ?f17 ?f18 ?f19 ?f20 ?f21 ?f22 ?f23" draw:type="non-primitive" draw:enhanced-path="M 4263528 225226 C 3912824 81088 3453788 -94263 3062689 59973 2671590 214209 2555913 996407 1916935 1150643 L 0 1613352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263528"/>
            <draw:equation draw:name="f7" draw:formula="?f4 / 1613352"/>
            <draw:equation draw:name="f8" draw:formula="4263528 * ?f5 / 4263528"/>
            <draw:equation draw:name="f9" draw:formula="3062689 * ?f5 / 4263528"/>
            <draw:equation draw:name="f10" draw:formula="0 * ?f5 / 4263528"/>
            <draw:equation draw:name="f11" draw:formula="225226 * ?f4 / 1613352"/>
            <draw:equation draw:name="f12" draw:formula="59973 * ?f4 / 1613352"/>
            <draw:equation draw:name="f13" draw:formula="1916935 * ?f5 / 4263528"/>
            <draw:equation draw:name="f14" draw:formula="1150643 * ?f4 / 1613352"/>
            <draw:equation draw:name="f15" draw:formula="1613352 * ?f4 / 1613352"/>
            <draw:equation draw:name="f16" draw:formula="?f8 / ?f6"/>
            <draw:equation draw:name="f17" draw:formula="?f11 / ?f7"/>
            <draw:equation draw:name="f18" draw:formula="?f9 / ?f6"/>
            <draw:equation draw:name="f19" draw:formula="?f12 / ?f7"/>
            <draw:equation draw:name="f20" draw:formula="?f13 / ?f6"/>
            <draw:equation draw:name="f21" draw:formula="?f14 / ?f7"/>
            <draw:equation draw:name="f22" draw:formula="?f10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draw:name="Freeform 72" draw:style-name="gr82" draw:text-style-name="P1" draw:layer="layout" svg:width="3.763cm" svg:height="0.892cm" svg:x="6.2cm" svg:y="4.437cm">
          <text:p text:style-name="P3"><text:span text:style-name="T7">camera pose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Straight Connector 43" draw:style-name="gr97" draw:text-style-name="P1" draw:layer="layout" svg:width="1.299cm" svg:height="1.318cm" svg:x="10.105cm" svg:y="5.687cm">
          <text:p text:style-name="P2"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presentation:notes draw:style-name="dp2">
          <draw:page-thumbnail draw:name="Slide Image Placeholder 1" draw:layer="layout" svg:width="46.249cm" svg:height="34.691cm" svg:x="-39.516cm" svg:y="-32.769cm" draw:page-number="7" presentation:class="page"/>
          <draw:frame draw:name="Notes Placeholder 2" presentation:style-name="pr1" draw:text-style-name="P4" draw:layer="layout" svg:width="15.227cm" svg:height="11.417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1009" svg:viewBox="0 0 20 30" svg:d="m10 0-10 30h20z"/>
    <draw:marker draw:name="a1022" svg:viewBox="0 0 20 30" svg:d="m10 0-10 30h20z"/>
    <draw:marker draw:name="a1033" svg:viewBox="0 0 20 30" svg:d="m10 0-10 30h20z"/>
    <draw:marker draw:name="a1076" svg:viewBox="0 0 20 30" svg:d="m10 0-10 30h20z"/>
    <draw:marker draw:name="a1080" svg:viewBox="0 0 20 30" svg:d="m10 0-10 30h20z"/>
    <draw:marker draw:name="a1088" svg:viewBox="0 0 20 30" svg:d="m10 0-10 30h20z"/>
    <draw:marker draw:name="a1138" svg:viewBox="0 0 20 30" svg:d="m10 0-10 30h20z"/>
    <draw:marker draw:name="a1146" svg:viewBox="0 0 20 30" svg:d="m10 0-10 30h20z"/>
    <draw:marker draw:name="a1154" svg:viewBox="0 0 20 30" svg:d="m10 0-10 30h20z"/>
    <draw:marker draw:name="a436" svg:viewBox="0 0 20 30" svg:d="m10 0-10 30h20z"/>
    <draw:marker draw:name="a440" svg:viewBox="0 0 20 30" svg:d="m10 0-10 30h20z"/>
    <draw:marker draw:name="a458" svg:viewBox="0 0 20 30" svg:d="m10 0-10 30h20z"/>
    <draw:marker draw:name="a462" svg:viewBox="0 0 20 30" svg:d="m10 0-10 30h20z"/>
    <draw:marker draw:name="a480" svg:viewBox="0 0 20 30" svg:d="m10 0-10 30h20z"/>
    <draw:marker draw:name="a484" svg:viewBox="0 0 20 30" svg:d="m10 0-10 30h20z"/>
    <draw:marker draw:name="a509" svg:viewBox="0 0 20 30" svg:d="m10 0-10 30h20z"/>
    <draw:marker draw:name="a513" svg:viewBox="0 0 20 30" svg:d="m10 0-10 30h20z"/>
    <draw:marker draw:name="a523" svg:viewBox="0 0 20 30" svg:d="m10 0-10 30h20z"/>
    <draw:marker draw:name="a540" svg:viewBox="0 0 20 30" svg:d="m10 0-10 30h20z"/>
    <draw:marker draw:name="a547" svg:viewBox="0 0 20 30" svg:d="m10 0-10 30h20z"/>
    <draw:marker draw:name="a609" svg:viewBox="0 0 20 30" svg:d="m10 0-10 30h20z"/>
    <draw:marker draw:name="a613" svg:viewBox="0 0 20 30" svg:d="m10 0-10 30h20z"/>
    <draw:marker draw:name="a623" svg:viewBox="0 0 20 30" svg:d="m10 0-10 30h20z"/>
    <draw:marker draw:name="a638" svg:viewBox="0 0 20 30" svg:d="m10 0-10 30h20z"/>
    <draw:marker draw:name="a649" svg:viewBox="0 0 20 30" svg:d="m10 0-10 30h20z"/>
    <draw:marker draw:name="a658" svg:viewBox="0 0 20 30" svg:d="m10 0-10 30h20z"/>
    <draw:marker draw:name="a674" svg:viewBox="0 0 20 30" svg:d="m10 0-10 30h20z"/>
    <draw:marker draw:name="a704" svg:viewBox="0 0 20 30" svg:d="m10 0-10 30h20z"/>
    <draw:marker draw:name="a708" svg:viewBox="0 0 20 30" svg:d="m10 0-10 30h20z"/>
    <draw:marker draw:name="a718" svg:viewBox="0 0 20 30" svg:d="m10 0-10 30h20z"/>
    <draw:marker draw:name="a728" svg:viewBox="0 0 20 30" svg:d="m10 0-10 30h20z"/>
    <draw:marker draw:name="a732" svg:viewBox="0 0 20 30" svg:d="m10 0-10 30h20z"/>
    <draw:marker draw:name="a736" svg:viewBox="0 0 20 30" svg:d="m10 0-10 30h20z"/>
    <draw:marker draw:name="a754" svg:viewBox="0 0 20 30" svg:d="m10 0-10 30h20z"/>
    <draw:marker draw:name="a758" svg:viewBox="0 0 20 30" svg:d="m10 0-10 30h20z"/>
    <draw:marker draw:name="a768" svg:viewBox="0 0 20 30" svg:d="m10 0-10 30h20z"/>
    <draw:marker draw:name="a781" svg:viewBox="0 0 20 30" svg:d="m10 0-10 30h20z"/>
    <draw:marker draw:name="a785" svg:viewBox="0 0 20 30" svg:d="m10 0-10 30h20z"/>
    <draw:marker draw:name="a816" svg:viewBox="0 0 20 30" svg:d="m10 0-10 30h20z"/>
    <draw:marker draw:name="a827" svg:viewBox="0 0 20 30" svg:d="m10 0-10 30h20z"/>
    <draw:marker draw:name="a834" svg:viewBox="0 0 20 30" svg:d="m10 0-10 30h20z"/>
    <draw:marker draw:name="a838" svg:viewBox="0 0 20 30" svg:d="m10 0-10 30h20z"/>
    <draw:marker draw:name="a875" svg:viewBox="0 0 20 30" svg:d="m10 0-10 30h20z"/>
    <draw:marker draw:name="a879" svg:viewBox="0 0 20 30" svg:d="m10 0-10 30h20z"/>
    <draw:marker draw:name="a889" svg:viewBox="0 0 20 30" svg:d="m10 0-10 30h20z"/>
    <draw:marker draw:name="a901" svg:viewBox="0 0 20 30" svg:d="m10 0-10 30h20z"/>
    <draw:marker draw:name="a905" svg:viewBox="0 0 20 30" svg:d="m10 0-10 30h20z"/>
    <draw:marker draw:name="a909" svg:viewBox="0 0 20 30" svg:d="m10 0-10 30h20z"/>
    <draw:marker draw:name="a919" svg:viewBox="0 0 20 30" svg:d="m10 0-10 30h20z"/>
    <draw:marker draw:name="a923" svg:viewBox="0 0 20 30" svg:d="m10 0-10 30h20z"/>
    <draw:marker draw:name="a933" svg:viewBox="0 0 20 30" svg:d="m10 0-10 30h20z"/>
    <draw:marker draw:name="a946" svg:viewBox="0 0 20 30" svg:d="m10 0-10 30h20z"/>
    <draw:marker draw:name="a955" svg:viewBox="0 0 20 30" svg:d="m10 0-10 30h20z"/>
    <draw:marker draw:name="a964" svg:viewBox="0 0 20 30" svg:d="m10 0-10 30h20z"/>
    <draw:marker draw:name="a995" svg:viewBox="0 0 20 30" svg:d="m10 0-10 30h20z"/>
    <draw:marker draw:name="a999" svg:viewBox="0 0 20 30" svg:d="m10 0-10 30h20z"/>
    <draw:stroke-dash draw:name="a1206" draw:style="rect" draw:dots1="1" draw:dots1-length="0.104cm" draw:distance="0.104cm"/>
    <draw:stroke-dash draw:name="a1210" draw:style="rect" draw:dots1="1" draw:dots1-length="0.104cm" draw:distance="0.104cm"/>
    <draw:stroke-dash draw:name="a450" draw:style="rect" draw:dots1="1" draw:dots1-length="0.104cm" draw:distance="0.104cm"/>
    <draw:stroke-dash draw:name="a454" draw:style="rect" draw:dots1="1" draw:dots1-length="0.104cm" draw:distance="0.104cm"/>
    <draw:stroke-dash draw:name="a472" draw:style="rect" draw:dots1="1" draw:dots1-length="0.104cm" draw:distance="0.104cm"/>
    <draw:stroke-dash draw:name="a476" draw:style="rect" draw:dots1="1" draw:dots1-length="0.104cm" draw:distance="0.104cm"/>
    <draw:stroke-dash draw:name="a536" draw:style="rect" draw:dots1="1" draw:dots1-length="0.144cm" draw:distance="0.144cm"/>
    <draw:stroke-dash draw:name="a559" draw:style="rect" draw:dots1="1" draw:dots1-length="0.144cm" draw:distance="0.144cm"/>
    <draw:stroke-dash draw:name="a563" draw:style="rect" draw:dots1="1" draw:dots1-length="0.144cm" draw:distance="0.144cm"/>
    <draw:stroke-dash draw:name="a567" draw:style="rect" draw:dots1="1" draw:dots1-length="0.144cm" draw:distance="0.144cm"/>
    <draw:stroke-dash draw:name="a571" draw:style="rect" draw:dots1="1" draw:dots1-length="0.144cm" draw:distance="0.144cm"/>
    <draw:stroke-dash draw:name="a575" draw:style="rect" draw:dots1="1" draw:dots1-length="0.144cm" draw:distance="0.144cm"/>
    <draw:stroke-dash draw:name="a579" draw:style="rect" draw:dots1="1" draw:dots1-length="0.144cm" draw:distance="0.144cm"/>
    <draw:stroke-dash draw:name="a583" draw:style="rect" draw:dots1="1" draw:dots1-length="0.144cm" draw:distance="0.144cm"/>
    <draw:stroke-dash draw:name="a587" draw:style="rect" draw:dots1="1" draw:dots1-length="0.144cm" draw:distance="0.144cm"/>
    <draw:stroke-dash draw:name="a645" draw:style="rect" draw:dots1="1" draw:dots1-length="0.036cm" draw:distance="0.036cm"/>
    <draw:stroke-dash draw:name="a662" draw:style="rect" draw:dots1="1" draw:dots1-length="0.072cm" draw:distance="0.072cm"/>
    <draw:stroke-dash draw:name="a746" draw:style="rect" draw:dots1="1" draw:dots1-length="0.104cm" draw:distance="0.104cm"/>
    <draw:stroke-dash draw:name="a750" draw:style="rect" draw:dots1="1" draw:dots1-length="0.104cm" draw:distance="0.104cm"/>
    <draw:stroke-dash draw:name="a795" draw:style="rect" draw:dots1="1" draw:dots1-length="0.051cm" draw:distance="0.051cm"/>
    <draw:stroke-dash draw:name="a805" draw:style="rect" draw:dots1="1" draw:dots1-length="0.104cm" draw:distance="0.104cm"/>
    <draw:stroke-dash draw:name="a809" draw:style="rect" draw:dots1="1" draw:dots1-length="0.104cm" draw:distance="0.104cm"/>
    <draw:stroke-dash draw:name="a823" draw:style="rect" draw:dots1="1" draw:dots1-length="0.025cm" draw:distance="0.025cm"/>
    <draw:stroke-dash draw:name="a976" draw:style="rect" draw:dots1="1" draw:dots1-length="0.104cm" draw:distance="0.104cm"/>
    <draw:stroke-dash draw:name="a980" draw:style="rect" draw:dots1="1" draw:dots1-length="0.104cm" draw:distance="0.104cm"/>
    <draw:stroke-dash draw:name="a987" draw:style="rect" draw:dots1="1" draw:dots1-length="0.104cm" draw:distance="0.104cm"/>
    <draw:stroke-dash draw:name="a991" draw:style="rect" draw:dots1="1" draw:dots1-length="0.104cm" draw:distance="0.104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cm" fo:margin-bottom="0.4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cm" fo:margin-bottom="0.3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cm" fo:margin-bottom="0.2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cm" fo:margin-bottom="0.1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cm" fo:margin-bottom="0.1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cm" fo:margin-bottom="0.1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cm" fo:margin-bottom="0.1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cm" fo:margin-bottom="0.1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 style:protect="position size"/>
    </style:style>
    <style:style style:name="Mgr4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4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/>
    </style:style>
    <style:style style:name="Mpr6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7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8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10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1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2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/>
    </style:style>
    <style:style style:name="Mpr14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5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6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18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9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0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2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5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2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30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/>
    </style:style>
    <style:style style:name="Mpr34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35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36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37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/>
    </style:style>
    <style:style style:name="Mpr39" style:family="presentation" style:parent-style-name="Master1-Layout9-picTx-Picture-with-Caption-title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40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41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42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44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3cm" fo:padding-bottom="0.13cm" fo:padding-left="0.25cm" fo:padding-right="0.25cm" fo:wrap-option="wrap"/>
      <style:paragraph-properties style:writing-mode="tb-rl"/>
    </style:style>
    <style:style style:name="Mpr4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4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  <style:paragraph-properties style:writing-mode="tb-rl"/>
    </style:style>
    <style:style style:name="Mpr4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3cm" fo:padding-bottom="0.13cm" fo:padding-left="0.25cm" fo:padding-right="0.25cm" fo:wrap-option="wrap"/>
      <style:paragraph-properties style:writing-mode="tb-rl"/>
    </style:style>
    <style:style style:name="Mpr4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50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.952cm" fo:margin-right="0cm" fo:margin-top="0.282cm" fo:margin-bottom="0cm" fo:line-height="100%" fo:text-align="start" fo:text-indent="-0.952cm" style:punctuation-wrap="hanging" style:writing-mode="lr-tb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MP11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>
          <style:tab-stop style:position="0.952cm"/>
          <style:tab-stop style:position="1.269cm"/>
          <style:tab-stop style:position="2.539cm"/>
          <style:tab-stop style:position="3.809cm"/>
          <style:tab-stop style:position="5.079cm"/>
          <style:tab-stop style:position="6.349cm"/>
          <style:tab-stop style:position="7.619cm"/>
          <style:tab-stop style:position="8.889cm"/>
          <style:tab-stop style:position="10.159cm"/>
          <style:tab-stop style:position="11.429cm"/>
          <style:tab-stop style:position="12.699cm"/>
          <style:tab-stop style:position="13.969cm"/>
          <style:tab-stop style:position="15.239cm"/>
          <style:tab-stop style:position="16.509cm"/>
          <style:tab-stop style:position="17.779cm"/>
          <style:tab-stop style:position="19.049cm"/>
          <style:tab-stop style:position="20.319cm"/>
          <style:tab-stop style:position="21.589cm"/>
          <style:tab-stop style:position="22.859cm"/>
          <style:tab-stop style:position="24.129cm"/>
          <style:tab-stop style:position="25.399cm"/>
        </style:tab-stops>
      </style:paragraph-properties>
    </style:style>
    <style:style style:name="MP12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.952cm"/>
          <style:tab-stop style:position="1.269cm"/>
          <style:tab-stop style:position="2.539cm"/>
          <style:tab-stop style:position="3.809cm"/>
          <style:tab-stop style:position="5.079cm"/>
          <style:tab-stop style:position="6.349cm"/>
          <style:tab-stop style:position="7.619cm"/>
          <style:tab-stop style:position="8.889cm"/>
          <style:tab-stop style:position="10.159cm"/>
          <style:tab-stop style:position="11.429cm"/>
          <style:tab-stop style:position="12.699cm"/>
          <style:tab-stop style:position="13.969cm"/>
          <style:tab-stop style:position="15.239cm"/>
          <style:tab-stop style:position="16.509cm"/>
          <style:tab-stop style:position="17.779cm"/>
          <style:tab-stop style:position="19.049cm"/>
          <style:tab-stop style:position="20.319cm"/>
          <style:tab-stop style:position="21.589cm"/>
          <style:tab-stop style:position="22.859cm"/>
          <style:tab-stop style:position="24.129cm"/>
          <style:tab-stop style:position="25.399cm"/>
        </style:tab-stops>
      </style:paragraph-properties>
    </style:style>
    <style:style style:name="MP13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style:font-family-generic="roman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8pt" style:font-style-asian="normal" style:font-weight-asian="normal" style:font-family-complex="Mangal" style:font-pitch-complex="variable" style:font-size-complex="18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Arial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Arial" style:font-family-generic="roman" style:font-pitch="variable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60pt" style:font-style-asian="normal" style:font-weight-asian="normal" style:font-family-complex="'DejaVu Sans'" style:font-pitch-complex="variable" style:font-size-complex="60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Arial" style:font-family-generic="roman" style:font-pitch="variable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/>
    </style:style>
    <style:style style:name="MT10" style:family="text">
      <style:text-properties fo:color="#898989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DejaVu Sans'" style:font-pitch-asian="variable" style:font-size-asian="24pt" style:font-style-asian="normal" style:font-weight-asian="bold" style:font-family-complex="'DejaVu Sans'" style:font-pitch-complex="variable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952cm"/>
        <style:text-properties style:use-window-font-color="true" fo:font-size="45%"/>
      </text:list-level-style-number>
      <text:list-level-style-number text:level="2" style:num-format="">
        <style:list-level-properties text:space-before="0.953cm" text:min-label-width="0.952cm"/>
        <style:text-properties style:use-window-font-color="true" fo:font-size="45%"/>
      </text:list-level-style-number>
      <text:list-level-style-number text:level="3" style:num-format="">
        <style:list-level-properties text:space-before="2.223cm" text:min-label-width="0.952cm"/>
        <style:text-properties style:use-window-font-color="true" fo:font-size="45%"/>
      </text:list-level-style-number>
      <text:list-level-style-number text:level="4" style:num-format="">
        <style:list-level-properties text:space-before="3.493cm" text:min-label-width="0.952cm"/>
        <style:text-properties style:use-window-font-color="true" fo:font-size="45%"/>
      </text:list-level-style-number>
      <text:list-level-style-number text:level="5" style:num-format="">
        <style:list-level-properties text:space-before="4.763cm" text:min-label-width="0.952cm"/>
        <style:text-properties style:use-window-font-color="true" fo:font-size="45%"/>
      </text:list-level-style-number>
      <text:list-level-style-number text:level="6" style:num-format="">
        <style:list-level-properties text:space-before="6.033cm" text:min-label-width="0.952cm"/>
        <style:text-properties style:use-window-font-color="true" fo:font-size="45%"/>
      </text:list-level-style-number>
      <text:list-level-style-number text:level="7" style:num-format="">
        <style:list-level-properties text:space-before="7.303cm" text:min-label-width="0.952cm"/>
        <style:text-properties style:use-window-font-color="true" fo:font-size="45%"/>
      </text:list-level-style-number>
      <text:list-level-style-number text:level="8" style:num-format="">
        <style:list-level-properties text:space-before="8.573cm" text:min-label-width="0.952cm"/>
        <style:text-properties style:use-window-font-color="true" fo:font-size="45%"/>
      </text:list-level-style-number>
      <text:list-level-style-number text:level="9" style:num-format="">
        <style:list-level-properties text:space-before="9.843cm" text:min-label-width="0.95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1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8.266cm" svg:height="1.269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8.266cm" svg:height="1.269cm" svg:x="10.783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8.266cm" svg:height="1.269cm" svg:x="0cm" svg:y="24.13cm" presentation:class="footer">
        <draw:text-box>
          <text:p/>
        </draw:text-box>
      </draw:frame>
      <draw:frame draw:name="Slide Number Placeholder 4" draw:style-name="Mgr2" draw:text-style-name="MP1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7.448cm" svg:height="5.587cm" svg:x="1.513cm" svg:y="2.54cm" draw:page-number="1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2.847cm" svg:height="3.162cm" svg:x="1.269cm" svg:y="0.763cm" presentation:class="title">
        <draw:text-box>
          <text:p/>
        </draw:text-box>
      </draw:frame>
      <draw:frame draw:name="Text Placeholder 2" presentation:style-name="Mpr2" draw:text-style-name="MP3" draw:layer="backgroundobjects" svg:width="22.847cm" svg:height="12.559cm" svg:x="1.269cm" svg:y="4.444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5.913cm" svg:height="1.31cm" svg:x="1.269cm" svg:y="17.348cm" presentation:class="date-time">
        <draw:text-box>
          <text:p/>
        </draw:text-box>
      </draw:frame>
      <draw:frame draw:name="Footer Placeholder 4" presentation:style-name="Mpr3" draw:text-style-name="MP3" draw:layer="backgroundobjects" svg:width="8.03cm" svg:height="1.31cm" svg:x="8.678cm" svg:y="17.348cm" presentation:class="footer">
        <draw:text-box>
          <text:p/>
        </draw:text-box>
      </draw:frame>
      <draw:frame draw:name="Slide Number Placeholder 5" presentation:style-name="Mpr3" draw:text-style-name="MP3" draw:layer="backgroundobjects" svg:width="5.914cm" svg:height="1.31cm" svg:x="18.203cm" svg:y="17.348cm" presentation:class="page-number">
        <draw:text-box>
          <text:p text:style-name="MP9"><text:span text:style-name="MT6"><text:page-number>&lt;número&gt;</text:page-number></text:span></text:p>
        </draw:text-box>
      </draw:frame>
      <presentation:notes style:page-layout-name="PM0">
        <draw:custom-shape draw:name="Rectangle 1" draw:style-name="Mgr3" draw:text-style-name="MP1" draw:layer="backgroundobjects" svg:width="19.05cm" svg:height="25.4cm" svg:x="0cm" svg:y="0cm">
          <text:p text:style-name="MP9"/>
          <draw:enhanced-geometry svg:viewBox="0 0 21600 21600" draw:type="non-primitive" draw:enhanced-path="M 0 0 L 21600 0 21600 21600 0 21600 Z N"/>
        </draw:custom-shape>
        <draw:custom-shape draw:name="Freeform 2" draw:style-name="Mgr4" draw:text-style-name="MP1" draw:layer="backgroundobjects" svg:width="19.05cm" svg:height="25.4cm" svg:x="0cm" svg:y="0cm">
          <text:p text:style-name="MP9"/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3" draw:style-name="Mgr4" draw:text-style-name="MP1" draw:layer="backgroundobjects" svg:width="19.05cm" svg:height="25.4cm" svg:x="0cm" svg:y="0cm">
          <text:p text:style-name="MP9"/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Slide Image Placeholder 4" presentation:style-name="Master1-Default-title" draw:layer="backgroundobjects" svg:width="32.764cm" svg:height="34.692cm" svg:x="-32.773cm" svg:y="-32.769cm" presentation:class="page"/>
        <draw:frame draw:name="Notes Placeholder 5" presentation:style-name="Mpr4" draw:text-style-name="MP3" draw:layer="backgroundobjects" svg:width="15.227cm" svg:height="11.417cm" svg:x="1.904cm" svg:y="12.064cm" presentation:class="notes">
          <draw:text-box>
            <text:p/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5" draw:text-style-name="MP3" draw:layer="backgroundobjects" svg:width="19.05cm" svg:height="6.632cm" svg:x="3.175cm" svg:y="3.118cm" presentation:class="title">
        <draw:text-box>
          <text:p text:style-name="MP10"><text:span text:style-name="MT7">Click to edit Master title style</text:span></text:p>
        </draw:text-box>
      </draw:frame>
      <draw:frame draw:name="Subtitle 2" presentation:style-name="Mpr6" draw:text-style-name="MP3" draw:layer="backgroundobjects" svg:width="19.05cm" svg:height="4.599cm" svg:x="3.175cm" svg:y="10.006cm" presentation:class="subtitle">
        <draw:text-box>
          <text:p text:style-name="MP11"><text:span text:style-name="MT8">Click to edit Master subtitle style</text:span></text:p>
        </draw:text-box>
      </draw:frame>
      <draw:frame draw:name="Date Placeholder 3" presentation:style-name="Mpr7" draw:text-style-name="MP3" draw:layer="backgroundobjects" svg:width="5.913cm" svg:height="1.31cm" svg:x="1.269cm" svg:y="17.348cm" presentation:class="date-time">
        <draw:text-box>
          <text:p/>
        </draw:text-box>
      </draw:frame>
      <draw:frame draw:name="Footer Placeholder 4" presentation:style-name="Mpr7" draw:text-style-name="MP3" draw:layer="backgroundobjects" svg:width="8.03cm" svg:height="1.31cm" svg:x="8.678cm" svg:y="17.348cm" presentation:class="footer">
        <draw:text-box>
          <text:p/>
        </draw:text-box>
      </draw:frame>
      <draw:frame draw:name="Slide Number Placeholder 5" presentation:style-name="Mpr7" draw:text-style-name="MP3" draw:layer="backgroundobjects" svg:width="5.914cm" svg:height="1.31cm" svg:x="18.203cm" svg:y="17.348cm" presentation:class="page-number">
        <draw:text-box>
          <text:p text:style-name="MP9"><text:span text:style-name="MT6"><text:page-number>&lt;número&gt;</text:page-number></text:span></text:p>
        </draw:text-box>
      </draw:frame>
      <presentation:notes style:page-layout-name="PM0">
        <draw:custom-shape draw:name="Rectangle 1" draw:style-name="Mgr3" draw:text-style-name="MP1" draw:layer="backgroundobjects" svg:width="19.05cm" svg:height="25.4cm" svg:x="0cm" svg:y="0cm">
          <text:p text:style-name="MP9"/>
          <draw:enhanced-geometry svg:viewBox="0 0 21600 21600" draw:type="non-primitive" draw:enhanced-path="M 0 0 L 21600 0 21600 21600 0 21600 Z N"/>
        </draw:custom-shape>
        <draw:custom-shape draw:name="Freeform 2" draw:style-name="Mgr4" draw:text-style-name="MP1" draw:layer="backgroundobjects" svg:width="19.05cm" svg:height="25.4cm" svg:x="0cm" svg:y="0cm">
          <text:p text:style-name="MP9"/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3" draw:style-name="Mgr4" draw:text-style-name="MP1" draw:layer="backgroundobjects" svg:width="19.05cm" svg:height="25.4cm" svg:x="0cm" svg:y="0cm">
          <text:p text:style-name="MP9"/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Slide Image Placeholder 4" presentation:style-name="Master1-Layout1-title-Title-Slide-title" draw:layer="backgroundobjects" svg:width="32.764cm" svg:height="34.692cm" svg:x="-32.773cm" svg:y="-32.769cm" presentation:class="page"/>
        <draw:frame draw:name="Notes Placeholder 5" presentation:style-name="Mpr8" draw:text-style-name="MP3" draw:layer="backgroundobjects" svg:width="15.227cm" svg:height="11.417cm" svg:x="1.904cm" svg:y="12.064cm" presentation:class="notes">
          <draw:text-box>
            <text:p/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9" draw:text-style-name="MP3" draw:layer="backgroundobjects" svg:width="22.847cm" svg:height="3.162cm" svg:x="1.269cm" svg:y="0.763cm" presentation:class="title">
        <draw:text-box>
          <text:p text:style-name="MP10"><text:span text:style-name="MT9">Click to edit Master title style</text:span></text:p>
        </draw:text-box>
      </draw:frame>
      <draw:frame draw:name="Content Placeholder 2" presentation:style-name="Mpr10" draw:text-style-name="MP3" draw:layer="backgroundobjects" svg:width="22.847cm" svg:height="12.559cm" svg:x="1.269cm" svg:y="4.444cm" presentation:class="title">
        <draw:text-box>
          <text:p text:style-name="MP4"><text:span text:style-name="MT2">Click to 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Date Placeholder 3" presentation:style-name="Mpr11" draw:text-style-name="MP3" draw:layer="backgroundobjects" svg:width="5.913cm" svg:height="1.31cm" svg:x="1.269cm" svg:y="17.348cm" presentation:class="date-time">
        <draw:text-box>
          <text:p/>
        </draw:text-box>
      </draw:frame>
      <draw:frame draw:name="Footer Placeholder 4" presentation:style-name="Mpr11" draw:text-style-name="MP3" draw:layer="backgroundobjects" svg:width="8.03cm" svg:height="1.31cm" svg:x="8.678cm" svg:y="17.348cm" presentation:class="footer">
        <draw:text-box>
          <text:p/>
        </draw:text-box>
      </draw:frame>
      <draw:frame draw:name="Slide Number Placeholder 5" presentation:style-name="Mpr11" draw:text-style-name="MP3" draw:layer="backgroundobjects" svg:width="5.914cm" svg:height="1.31cm" svg:x="18.203cm" svg:y="17.348cm" presentation:class="page-number">
        <draw:text-box>
          <text:p text:style-name="MP9"><text:span text:style-name="MT6"><text:page-number>&lt;número&gt;</text:page-number></text:span></text:p>
        </draw:text-box>
      </draw:frame>
      <presentation:notes style:page-layout-name="PM0">
        <draw:custom-shape draw:name="Rectangle 1" draw:style-name="Mgr3" draw:text-style-name="MP1" draw:layer="backgroundobjects" svg:width="19.05cm" svg:height="25.4cm" svg:x="0cm" svg:y="0cm">
          <text:p text:style-name="MP9"/>
          <draw:enhanced-geometry svg:viewBox="0 0 21600 21600" draw:type="non-primitive" draw:enhanced-path="M 0 0 L 21600 0 21600 21600 0 21600 Z N"/>
        </draw:custom-shape>
        <draw:custom-shape draw:name="Freeform 2" draw:style-name="Mgr4" draw:text-style-name="MP1" draw:layer="backgroundobjects" svg:width="19.05cm" svg:height="25.4cm" svg:x="0cm" svg:y="0cm">
          <text:p text:style-name="MP9"/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3" draw:style-name="Mgr4" draw:text-style-name="MP1" draw:layer="backgroundobjects" svg:width="19.05cm" svg:height="25.4cm" svg:x="0cm" svg:y="0cm">
          <text:p text:style-name="MP9"/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Slide Image Placeholder 4" presentation:style-name="Master1-Layout2-obj-Title-and-Content-title" draw:layer="backgroundobjects" svg:width="32.764cm" svg:height="34.692cm" svg:x="-32.773cm" svg:y="-32.769cm" presentation:class="page"/>
        <draw:frame draw:name="Notes Placeholder 5" presentation:style-name="Mpr12" draw:text-style-name="MP3" draw:layer="backgroundobjects" svg:width="15.227cm" svg:height="11.417cm" svg:x="1.904cm" svg:y="12.064cm" presentation:class="notes">
          <draw:text-box>
            <text:p/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3" draw:text-style-name="MP3" draw:layer="backgroundobjects" svg:width="21.908cm" svg:height="7.924cm" svg:x="1.733cm" svg:y="4.749cm" presentation:class="title">
        <draw:text-box>
          <text:p text:style-name="MP10"><text:span text:style-name="MT7">Click to edit Master title style</text:span></text:p>
        </draw:text-box>
      </draw:frame>
      <draw:frame draw:name="Text Placeholder 2" presentation:style-name="Mpr14" draw:text-style-name="MP3" draw:layer="backgroundobjects" svg:width="21.908cm" svg:height="4.167cm" svg:x="1.733cm" svg:y="12.749cm" presentation:class="outline">
        <draw:text-box>
          <text:list text:style-name="ML7">
            <text:list-item>
              <text:p text:style-name="MP12"><text:span text:style-name="MT10">Click to edit Master text styles</text:span></text:p>
            </text:list-item>
          </text:list>
        </draw:text-box>
      </draw:frame>
      <draw:frame draw:name="Date Placeholder 3" presentation:style-name="Mpr15" draw:text-style-name="MP3" draw:layer="backgroundobjects" svg:width="5.913cm" svg:height="1.31cm" svg:x="1.269cm" svg:y="17.348cm" presentation:class="date-time">
        <draw:text-box>
          <text:p/>
        </draw:text-box>
      </draw:frame>
      <draw:frame draw:name="Footer Placeholder 4" presentation:style-name="Mpr15" draw:text-style-name="MP3" draw:layer="backgroundobjects" svg:width="8.03cm" svg:height="1.31cm" svg:x="8.678cm" svg:y="17.348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5.914cm" svg:height="1.31cm" svg:x="18.203cm" svg:y="17.348cm" presentation:class="page-number">
        <draw:text-box>
          <text:p text:style-name="MP9"><text:span text:style-name="MT6"><text:page-number>&lt;número&gt;</text:page-number></text:span></text:p>
        </draw:text-box>
      </draw:frame>
      <presentation:notes style:page-layout-name="PM0">
        <draw:custom-shape draw:name="Rectangle 1" draw:style-name="Mgr3" draw:text-style-name="MP1" draw:layer="backgroundobjects" svg:width="19.05cm" svg:height="25.4cm" svg:x="0cm" svg:y="0cm">
          <text:p text:style-name="MP9"/>
          <draw:enhanced-geometry svg:viewBox="0 0 21600 21600" draw:type="non-primitive" draw:enhanced-path="M 0 0 L 21600 0 21600 21600 0 21600 Z N"/>
        </draw:custom-shape>
        <draw:custom-shape draw:name="Freeform 2" draw:style-name="Mgr4" draw:text-style-name="MP1" draw:layer="backgroundobjects" svg:width="19.05cm" svg:height="25.4cm" svg:x="0cm" svg:y="0cm">
          <text:p text:style-name="MP9"/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3" draw:style-name="Mgr4" draw:text-style-name="MP1" draw:layer="backgroundobjects" svg:width="19.05cm" svg:height="25.4cm" svg:x="0cm" svg:y="0cm">
          <text:p text:style-name="MP9"/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Slide Image Placeholder 4" presentation:style-name="Master1-Layout3-secHead-Section-Header-title" draw:layer="backgroundobjects" svg:width="32.764cm" svg:height="34.692cm" svg:x="-32.773cm" svg:y="-32.769cm" presentation:class="page"/>
        <draw:frame draw:name="Notes Placeholder 5" presentation:style-name="Mpr16" draw:text-style-name="MP3" draw:layer="backgroundobjects" svg:width="15.227cm" svg:height="11.417cm" svg:x="1.904cm" svg:y="12.064cm" presentation:class="notes">
          <draw:text-box>
            <text:p/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17" draw:text-style-name="MP3" draw:layer="backgroundobjects" svg:width="22.847cm" svg:height="3.162cm" svg:x="1.269cm" svg:y="0.763cm" presentation:class="title">
        <draw:text-box>
          <text:p text:style-name="MP10"><text:span text:style-name="MT9">Click to edit Master title style</text:span></text:p>
        </draw:text-box>
      </draw:frame>
      <draw:frame draw:name="Content Placeholder 2" presentation:style-name="Mpr18" draw:text-style-name="MP3" draw:layer="backgroundobjects" svg:width="11.21cm" svg:height="12.559cm" svg:x="1.27cm" svg:y="4.445cm" presentation:class="title">
        <draw:text-box>
          <text:p text:style-name="MP4"><text:span text:style-name="MT2">Click to 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Content Placeholder 3" presentation:style-name="Mpr18" draw:text-style-name="MP3" draw:layer="backgroundobjects" svg:width="11.214cm" svg:height="12.559cm" svg:x="12.903cm" svg:y="4.445cm" presentation:class="title">
        <draw:text-box>
          <text:p text:style-name="MP4"><text:span text:style-name="MT2">Click to 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Date Placeholder 4" presentation:style-name="Mpr19" draw:text-style-name="MP3" draw:layer="backgroundobjects" svg:width="5.913cm" svg:height="1.31cm" svg:x="1.269cm" svg:y="17.348cm" presentation:class="date-time">
        <draw:text-box>
          <text:p/>
        </draw:text-box>
      </draw:frame>
      <draw:frame draw:name="Footer Placeholder 5" presentation:style-name="Mpr19" draw:text-style-name="MP3" draw:layer="backgroundobjects" svg:width="8.03cm" svg:height="1.31cm" svg:x="8.678cm" svg:y="17.348cm" presentation:class="footer">
        <draw:text-box>
          <text:p/>
        </draw:text-box>
      </draw:frame>
      <draw:frame draw:name="Slide Number Placeholder 6" presentation:style-name="Mpr19" draw:text-style-name="MP3" draw:layer="backgroundobjects" svg:width="5.914cm" svg:height="1.31cm" svg:x="18.203cm" svg:y="17.348cm" presentation:class="page-number">
        <draw:text-box>
          <text:p text:style-name="MP9"><text:span text:style-name="MT6"><text:page-number>&lt;número&gt;</text:page-number></text:span></text:p>
        </draw:text-box>
      </draw:frame>
      <presentation:notes style:page-layout-name="PM0">
        <draw:custom-shape draw:name="Rectangle 1" draw:style-name="Mgr3" draw:text-style-name="MP1" draw:layer="backgroundobjects" svg:width="19.05cm" svg:height="25.4cm" svg:x="0cm" svg:y="0cm">
          <text:p text:style-name="MP9"/>
          <draw:enhanced-geometry svg:viewBox="0 0 21600 21600" draw:type="non-primitive" draw:enhanced-path="M 0 0 L 21600 0 21600 21600 0 21600 Z N"/>
        </draw:custom-shape>
        <draw:custom-shape draw:name="Freeform 2" draw:style-name="Mgr4" draw:text-style-name="MP1" draw:layer="backgroundobjects" svg:width="19.05cm" svg:height="25.4cm" svg:x="0cm" svg:y="0cm">
          <text:p text:style-name="MP9"/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3" draw:style-name="Mgr4" draw:text-style-name="MP1" draw:layer="backgroundobjects" svg:width="19.05cm" svg:height="25.4cm" svg:x="0cm" svg:y="0cm">
          <text:p text:style-name="MP9"/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Slide Image Placeholder 4" presentation:style-name="Master1-Layout4-twoObj-Two-Content-title" draw:layer="backgroundobjects" svg:width="32.764cm" svg:height="34.692cm" svg:x="-32.773cm" svg:y="-32.769cm" presentation:class="page"/>
        <draw:frame draw:name="Notes Placeholder 5" presentation:style-name="Mpr20" draw:text-style-name="MP3" draw:layer="backgroundobjects" svg:width="15.227cm" svg:height="11.417cm" svg:x="1.904cm" svg:y="12.064cm" presentation:class="notes">
          <draw:text-box>
            <text:p/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21" draw:text-style-name="MP3" draw:layer="backgroundobjects" svg:width="21.908cm" svg:height="3.682cm" svg:x="1.751cm" svg:y="1.014cm" presentation:class="title">
        <draw:text-box>
          <text:p text:style-name="MP10"><text:span text:style-name="MT9">Click to edit Master title style</text:span></text:p>
        </draw:text-box>
      </draw:frame>
      <draw:frame draw:name="Text Placeholder 2" presentation:style-name="Mpr22" draw:text-style-name="MP3" draw:layer="backgroundobjects" svg:width="10.746cm" svg:height="2.289cm" svg:x="1.751cm" svg:y="4.67cm" presentation:class="outline">
        <draw:text-box>
          <text:list text:style-name="ML7">
            <text:list-item>
              <text:p text:style-name="MP12"><text:span text:style-name="MT11">Click to edit Master text styles</text:span></text:p>
            </text:list-item>
          </text:list>
        </draw:text-box>
      </draw:frame>
      <draw:frame draw:name="Content Placeholder 3" presentation:style-name="Mpr23" draw:text-style-name="MP3" draw:layer="backgroundobjects" svg:width="10.746cm" svg:height="10.235cm" svg:x="1.751cm" svg:y="6.959cm" presentation:class="title">
        <draw:text-box>
          <text:p text:style-name="MP4"><text:span text:style-name="MT2">Click to 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Text Placeholder 4" presentation:style-name="Mpr22" draw:text-style-name="MP3" draw:layer="backgroundobjects" svg:width="10.799cm" svg:height="2.289cm" svg:x="12.859cm" svg:y="4.67cm" presentation:class="outline">
        <draw:text-box>
          <text:list text:style-name="ML7">
            <text:list-item>
              <text:p text:style-name="MP12"><text:span text:style-name="MT11">Click to edit Master text styles</text:span></text:p>
            </text:list-item>
          </text:list>
        </draw:text-box>
      </draw:frame>
      <draw:frame draw:name="Content Placeholder 5" presentation:style-name="Mpr23" draw:text-style-name="MP3" draw:layer="backgroundobjects" svg:width="10.799cm" svg:height="10.235cm" svg:x="12.859cm" svg:y="6.959cm" presentation:class="title">
        <draw:text-box>
          <text:p text:style-name="MP4"><text:span text:style-name="MT2">Click to 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Date Placeholder 6" presentation:style-name="Mpr24" draw:text-style-name="MP3" draw:layer="backgroundobjects" svg:width="5.913cm" svg:height="1.31cm" svg:x="1.269cm" svg:y="17.348cm" presentation:class="date-time">
        <draw:text-box>
          <text:p/>
        </draw:text-box>
      </draw:frame>
      <draw:frame draw:name="Footer Placeholder 7" presentation:style-name="Mpr24" draw:text-style-name="MP3" draw:layer="backgroundobjects" svg:width="8.03cm" svg:height="1.31cm" svg:x="8.678cm" svg:y="17.348cm" presentation:class="footer">
        <draw:text-box>
          <text:p/>
        </draw:text-box>
      </draw:frame>
      <draw:frame draw:name="Slide Number Placeholder 8" presentation:style-name="Mpr24" draw:text-style-name="MP3" draw:layer="backgroundobjects" svg:width="5.914cm" svg:height="1.31cm" svg:x="18.203cm" svg:y="17.348cm" presentation:class="page-number">
        <draw:text-box>
          <text:p text:style-name="MP9"><text:span text:style-name="MT6"><text:page-number>&lt;número&gt;</text:page-number></text:span></text:p>
        </draw:text-box>
      </draw:frame>
      <presentation:notes style:page-layout-name="PM0">
        <draw:custom-shape draw:name="Rectangle 1" draw:style-name="Mgr3" draw:text-style-name="MP1" draw:layer="backgroundobjects" svg:width="19.05cm" svg:height="25.4cm" svg:x="0cm" svg:y="0cm">
          <text:p text:style-name="MP9"/>
          <draw:enhanced-geometry svg:viewBox="0 0 21600 21600" draw:type="non-primitive" draw:enhanced-path="M 0 0 L 21600 0 21600 21600 0 21600 Z N"/>
        </draw:custom-shape>
        <draw:custom-shape draw:name="Freeform 2" draw:style-name="Mgr4" draw:text-style-name="MP1" draw:layer="backgroundobjects" svg:width="19.05cm" svg:height="25.4cm" svg:x="0cm" svg:y="0cm">
          <text:p text:style-name="MP9"/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3" draw:style-name="Mgr4" draw:text-style-name="MP1" draw:layer="backgroundobjects" svg:width="19.05cm" svg:height="25.4cm" svg:x="0cm" svg:y="0cm">
          <text:p text:style-name="MP9"/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Slide Image Placeholder 4" presentation:style-name="Master1-Layout5-twoTxTwoObj-Comparison-title" draw:layer="backgroundobjects" svg:width="32.764cm" svg:height="34.692cm" svg:x="-32.773cm" svg:y="-32.769cm" presentation:class="page"/>
        <draw:frame draw:name="Notes Placeholder 5" presentation:style-name="Mpr25" draw:text-style-name="MP3" draw:layer="backgroundobjects" svg:width="15.227cm" svg:height="11.417cm" svg:x="1.904cm" svg:y="12.064cm" presentation:class="notes">
          <draw:text-box>
            <text:p/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26" draw:text-style-name="MP3" draw:layer="backgroundobjects" svg:width="22.847cm" svg:height="3.162cm" svg:x="1.269cm" svg:y="0.763cm" presentation:class="title">
        <draw:text-box>
          <text:p text:style-name="MP10"><text:span text:style-name="MT9">Click to edit Master title style</text:span></text:p>
        </draw:text-box>
      </draw:frame>
      <draw:frame draw:name="Date Placeholder 2" presentation:style-name="Mpr27" draw:text-style-name="MP3" draw:layer="backgroundobjects" svg:width="5.913cm" svg:height="1.31cm" svg:x="1.269cm" svg:y="17.348cm" presentation:class="date-time">
        <draw:text-box>
          <text:p/>
        </draw:text-box>
      </draw:frame>
      <draw:frame draw:name="Footer Placeholder 3" presentation:style-name="Mpr27" draw:text-style-name="MP3" draw:layer="backgroundobjects" svg:width="8.03cm" svg:height="1.31cm" svg:x="8.678cm" svg:y="17.348cm" presentation:class="footer">
        <draw:text-box>
          <text:p/>
        </draw:text-box>
      </draw:frame>
      <draw:frame draw:name="Slide Number Placeholder 4" presentation:style-name="Mpr27" draw:text-style-name="MP3" draw:layer="backgroundobjects" svg:width="5.914cm" svg:height="1.31cm" svg:x="18.203cm" svg:y="17.348cm" presentation:class="page-number">
        <draw:text-box>
          <text:p text:style-name="MP9"><text:span text:style-name="MT6"><text:page-number>&lt;número&gt;</text:page-number></text:span></text:p>
        </draw:text-box>
      </draw:frame>
      <presentation:notes style:page-layout-name="PM0">
        <draw:custom-shape draw:name="Rectangle 1" draw:style-name="Mgr3" draw:text-style-name="MP1" draw:layer="backgroundobjects" svg:width="19.05cm" svg:height="25.4cm" svg:x="0cm" svg:y="0cm">
          <text:p text:style-name="MP9"/>
          <draw:enhanced-geometry svg:viewBox="0 0 21600 21600" draw:type="non-primitive" draw:enhanced-path="M 0 0 L 21600 0 21600 21600 0 21600 Z N"/>
        </draw:custom-shape>
        <draw:custom-shape draw:name="Freeform 2" draw:style-name="Mgr4" draw:text-style-name="MP1" draw:layer="backgroundobjects" svg:width="19.05cm" svg:height="25.4cm" svg:x="0cm" svg:y="0cm">
          <text:p text:style-name="MP9"/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3" draw:style-name="Mgr4" draw:text-style-name="MP1" draw:layer="backgroundobjects" svg:width="19.05cm" svg:height="25.4cm" svg:x="0cm" svg:y="0cm">
          <text:p text:style-name="MP9"/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Slide Image Placeholder 4" presentation:style-name="Master1-Layout6-titleOnly-Title-Only-title" draw:layer="backgroundobjects" svg:width="32.764cm" svg:height="34.692cm" svg:x="-32.773cm" svg:y="-32.769cm" presentation:class="page"/>
        <draw:frame draw:name="Notes Placeholder 5" presentation:style-name="Mpr28" draw:text-style-name="MP3" draw:layer="backgroundobjects" svg:width="15.227cm" svg:height="11.417cm" svg:x="1.904cm" svg:y="12.064cm" presentation:class="notes">
          <draw:text-box>
            <text:p/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29" draw:text-style-name="MP3" draw:layer="backgroundobjects" svg:width="5.913cm" svg:height="1.31cm" svg:x="1.269cm" svg:y="17.348cm" presentation:class="date-time">
        <draw:text-box>
          <text:p/>
        </draw:text-box>
      </draw:frame>
      <draw:frame draw:name="Footer Placeholder 2" presentation:style-name="Mpr29" draw:text-style-name="MP3" draw:layer="backgroundobjects" svg:width="8.03cm" svg:height="1.31cm" svg:x="8.678cm" svg:y="17.348cm" presentation:class="footer">
        <draw:text-box>
          <text:p/>
        </draw:text-box>
      </draw:frame>
      <draw:frame draw:name="Slide Number Placeholder 3" presentation:style-name="Mpr29" draw:text-style-name="MP3" draw:layer="backgroundobjects" svg:width="5.914cm" svg:height="1.31cm" svg:x="18.203cm" svg:y="17.348cm" presentation:class="page-number">
        <draw:text-box>
          <text:p text:style-name="MP9"><text:span text:style-name="MT6"><text:page-number>&lt;número&gt;</text:page-number></text:span></text:p>
        </draw:text-box>
      </draw:frame>
      <draw:frame draw:name="Title 4" presentation:style-name="Mpr30" draw:text-style-name="MP3" draw:layer="backgroundobjects" svg:width="22.859cm" svg:height="3.18cm" svg:x="1.27cm" svg:y="0.76cm" presentation:class="title">
        <draw:text-box>
          <text:p/>
        </draw:text-box>
      </draw:frame>
      <draw:frame draw:name="Text Placeholder 5" presentation:style-name="Mpr31" draw:text-style-name="MP3" draw:layer="backgroundobjects" svg:width="22.859cm" svg:height="11.048cm" svg:x="1.27cm" svg:y="4.457cm" presentation:class="outline">
        <draw:text-box>
          <text:p/>
        </draw:text-box>
      </draw:frame>
      <presentation:notes style:page-layout-name="PM0">
        <draw:custom-shape draw:name="Rectangle 1" draw:style-name="Mgr3" draw:text-style-name="MP1" draw:layer="backgroundobjects" svg:width="19.05cm" svg:height="25.4cm" svg:x="0cm" svg:y="0cm">
          <text:p text:style-name="MP9"/>
          <draw:enhanced-geometry svg:viewBox="0 0 21600 21600" draw:type="non-primitive" draw:enhanced-path="M 0 0 L 21600 0 21600 21600 0 21600 Z N"/>
        </draw:custom-shape>
        <draw:custom-shape draw:name="Freeform 2" draw:style-name="Mgr4" draw:text-style-name="MP1" draw:layer="backgroundobjects" svg:width="19.05cm" svg:height="25.4cm" svg:x="0cm" svg:y="0cm">
          <text:p text:style-name="MP9"/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3" draw:style-name="Mgr4" draw:text-style-name="MP1" draw:layer="backgroundobjects" svg:width="19.05cm" svg:height="25.4cm" svg:x="0cm" svg:y="0cm">
          <text:p text:style-name="MP9"/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Slide Image Placeholder 4" presentation:style-name="Master1-Layout7-blank-Blank-title" draw:layer="backgroundobjects" svg:width="32.764cm" svg:height="34.692cm" svg:x="-32.773cm" svg:y="-32.769cm" presentation:class="page"/>
        <draw:frame draw:name="Notes Placeholder 5" presentation:style-name="Mpr32" draw:text-style-name="MP3" draw:layer="backgroundobjects" svg:width="15.227cm" svg:height="11.417cm" svg:x="1.904cm" svg:y="12.064cm" presentation:class="notes">
          <draw:text-box>
            <text:p/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33" draw:text-style-name="MP3" draw:layer="backgroundobjects" svg:width="8.193cm" svg:height="4.445cm" svg:x="1.751cm" svg:y="1.27cm" presentation:class="title">
        <draw:text-box>
          <text:p text:style-name="MP10"><text:span text:style-name="MT2">Click to edit Master title style</text:span></text:p>
        </draw:text-box>
      </draw:frame>
      <draw:frame draw:name="Content Placeholder 2" presentation:style-name="Mpr34" draw:text-style-name="MP3" draw:layer="backgroundobjects" svg:width="12.859cm" svg:height="13.538cm" svg:x="10.799cm" svg:y="2.743cm" presentation:class="title">
        <draw:text-box>
          <text:p text:style-name="MP4"><text:span text:style-name="MT2">Click to 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Text Placeholder 3" presentation:style-name="Mpr35" draw:text-style-name="MP3" draw:layer="backgroundobjects" svg:width="8.193cm" svg:height="10.588cm" svg:x="1.751cm" svg:y="5.715cm" presentation:class="outline">
        <draw:text-box>
          <text:list text:style-name="ML7">
            <text:list-item>
              <text:p text:style-name="MP12"><text:span text:style-name="MT12">Click to edit Master text styles</text:span></text:p>
            </text:list-item>
          </text:list>
        </draw:text-box>
      </draw:frame>
      <draw:frame draw:name="Date Placeholder 4" presentation:style-name="Mpr36" draw:text-style-name="MP3" draw:layer="backgroundobjects" svg:width="5.913cm" svg:height="1.31cm" svg:x="1.269cm" svg:y="17.348cm" presentation:class="date-time">
        <draw:text-box>
          <text:p/>
        </draw:text-box>
      </draw:frame>
      <draw:frame draw:name="Footer Placeholder 5" presentation:style-name="Mpr36" draw:text-style-name="MP3" draw:layer="backgroundobjects" svg:width="8.03cm" svg:height="1.31cm" svg:x="8.678cm" svg:y="17.348cm" presentation:class="footer">
        <draw:text-box>
          <text:p/>
        </draw:text-box>
      </draw:frame>
      <draw:frame draw:name="Slide Number Placeholder 6" presentation:style-name="Mpr36" draw:text-style-name="MP3" draw:layer="backgroundobjects" svg:width="5.914cm" svg:height="1.31cm" svg:x="18.203cm" svg:y="17.348cm" presentation:class="page-number">
        <draw:text-box>
          <text:p text:style-name="MP9"><text:span text:style-name="MT6"><text:page-number>&lt;número&gt;</text:page-number></text:span></text:p>
        </draw:text-box>
      </draw:frame>
      <presentation:notes style:page-layout-name="PM0">
        <draw:custom-shape draw:name="Rectangle 1" draw:style-name="Mgr3" draw:text-style-name="MP1" draw:layer="backgroundobjects" svg:width="19.05cm" svg:height="25.4cm" svg:x="0cm" svg:y="0cm">
          <text:p text:style-name="MP9"/>
          <draw:enhanced-geometry svg:viewBox="0 0 21600 21600" draw:type="non-primitive" draw:enhanced-path="M 0 0 L 21600 0 21600 21600 0 21600 Z N"/>
        </draw:custom-shape>
        <draw:custom-shape draw:name="Freeform 2" draw:style-name="Mgr4" draw:text-style-name="MP1" draw:layer="backgroundobjects" svg:width="19.05cm" svg:height="25.4cm" svg:x="0cm" svg:y="0cm">
          <text:p text:style-name="MP9"/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3" draw:style-name="Mgr4" draw:text-style-name="MP1" draw:layer="backgroundobjects" svg:width="19.05cm" svg:height="25.4cm" svg:x="0cm" svg:y="0cm">
          <text:p text:style-name="MP9"/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Slide Image Placeholder 4" presentation:style-name="Master1-Layout8-objTx-Content-with-Caption-title" draw:layer="backgroundobjects" svg:width="32.764cm" svg:height="34.692cm" svg:x="-32.773cm" svg:y="-32.769cm" presentation:class="page"/>
        <draw:frame draw:name="Notes Placeholder 5" presentation:style-name="Mpr37" draw:text-style-name="MP3" draw:layer="backgroundobjects" svg:width="15.227cm" svg:height="11.417cm" svg:x="1.904cm" svg:y="12.064cm" presentation:class="notes">
          <draw:text-box>
            <text:p/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38" draw:text-style-name="MP3" draw:layer="backgroundobjects" svg:width="8.193cm" svg:height="4.445cm" svg:x="1.751cm" svg:y="1.27cm" presentation:class="title">
        <draw:text-box>
          <text:p text:style-name="MP10"><text:span text:style-name="MT2">Click to edit Master title style</text:span></text:p>
        </draw:text-box>
      </draw:frame>
      <draw:frame draw:name="Picture Placeholder 2" presentation:style-name="Mpr39" draw:text-style-name="MP3" draw:layer="backgroundobjects" svg:width="12.859cm" svg:height="13.538cm" svg:x="10.799cm" svg:y="2.743cm" presentation:class="title">
        <draw:text-box>
          <text:p/>
        </draw:text-box>
      </draw:frame>
      <draw:frame draw:name="Text Placeholder 3" presentation:style-name="Mpr40" draw:text-style-name="MP3" draw:layer="backgroundobjects" svg:width="8.193cm" svg:height="10.588cm" svg:x="1.751cm" svg:y="5.715cm" presentation:class="outline">
        <draw:text-box>
          <text:list text:style-name="ML7">
            <text:list-item>
              <text:p text:style-name="MP12"><text:span text:style-name="MT12">Click to edit Master text styles</text:span></text:p>
            </text:list-item>
          </text:list>
        </draw:text-box>
      </draw:frame>
      <draw:frame draw:name="Date Placeholder 4" presentation:style-name="Mpr41" draw:text-style-name="MP3" draw:layer="backgroundobjects" svg:width="5.913cm" svg:height="1.31cm" svg:x="1.269cm" svg:y="17.348cm" presentation:class="date-time">
        <draw:text-box>
          <text:p/>
        </draw:text-box>
      </draw:frame>
      <draw:frame draw:name="Footer Placeholder 5" presentation:style-name="Mpr41" draw:text-style-name="MP3" draw:layer="backgroundobjects" svg:width="8.03cm" svg:height="1.31cm" svg:x="8.678cm" svg:y="17.348cm" presentation:class="footer">
        <draw:text-box>
          <text:p/>
        </draw:text-box>
      </draw:frame>
      <draw:frame draw:name="Slide Number Placeholder 6" presentation:style-name="Mpr41" draw:text-style-name="MP3" draw:layer="backgroundobjects" svg:width="5.914cm" svg:height="1.31cm" svg:x="18.203cm" svg:y="17.348cm" presentation:class="page-number">
        <draw:text-box>
          <text:p text:style-name="MP9"><text:span text:style-name="MT6"><text:page-number>&lt;número&gt;</text:page-number></text:span></text:p>
        </draw:text-box>
      </draw:frame>
      <presentation:notes style:page-layout-name="PM0">
        <draw:custom-shape draw:name="Rectangle 1" draw:style-name="Mgr3" draw:text-style-name="MP1" draw:layer="backgroundobjects" svg:width="19.05cm" svg:height="25.4cm" svg:x="0cm" svg:y="0cm">
          <text:p text:style-name="MP9"/>
          <draw:enhanced-geometry svg:viewBox="0 0 21600 21600" draw:type="non-primitive" draw:enhanced-path="M 0 0 L 21600 0 21600 21600 0 21600 Z N"/>
        </draw:custom-shape>
        <draw:custom-shape draw:name="Freeform 2" draw:style-name="Mgr4" draw:text-style-name="MP1" draw:layer="backgroundobjects" svg:width="19.05cm" svg:height="25.4cm" svg:x="0cm" svg:y="0cm">
          <text:p text:style-name="MP9"/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3" draw:style-name="Mgr4" draw:text-style-name="MP1" draw:layer="backgroundobjects" svg:width="19.05cm" svg:height="25.4cm" svg:x="0cm" svg:y="0cm">
          <text:p text:style-name="MP9"/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Slide Image Placeholder 4" presentation:style-name="Master1-Layout9-picTx-Picture-with-Caption-title" draw:layer="backgroundobjects" svg:width="32.764cm" svg:height="34.692cm" svg:x="-32.773cm" svg:y="-32.769cm" presentation:class="page"/>
        <draw:frame draw:name="Notes Placeholder 5" presentation:style-name="Mpr42" draw:text-style-name="MP3" draw:layer="backgroundobjects" svg:width="15.227cm" svg:height="11.417cm" svg:x="1.904cm" svg:y="12.064cm" presentation:class="notes">
          <draw:text-box>
            <text:p/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43" draw:text-style-name="MP3" draw:layer="backgroundobjects" svg:width="22.847cm" svg:height="3.162cm" svg:x="1.269cm" svg:y="0.763cm" presentation:class="title">
        <draw:text-box>
          <text:p text:style-name="MP10"><text:span text:style-name="MT9">Click to edit Master title style</text:span></text:p>
        </draw:text-box>
      </draw:frame>
      <draw:frame draw:name="Vertical Text Placeholder 2" presentation:style-name="Mpr44" draw:text-style-name="MP13" draw:layer="backgroundobjects" svg:width="22.847cm" svg:height="12.559cm" svg:x="1.269cm" svg:y="4.444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45" draw:text-style-name="MP3" draw:layer="backgroundobjects" svg:width="5.913cm" svg:height="1.31cm" svg:x="1.269cm" svg:y="17.348cm" presentation:class="date-time">
        <draw:text-box>
          <text:p/>
        </draw:text-box>
      </draw:frame>
      <draw:frame draw:name="Footer Placeholder 4" presentation:style-name="Mpr45" draw:text-style-name="MP3" draw:layer="backgroundobjects" svg:width="8.03cm" svg:height="1.31cm" svg:x="8.678cm" svg:y="17.348cm" presentation:class="footer">
        <draw:text-box>
          <text:p/>
        </draw:text-box>
      </draw:frame>
      <draw:frame draw:name="Slide Number Placeholder 5" presentation:style-name="Mpr45" draw:text-style-name="MP3" draw:layer="backgroundobjects" svg:width="5.914cm" svg:height="1.31cm" svg:x="18.203cm" svg:y="17.348cm" presentation:class="page-number">
        <draw:text-box>
          <text:p text:style-name="MP9"><text:span text:style-name="MT6"><text:page-number>&lt;número&gt;</text:page-number></text:span></text:p>
        </draw:text-box>
      </draw:frame>
      <presentation:notes style:page-layout-name="PM0">
        <draw:custom-shape draw:name="Rectangle 1" draw:style-name="Mgr3" draw:text-style-name="MP1" draw:layer="backgroundobjects" svg:width="19.05cm" svg:height="25.4cm" svg:x="0cm" svg:y="0cm">
          <text:p text:style-name="MP9"/>
          <draw:enhanced-geometry svg:viewBox="0 0 21600 21600" draw:type="non-primitive" draw:enhanced-path="M 0 0 L 21600 0 21600 21600 0 21600 Z N"/>
        </draw:custom-shape>
        <draw:custom-shape draw:name="Freeform 2" draw:style-name="Mgr4" draw:text-style-name="MP1" draw:layer="backgroundobjects" svg:width="19.05cm" svg:height="25.4cm" svg:x="0cm" svg:y="0cm">
          <text:p text:style-name="MP9"/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3" draw:style-name="Mgr4" draw:text-style-name="MP1" draw:layer="backgroundobjects" svg:width="19.05cm" svg:height="25.4cm" svg:x="0cm" svg:y="0cm">
          <text:p text:style-name="MP9"/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Slide Image Placeholder 4" presentation:style-name="Master1-Layout10-vertTx-Title-and-Vertical-Text-title" draw:layer="backgroundobjects" svg:width="32.764cm" svg:height="34.692cm" svg:x="-32.773cm" svg:y="-32.769cm" presentation:class="page"/>
        <draw:frame draw:name="Notes Placeholder 5" presentation:style-name="Mpr46" draw:text-style-name="MP3" draw:layer="backgroundobjects" svg:width="15.227cm" svg:height="11.417cm" svg:x="1.904cm" svg:y="12.064cm" presentation:class="notes">
          <draw:text-box>
            <text:p/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47" draw:text-style-name="MP13" draw:layer="backgroundobjects" svg:width="5.711cm" svg:height="16.241cm" svg:x="18.406cm" svg:y="0.763cm" presentation:class="title">
        <draw:text-box>
          <text:p text:style-name="MP10"><text:span text:style-name="MT9">Click to edit Master title style</text:span></text:p>
        </draw:text-box>
      </draw:frame>
      <draw:frame draw:name="Vertical Text Placeholder 2" presentation:style-name="Mpr48" draw:text-style-name="MP13" draw:layer="backgroundobjects" svg:width="16.713cm" svg:height="16.241cm" svg:x="1.27cm" svg:y="0.763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49" draw:text-style-name="MP3" draw:layer="backgroundobjects" svg:width="5.913cm" svg:height="1.31cm" svg:x="1.269cm" svg:y="17.348cm" presentation:class="date-time">
        <draw:text-box>
          <text:p/>
        </draw:text-box>
      </draw:frame>
      <draw:frame draw:name="Footer Placeholder 4" presentation:style-name="Mpr49" draw:text-style-name="MP3" draw:layer="backgroundobjects" svg:width="8.03cm" svg:height="1.31cm" svg:x="8.678cm" svg:y="17.348cm" presentation:class="footer">
        <draw:text-box>
          <text:p/>
        </draw:text-box>
      </draw:frame>
      <draw:frame draw:name="Slide Number Placeholder 5" presentation:style-name="Mpr49" draw:text-style-name="MP3" draw:layer="backgroundobjects" svg:width="5.914cm" svg:height="1.31cm" svg:x="18.203cm" svg:y="17.348cm" presentation:class="page-number">
        <draw:text-box>
          <text:p text:style-name="MP9"><text:span text:style-name="MT6"><text:page-number>&lt;número&gt;</text:page-number></text:span></text:p>
        </draw:text-box>
      </draw:frame>
      <presentation:notes style:page-layout-name="PM0">
        <draw:custom-shape draw:name="Rectangle 1" draw:style-name="Mgr3" draw:text-style-name="MP1" draw:layer="backgroundobjects" svg:width="19.05cm" svg:height="25.4cm" svg:x="0cm" svg:y="0cm">
          <text:p text:style-name="MP9"/>
          <draw:enhanced-geometry svg:viewBox="0 0 21600 21600" draw:type="non-primitive" draw:enhanced-path="M 0 0 L 21600 0 21600 21600 0 21600 Z N"/>
        </draw:custom-shape>
        <draw:custom-shape draw:name="Freeform 2" draw:style-name="Mgr4" draw:text-style-name="MP1" draw:layer="backgroundobjects" svg:width="19.05cm" svg:height="25.4cm" svg:x="0cm" svg:y="0cm">
          <text:p text:style-name="MP9"/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3" draw:style-name="Mgr4" draw:text-style-name="MP1" draw:layer="backgroundobjects" svg:width="19.05cm" svg:height="25.4cm" svg:x="0cm" svg:y="0cm">
          <text:p text:style-name="MP9"/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Slide Image Placeholder 4" presentation:style-name="Master1-Layout11-vertTitleAndTx-Vertical-Title-and-Text-title" draw:layer="backgroundobjects" svg:width="32.764cm" svg:height="34.692cm" svg:x="-32.773cm" svg:y="-32.769cm" presentation:class="page"/>
        <draw:frame draw:name="Notes Placeholder 5" presentation:style-name="Mpr50" draw:text-style-name="MP3" draw:layer="backgroundobjects" svg:width="15.227cm" svg:height="11.417cm" svg:x="1.904cm" svg:y="12.064cm" presentation:class="notes">
          <draw:text-box>
            <text:p/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Windows_x86 LibreOffice_project/4c82dcdd6efcd48b1d8bba66bfe1989deee49c3</meta:generator>
    <dc:title>Diapositiva 1</dc:title>
    <meta:initial-creator>Joseluis</meta:initial-creator>
    <dc:date>2014-05-19T08:55:41.39</dc:date>
    <meta:editing-cycles>6</meta:editing-cycles>
    <meta:editing-duration>PT16M32S</meta:editing-duration>
    <meta:document-statistic meta:object-count="357"/>
  </office:meta>
</office:document-meta>
</file>